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harts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117"/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number-columns-repeated="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Temp C</text:p>
          </table:table-cell>
          <table:table-cell office:value-type="string">
            <text:p>Humidity</text:p>
          </table:table-cell>
          <table:table-cell office:value-type="string">
            <text:p>Dewpoint 1</text:p>
          </table:table-cell>
          <table:table-cell office:value-type="string">
            <text:p>Dewpoint 2</text:p>
          </table:table-cell>
          <table:table-cell office:value-type="string">
            <text:p>Es</text:p>
          </table:table-cell>
          <table:table-cell office:value-type="string">
            <text:p>E</text:p>
          </table:table-cell>
          <table:table-cell office:value-type="string">
            <text:p>1/Td</text:p>
          </table:table-cell>
          <table:table-cell office:value-type="string">
            <text:p>T delta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table:formula="of:=[.A2]-(100-[.B2])/5" office:value-type="float" office:value="-28">
            <text:p>-28</text:p>
          </table:table-cell>
          <table:table-cell table:style-name="ce1" table:formula="of:=1/[.G2] +273.15" office:value-type="float" office:value="-48.6934369419321">
            <text:p>-48.69</text:p>
          </table:table-cell>
          <table:table-cell table:formula="of:=0.611*EXP(5423*(1 /273.15-1/([.A2]-273.15)))" office:value-type="float" office:value="5.3224473822847E+016">
            <text:p>53224473822847000</text:p>
          </table:table-cell>
          <table:table-cell table:formula="of:=[.B2]/100*[.E2]" office:value-type="float" office:value="5.3224473822847E+015">
            <text:p>5322447382284700</text:p>
          </table:table-cell>
          <table:table-cell table:formula="of:=1/273.15-1/5423*(LN([.F2])-LN(0.611))" office:value-type="float" office:value="-0.0031071007987664">
            <text:p>-0.0031071008</text:p>
          </table:table-cell>
          <table:table-cell table:style-name="ce2" table:formula="of:=[.A2]-[.D2]" office:value-type="float" office:value="38.6934369419321">
            <text:p><text:s/>39 </text:p>
          </table:table-cell>
          <table:table-cell table:number-columns-repeated="1016"/>
        </table:table-row>
        <table:table-row table:style-name="ro1">
          <table:table-cell table:formula="of:=[.A2]+5" office:value-type="float" office:value="-5">
            <text:p>-5</text:p>
          </table:table-cell>
          <table:table-cell table:formula="of:=[.B2]" office:value-type="float" office:value="10">
            <text:p>10</text:p>
          </table:table-cell>
          <table:table-cell table:formula="of:=[.A3]-(100-[.B3])/5" office:value-type="float" office:value="-23">
            <text:p>-23</text:p>
          </table:table-cell>
          <table:table-cell table:style-name="ce1" table:formula="of:=1/[.G3] +273.15" office:value-type="float" office:value="-42.2490819424127">
            <text:p>-42.25</text:p>
          </table:table-cell>
          <table:table-cell table:formula="of:=0.611*EXP(5423*(1 /273.15-1/([.A3]-273.15)))" office:value-type="float" office:value="7.50984602842419E+016">
            <text:p>75098460284241900</text:p>
          </table:table-cell>
          <table:table-cell table:formula="of:=[.B3]/100*[.E3]" office:value-type="float" office:value="7.50984602842419E+015">
            <text:p>7509846028424190</text:p>
          </table:table-cell>
          <table:table-cell table:formula="of:=1/273.15-1/5423*(LN([.F3])-LN(0.611))" office:value-type="float" office:value="-0.00317058627387693">
            <text:p>-0.0031705863</text:p>
          </table:table-cell>
          <table:table-cell table:style-name="ce2" table:formula="of:=[.A3]-[.D3]" office:value-type="float" office:value="37.2490819424127">
            <text:p><text:s/>37 </text:p>
          </table:table-cell>
          <table:table-cell table:number-columns-repeated="1016"/>
        </table:table-row>
        <table:table-row table:style-name="ro1">
          <table:table-cell table:formula="of:=[.A3]+5" office:value-type="float" office:value="0">
            <text:p>0</text:p>
          </table:table-cell>
          <table:table-cell table:formula="of:=[.B2]" office:value-type="float" office:value="10">
            <text:p>10</text:p>
          </table:table-cell>
          <table:table-cell table:formula="of:=[.A4]-(100-[.B4])/5" office:value-type="float" office:value="-18">
            <text:p>-18</text:p>
          </table:table-cell>
          <table:table-cell table:style-name="ce1" table:formula="of:=1/[.G4] +273.15" office:value-type="float" office:value="-35.8356792258625">
            <text:p>-35.84</text:p>
          </table:table-cell>
          <table:table-cell table:formula="of:=0.611*EXP(5423*(1 /273.15-1/([.A4]-273.15)))" office:value-type="float" office:value="1.07306144746145E+017">
            <text:p>107306144746145000</text:p>
          </table:table-cell>
          <table:table-cell table:formula="of:=[.B4]/100*[.E4]" office:value-type="float" office:value="1.07306144746145E+016">
            <text:p>10730614474614500</text:p>
          </table:table-cell>
          <table:table-cell table:formula="of:=1/273.15-1/5423*(LN([.F4])-LN(0.611))" office:value-type="float" office:value="-0.00323639594723424">
            <text:p>-0.0032363959</text:p>
          </table:table-cell>
          <table:table-cell table:style-name="ce2" table:formula="of:=[.A4]-[.D4]" office:value-type="float" office:value="35.8356792258625">
            <text:p><text:s/>36 </text:p>
          </table:table-cell>
          <table:table-cell table:number-columns-repeated="1016"/>
        </table:table-row>
        <table:table-row table:style-name="ro1">
          <table:table-cell table:formula="of:=[.A4]+5" office:value-type="float" office:value="5">
            <text:p>5</text:p>
          </table:table-cell>
          <table:table-cell table:formula="of:=[.B2]" office:value-type="float" office:value="10">
            <text:p>10</text:p>
          </table:table-cell>
          <table:table-cell table:formula="of:=[.A5]-(100-[.B5])/5" office:value-type="float" office:value="-13">
            <text:p>-13</text:p>
          </table:table-cell>
          <table:table-cell table:style-name="ce1" table:formula="of:=1/[.G5] +273.15" office:value-type="float" office:value="-29.4530063304708">
            <text:p>-29.45</text:p>
          </table:table-cell>
          <table:table-cell table:formula="of:=0.611*EXP(5423*(1 /273.15-1/([.A5]-273.15)))" office:value-type="float" office:value="1.55381123620136E+017">
            <text:p>155381123620136000</text:p>
          </table:table-cell>
          <table:table-cell table:formula="of:=[.B5]/100*[.E5]" office:value-type="float" office:value="1.55381123620136E+016">
            <text:p>15538112362013600</text:p>
          </table:table-cell>
          <table:table-cell table:formula="of:=1/273.15-1/5423*(LN([.F5])-LN(0.611))" office:value-type="float" office:value="-0.00330465983179264">
            <text:p>-0.0033046598</text:p>
          </table:table-cell>
          <table:table-cell table:style-name="ce2" table:formula="of:=[.A5]-[.D5]" office:value-type="float" office:value="34.4530063304708">
            <text:p><text:s/>34 </text:p>
          </table:table-cell>
          <table:table-cell table:number-columns-repeated="1016"/>
        </table:table-row>
        <table:table-row table:style-name="ro1">
          <table:table-cell table:formula="of:=[.A5]+5" office:value-type="float" office:value="10">
            <text:p>10</text:p>
          </table:table-cell>
          <table:table-cell table:formula="of:=[.B2]" office:value-type="float" office:value="10">
            <text:p>10</text:p>
          </table:table-cell>
          <table:table-cell table:formula="of:=[.A6]-(100-[.B6])/5" office:value-type="float" office:value="-8">
            <text:p>-8</text:p>
          </table:table-cell>
          <table:table-cell table:style-name="ce1" table:formula="of:=1/[.G6] +273.15" office:value-type="float" office:value="-23.1008429211835">
            <text:p>-23.10</text:p>
          </table:table-cell>
          <table:table-cell table:formula="of:=0.611*EXP(5423*(1 /273.15-1/([.A6]-273.15)))" office:value-type="float" office:value="2.28182064924959E+017">
            <text:p>228182064924959000</text:p>
          </table:table-cell>
          <table:table-cell table:formula="of:=[.B6]/100*[.E6]" office:value-type="float" office:value="2.28182064924959E+016">
            <text:p>22818206492495900</text:p>
          </table:table-cell>
          <table:table-cell table:formula="of:=1/273.15-1/5423*(LN([.F6])-LN(0.611))" office:value-type="float" office:value="-0.00337551782178742">
            <text:p>-0.0033755178</text:p>
          </table:table-cell>
          <table:table-cell table:style-name="ce2" table:formula="of:=[.A6]-[.D6]" office:value-type="float" office:value="33.1008429211835">
            <text:p><text:s/>33 </text:p>
          </table:table-cell>
          <table:table-cell table:number-columns-repeated="1016"/>
        </table:table-row>
        <table:table-row table:style-name="ro1">
          <table:table-cell table:formula="of:=[.A6]+5" office:value-type="float" office:value="15">
            <text:p>15</text:p>
          </table:table-cell>
          <table:table-cell table:formula="of:=[.B2]" office:value-type="float" office:value="10">
            <text:p>10</text:p>
          </table:table-cell>
          <table:table-cell table:formula="of:=[.A7]-(100-[.B7])/5" office:value-type="float" office:value="-3">
            <text:p>-3</text:p>
          </table:table-cell>
          <table:table-cell table:style-name="ce1" table:formula="of:=1/[.G7] +273.15" office:value-type="float" office:value="-16.7789707643487">
            <text:p>-16.78</text:p>
          </table:table-cell>
          <table:table-cell table:formula="of:=0.611*EXP(5423*(1 /273.15-1/([.A7]-273.15)))" office:value-type="float" office:value="3.40117782337898E+017">
            <text:p>340117782337898000</text:p>
          </table:table-cell>
          <table:table-cell table:formula="of:=[.B7]/100*[.E7]" office:value-type="float" office:value="3.40117782337898E+016">
            <text:p>34011778233789800</text:p>
          </table:table-cell>
          <table:table-cell table:formula="of:=1/273.15-1/5423*(LN([.F7])-LN(0.611))" office:value-type="float" office:value="-0.00344912064966695">
            <text:p>-0.0034491206</text:p>
          </table:table-cell>
          <table:table-cell table:style-name="ce2" table:formula="of:=[.A7]-[.D7]" office:value-type="float" office:value="31.7789707643487">
            <text:p><text:s/>32 </text:p>
          </table:table-cell>
          <table:table-cell table:number-columns-repeated="1016"/>
        </table:table-row>
        <table:table-row table:style-name="ro1">
          <table:table-cell table:formula="of:=[.A7]+5" office:value-type="float" office:value="20">
            <text:p>20</text:p>
          </table:table-cell>
          <table:table-cell table:formula="of:=[.B2]" office:value-type="float" office:value="10">
            <text:p>10</text:p>
          </table:table-cell>
          <table:table-cell table:formula="of:=[.A8]-(100-[.B8])/5" office:value-type="float" office:value="2">
            <text:p>2</text:p>
          </table:table-cell>
          <table:table-cell table:style-name="ce1" table:formula="of:=1/[.G8] +273.15" office:value-type="float" office:value="-10.487173702724">
            <text:p>-10.49</text:p>
          </table:table-cell>
          <table:table-cell table:formula="of:=0.611*EXP(5423*(1 /273.15-1/([.A8]-273.15)))" office:value-type="float" office:value="5.15020842040221E+017">
            <text:p>515020842040221000</text:p>
          </table:table-cell>
          <table:table-cell table:formula="of:=[.B8]/100*[.E8]" office:value-type="float" office:value="5.15020842040221E+016">
            <text:p>51502084204022100</text:p>
          </table:table-cell>
          <table:table-cell table:formula="of:=1/273.15-1/5423*(LN([.F8])-LN(0.611))" office:value-type="float" office:value="-0.00352563095642776">
            <text:p>-0.003525631</text:p>
          </table:table-cell>
          <table:table-cell table:style-name="ce2" table:formula="of:=[.A8]-[.D8]" office:value-type="float" office:value="30.487173702724">
            <text:p><text:s/>30 </text:p>
          </table:table-cell>
          <table:table-cell table:number-columns-repeated="1016"/>
        </table:table-row>
        <table:table-row table:style-name="ro1">
          <table:table-cell table:formula="of:=[.A8]+5" office:value-type="float" office:value="25">
            <text:p>25</text:p>
          </table:table-cell>
          <table:table-cell table:formula="of:=[.B2]" office:value-type="float" office:value="10">
            <text:p>10</text:p>
          </table:table-cell>
          <table:table-cell table:formula="of:=[.A9]-(100-[.B9])/5" office:value-type="float" office:value="7">
            <text:p>7</text:p>
          </table:table-cell>
          <table:table-cell table:style-name="ce1" table:formula="of:=1/[.G9] +273.15" office:value-type="float" office:value="-4.22523763083979">
            <text:p>-4.23</text:p>
          </table:table-cell>
          <table:table-cell table:formula="of:=0.611*EXP(5423*(1 /273.15-1/([.A9]-273.15)))" office:value-type="float" office:value="7.93015771388472E+017">
            <text:p>793015771388472000</text:p>
          </table:table-cell>
          <table:table-cell table:formula="of:=[.B9]/100*[.E9]" office:value-type="float" office:value="7.93015771388472E+016">
            <text:p>79301577138847200</text:p>
          </table:table-cell>
          <table:table-cell table:formula="of:=1/273.15-1/5423*(LN([.F9])-LN(0.611))" office:value-type="float" office:value="-0.00360522449134737">
            <text:p>-0.0036052245</text:p>
          </table:table-cell>
          <table:table-cell table:style-name="ce2" table:formula="of:=[.A9]-[.D9]" office:value-type="float" office:value="29.2252376308398">
            <text:p><text:s/>29 </text:p>
          </table:table-cell>
          <table:table-cell table:number-columns-repeated="1016"/>
        </table:table-row>
        <table:table-row table:style-name="ro1">
          <table:table-cell table:formula="of:=[.A9]+5" office:value-type="float" office:value="30">
            <text:p>30</text:p>
          </table:table-cell>
          <table:table-cell table:formula="of:=[.B2]" office:value-type="float" office:value="10">
            <text:p>10</text:p>
          </table:table-cell>
          <table:table-cell table:formula="of:=[.A10]-(100-[.B10])/5" office:value-type="float" office:value="12">
            <text:p>12</text:p>
          </table:table-cell>
          <table:table-cell table:style-name="ce1" table:formula="of:=1/[.G10] +273.15" office:value-type="float" office:value="2.00704952928726">
            <text:p>2.01</text:p>
          </table:table-cell>
          <table:table-cell table:formula="of:=0.611*EXP(5423*(1 /273.15-1/([.A10]-273.15)))" office:value-type="float" office:value="1.24293485332105E+018">
            <text:p>1242934853321050000</text:p>
          </table:table-cell>
          <table:table-cell table:formula="of:=[.B10]/100*[.E10]" office:value-type="float" office:value="1.24293485332105E+017">
            <text:p>124293485332105000</text:p>
          </table:table-cell>
          <table:table-cell table:formula="of:=1/273.15-1/5423*(LN([.F10])-LN(0.611))" office:value-type="float" office:value="-0.00368809145974095">
            <text:p>-0.0036880915</text:p>
          </table:table-cell>
          <table:table-cell table:style-name="ce2" table:formula="of:=[.A10]-[.D10]" office:value-type="float" office:value="27.9929504707127">
            <text:p><text:s/>28 </text:p>
          </table:table-cell>
          <table:table-cell table:number-columns-repeated="1016"/>
        </table:table-row>
        <table:table-row table:style-name="ro1">
          <table:table-cell table:formula="of:=[.A10]+5" office:value-type="float" office:value="35">
            <text:p>35</text:p>
          </table:table-cell>
          <table:table-cell table:formula="of:=[.B2]" office:value-type="float" office:value="10">
            <text:p>10</text:p>
          </table:table-cell>
          <table:table-cell table:formula="of:=[.A11]-(100-[.B11])/5" office:value-type="float" office:value="17">
            <text:p>17</text:p>
          </table:table-cell>
          <table:table-cell table:style-name="ce1" table:formula="of:=1/[.G11] +273.15" office:value-type="float" office:value="8.20989785209736">
            <text:p>8.21</text:p>
          </table:table-cell>
          <table:table-cell table:formula="of:=0.611*EXP(5423*(1 /273.15-1/([.A11]-273.15)))" office:value-type="float" office:value="1.98522629020924E+018">
            <text:p>1985226290209240000</text:p>
          </table:table-cell>
          <table:table-cell table:formula="of:=[.B11]/100*[.E11]" office:value-type="float" office:value="1.98522629020924E+017">
            <text:p>198522629020924000</text:p>
          </table:table-cell>
          <table:table-cell table:formula="of:=1/273.15-1/5423*(LN([.F11])-LN(0.611))" office:value-type="float" office:value="-0.00377443804049623">
            <text:p>-0.003774438</text:p>
          </table:table-cell>
          <table:table-cell table:style-name="ce2" table:formula="of:=[.A11]-[.D11]" office:value-type="float" office:value="26.7901021479026">
            <text:p><text:s/>27 </text:p>
          </table:table-cell>
          <table:table-cell table:number-columns-repeated="1016"/>
        </table:table-row>
        <table:table-row table:style-name="ro1">
          <table:table-cell table:formula="of:=[.A11]+5" office:value-type="float" office:value="40">
            <text:p>40</text:p>
          </table:table-cell>
          <table:table-cell table:formula="of:=[.B2]" office:value-type="float" office:value="10">
            <text:p>10</text:p>
          </table:table-cell>
          <table:table-cell table:formula="of:=[.A12]-(100-[.B12])/5" office:value-type="float" office:value="22">
            <text:p>22</text:p>
          </table:table-cell>
          <table:table-cell table:style-name="ce1" table:formula="of:=1/[.G12] +273.15" office:value-type="float" office:value="14.3835154320908">
            <text:p>14.38</text:p>
          </table:table-cell>
          <table:table-cell table:formula="of:=0.611*EXP(5423*(1 /273.15-1/([.A12]-273.15)))" office:value-type="float" office:value="3.23514702235986E+018">
            <text:p>3235147022359860000</text:p>
          </table:table-cell>
          <table:table-cell table:formula="of:=[.B12]/100*[.E12]" office:value-type="float" office:value="3.23514702235986E+017">
            <text:p>323514702235986000</text:p>
          </table:table-cell>
          <table:table-cell table:formula="of:=1/273.15-1/5423*(LN([.F12])-LN(0.611))" office:value-type="float" office:value="-0.00386448809887343">
            <text:p>-0.0038644881</text:p>
          </table:table-cell>
          <table:table-cell table:style-name="ce2" table:formula="of:=[.A12]-[.D12]" office:value-type="float" office:value="25.6164845679092">
            <text:p><text:s/>26 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20">
            <text:p>20</text:p>
          </table:table-cell>
          <table:table-cell table:formula="of:=[.A13]-(100-[.B13])/5" office:value-type="float" office:value="-26">
            <text:p>-26</text:p>
          </table:table-cell>
          <table:table-cell table:style-name="ce1" table:formula="of:=1/[.G13] +273.15" office:value-type="float" office:value="-35.9769434386831">
            <text:p>-35.98</text:p>
          </table:table-cell>
          <table:table-cell table:formula="of:=0.611*EXP(5423*(1 /273.15-1/([.A13]-273.15)))" office:value-type="float" office:value="5.3224473822847E+016">
            <text:p>53224473822847000</text:p>
          </table:table-cell>
          <table:table-cell table:formula="of:=[.B13]/100*[.E13]" office:value-type="float" office:value="1.06448947645694E+016">
            <text:p>10644894764569400</text:p>
          </table:table-cell>
          <table:table-cell table:formula="of:=1/273.15-1/5423*(LN([.F13])-LN(0.611))" office:value-type="float" office:value="-0.00323491698548223">
            <text:p>-0.003234917</text:p>
          </table:table-cell>
          <table:table-cell table:style-name="ce2" table:formula="of:=[.A13]-[.D13]" office:value-type="float" office:value="25.9769434386831">
            <text:p><text:s/>26 </text:p>
          </table:table-cell>
          <table:table-cell table:number-columns-repeated="1016"/>
        </table:table-row>
        <table:table-row table:style-name="ro1">
          <table:table-cell table:formula="of:=[.A13]+5" office:value-type="float" office:value="-5">
            <text:p>-5</text:p>
          </table:table-cell>
          <table:table-cell table:formula="of:=[.B13]" office:value-type="float" office:value="20">
            <text:p>20</text:p>
          </table:table-cell>
          <table:table-cell table:formula="of:=[.A14]-(100-[.B14])/5" office:value-type="float" office:value="-21">
            <text:p>-21</text:p>
          </table:table-cell>
          <table:table-cell table:style-name="ce1" table:formula="of:=1/[.G14] +273.15" office:value-type="float" office:value="-30.0270719150773">
            <text:p>-30.03</text:p>
          </table:table-cell>
          <table:table-cell table:formula="of:=0.611*EXP(5423*(1 /273.15-1/([.A14]-273.15)))" office:value-type="float" office:value="7.50984602842419E+016">
            <text:p>75098460284241900</text:p>
          </table:table-cell>
          <table:table-cell table:formula="of:=[.B14]/100*[.E14]" office:value-type="float" office:value="1.50196920568484E+016">
            <text:p>15019692056848400</text:p>
          </table:table-cell>
          <table:table-cell table:formula="of:=1/273.15-1/5423*(LN([.F14])-LN(0.611))" office:value-type="float" office:value="-0.00329840246059276">
            <text:p>-0.0032984025</text:p>
          </table:table-cell>
          <table:table-cell table:style-name="ce2" table:formula="of:=[.A14]-[.D14]" office:value-type="float" office:value="25.0270719150773">
            <text:p><text:s/>25 </text:p>
          </table:table-cell>
          <table:table-cell table:number-columns-repeated="1016"/>
        </table:table-row>
        <table:table-row table:style-name="ro1">
          <table:table-cell table:formula="of:=[.A14]+5" office:value-type="float" office:value="0">
            <text:p>0</text:p>
          </table:table-cell>
          <table:table-cell table:formula="of:=[.B13]" office:value-type="float" office:value="20">
            <text:p>20</text:p>
          </table:table-cell>
          <table:table-cell table:formula="of:=[.A15]-(100-[.B15])/5" office:value-type="float" office:value="-16">
            <text:p>-16</text:p>
          </table:table-cell>
          <table:table-cell table:style-name="ce1" table:formula="of:=1/[.G15] +273.15" office:value-type="float" office:value="-24.0964161544581">
            <text:p>-24.10</text:p>
          </table:table-cell>
          <table:table-cell table:formula="of:=0.611*EXP(5423*(1 /273.15-1/([.A15]-273.15)))" office:value-type="float" office:value="1.07306144746145E+017">
            <text:p>107306144746145000</text:p>
          </table:table-cell>
          <table:table-cell table:formula="of:=[.B15]/100*[.E15]" office:value-type="float" office:value="2.1461228949229E+016">
            <text:p>21461228949229000</text:p>
          </table:table-cell>
          <table:table-cell table:formula="of:=1/273.15-1/5423*(LN([.F15])-LN(0.611))" office:value-type="float" office:value="-0.00336421213395007">
            <text:p>-0.0033642121</text:p>
          </table:table-cell>
          <table:table-cell table:style-name="ce2" table:formula="of:=[.A15]-[.D15]" office:value-type="float" office:value="24.0964161544581">
            <text:p><text:s/>24 </text:p>
          </table:table-cell>
          <table:table-cell table:number-columns-repeated="1016"/>
        </table:table-row>
        <table:table-row table:style-name="ro1">
          <table:table-cell table:formula="of:=[.A15]+5" office:value-type="float" office:value="5">
            <text:p>5</text:p>
          </table:table-cell>
          <table:table-cell table:formula="of:=[.B13]" office:value-type="float" office:value="20">
            <text:p>20</text:p>
          </table:table-cell>
          <table:table-cell table:formula="of:=[.A16]-(100-[.B16])/5" office:value-type="float" office:value="-11">
            <text:p>-11</text:p>
          </table:table-cell>
          <table:table-cell table:style-name="ce1" table:formula="of:=1/[.G16] +273.15" office:value-type="float" office:value="-18.1848832177814">
            <text:p>-18.18</text:p>
          </table:table-cell>
          <table:table-cell table:formula="of:=0.611*EXP(5423*(1 /273.15-1/([.A16]-273.15)))" office:value-type="float" office:value="1.55381123620136E+017">
            <text:p>155381123620136000</text:p>
          </table:table-cell>
          <table:table-cell table:formula="of:=[.B16]/100*[.E16]" office:value-type="float" office:value="3.10762247240271E+016">
            <text:p>31076224724027100</text:p>
          </table:table-cell>
          <table:table-cell table:formula="of:=1/273.15-1/5423*(LN([.F16])-LN(0.611))" office:value-type="float" office:value="-0.00343247601850847">
            <text:p>-0.003432476</text:p>
          </table:table-cell>
          <table:table-cell table:style-name="ce2" table:formula="of:=[.A16]-[.D16]" office:value-type="float" office:value="23.1848832177814">
            <text:p><text:s/>23 </text:p>
          </table:table-cell>
          <table:table-cell table:number-columns-repeated="1016"/>
        </table:table-row>
        <table:table-row table:style-name="ro1">
          <table:table-cell table:formula="of:=[.A16]+5" office:value-type="float" office:value="10">
            <text:p>10</text:p>
          </table:table-cell>
          <table:table-cell table:formula="of:=[.B13]" office:value-type="float" office:value="20">
            <text:p>20</text:p>
          </table:table-cell>
          <table:table-cell table:formula="of:=[.A17]-(100-[.B17])/5" office:value-type="float" office:value="-6">
            <text:p>-6</text:p>
          </table:table-cell>
          <table:table-cell table:style-name="ce1" table:formula="of:=1/[.G17] +273.15" office:value-type="float" office:value="-12.292380764384">
            <text:p>-12.29</text:p>
          </table:table-cell>
          <table:table-cell table:formula="of:=0.611*EXP(5423*(1 /273.15-1/([.A17]-273.15)))" office:value-type="float" office:value="2.28182064924959E+017">
            <text:p>228182064924959000</text:p>
          </table:table-cell>
          <table:table-cell table:formula="of:=[.B17]/100*[.E17]" office:value-type="float" office:value="4.56364129849918E+016">
            <text:p>45636412984991800</text:p>
          </table:table-cell>
          <table:table-cell table:formula="of:=1/273.15-1/5423*(LN([.F17])-LN(0.611))" office:value-type="float" office:value="-0.00350333400850325">
            <text:p>-0.003503334</text:p>
          </table:table-cell>
          <table:table-cell table:style-name="ce2" table:formula="of:=[.A17]-[.D17]" office:value-type="float" office:value="22.2923807643839">
            <text:p><text:s/>22 </text:p>
          </table:table-cell>
          <table:table-cell table:number-columns-repeated="1016"/>
        </table:table-row>
        <table:table-row table:style-name="ro1">
          <table:table-cell table:formula="of:=[.A17]+5" office:value-type="float" office:value="15">
            <text:p>15</text:p>
          </table:table-cell>
          <table:table-cell table:formula="of:=[.B13]" office:value-type="float" office:value="20">
            <text:p>20</text:p>
          </table:table-cell>
          <table:table-cell table:formula="of:=[.A18]-(100-[.B18])/5" office:value-type="float" office:value="-1">
            <text:p>-1</text:p>
          </table:table-cell>
          <table:table-cell table:style-name="ce1" table:formula="of:=1/[.G18] +273.15" office:value-type="float" office:value="-6.41881704717559">
            <text:p>-6.42</text:p>
          </table:table-cell>
          <table:table-cell table:formula="of:=0.611*EXP(5423*(1 /273.15-1/([.A18]-273.15)))" office:value-type="float" office:value="3.40117782337898E+017">
            <text:p>340117782337898000</text:p>
          </table:table-cell>
          <table:table-cell table:formula="of:=[.B18]/100*[.E18]" office:value-type="float" office:value="6.80235564675797E+016">
            <text:p>68023556467579700</text:p>
          </table:table-cell>
          <table:table-cell table:formula="of:=1/273.15-1/5423*(LN([.F18])-LN(0.611))" office:value-type="float" office:value="-0.00357693683638278">
            <text:p>-0.0035769368</text:p>
          </table:table-cell>
          <table:table-cell table:style-name="ce2" table:formula="of:=[.A18]-[.D18]" office:value-type="float" office:value="21.4188170471756">
            <text:p><text:s/>21 </text:p>
          </table:table-cell>
          <table:table-cell table:number-columns-repeated="1016"/>
        </table:table-row>
        <table:table-row table:style-name="ro1">
          <table:table-cell table:formula="of:=[.A18]+5" office:value-type="float" office:value="20">
            <text:p>20</text:p>
          </table:table-cell>
          <table:table-cell table:formula="of:=[.B13]" office:value-type="float" office:value="20">
            <text:p>20</text:p>
          </table:table-cell>
          <table:table-cell table:formula="of:=[.A19]-(100-[.B19])/5" office:value-type="float" office:value="4">
            <text:p>4</text:p>
          </table:table-cell>
          <table:table-cell table:style-name="ce1" table:formula="of:=1/[.G19] +273.15" office:value-type="float" office:value="-0.564100907877446">
            <text:p>-0.56</text:p>
          </table:table-cell>
          <table:table-cell table:formula="of:=0.611*EXP(5423*(1 /273.15-1/([.A19]-273.15)))" office:value-type="float" office:value="5.15020842040221E+017">
            <text:p>515020842040221000</text:p>
          </table:table-cell>
          <table:table-cell table:formula="of:=[.B19]/100*[.E19]" office:value-type="float" office:value="1.03004168408044E+017">
            <text:p>103004168408044000</text:p>
          </table:table-cell>
          <table:table-cell table:formula="of:=1/273.15-1/5423*(LN([.F19])-LN(0.611))" office:value-type="float" office:value="-0.00365344714314359">
            <text:p>-0.0036534471</text:p>
          </table:table-cell>
          <table:table-cell table:style-name="ce2" table:formula="of:=[.A19]-[.D19]" office:value-type="float" office:value="20.5641009078774">
            <text:p><text:s/>21 </text:p>
          </table:table-cell>
          <table:table-cell table:number-columns-repeated="1016"/>
        </table:table-row>
        <table:table-row table:style-name="ro1">
          <table:table-cell table:formula="of:=[.A19]+5" office:value-type="float" office:value="25">
            <text:p>25</text:p>
          </table:table-cell>
          <table:table-cell table:formula="of:=[.B13]" office:value-type="float" office:value="20">
            <text:p>20</text:p>
          </table:table-cell>
          <table:table-cell table:formula="of:=[.A20]-(100-[.B20])/5" office:value-type="float" office:value="9">
            <text:p>9</text:p>
          </table:table-cell>
          <table:table-cell table:style-name="ce1" table:formula="of:=1/[.G20] +273.15" office:value-type="float" office:value="5.27185822769371">
            <text:p>5.27</text:p>
          </table:table-cell>
          <table:table-cell table:formula="of:=0.611*EXP(5423*(1 /273.15-1/([.A20]-273.15)))" office:value-type="float" office:value="7.93015771388472E+017">
            <text:p>793015771388472000</text:p>
          </table:table-cell>
          <table:table-cell table:formula="of:=[.B20]/100*[.E20]" office:value-type="float" office:value="1.58603154277694E+017">
            <text:p>158603154277694000</text:p>
          </table:table-cell>
          <table:table-cell table:formula="of:=1/273.15-1/5423*(LN([.F20])-LN(0.611))" office:value-type="float" office:value="-0.0037330406780632">
            <text:p>-0.0037330407</text:p>
          </table:table-cell>
          <table:table-cell table:style-name="ce2" table:formula="of:=[.A20]-[.D20]" office:value-type="float" office:value="19.7281417723063">
            <text:p><text:s/>20 </text:p>
          </table:table-cell>
          <table:table-cell table:number-columns-repeated="1016"/>
        </table:table-row>
        <table:table-row table:style-name="ro1">
          <table:table-cell table:formula="of:=[.A20]+5" office:value-type="float" office:value="30">
            <text:p>30</text:p>
          </table:table-cell>
          <table:table-cell table:formula="of:=[.B13]" office:value-type="float" office:value="20">
            <text:p>20</text:p>
          </table:table-cell>
          <table:table-cell table:formula="of:=[.A21]-(100-[.B21])/5" office:value-type="float" office:value="14">
            <text:p>14</text:p>
          </table:table-cell>
          <table:table-cell table:style-name="ce1" table:formula="of:=1/[.G21] +273.15" office:value-type="float" office:value="11.0891503542969">
            <text:p>11.09</text:p>
          </table:table-cell>
          <table:table-cell table:formula="of:=0.611*EXP(5423*(1 /273.15-1/([.A21]-273.15)))" office:value-type="float" office:value="1.24293485332105E+018">
            <text:p>1242934853321050000</text:p>
          </table:table-cell>
          <table:table-cell table:formula="of:=[.B21]/100*[.E21]" office:value-type="float" office:value="2.48586970664211E+017">
            <text:p>248586970664211000</text:p>
          </table:table-cell>
          <table:table-cell table:formula="of:=1/273.15-1/5423*(LN([.F21])-LN(0.611))" office:value-type="float" office:value="-0.00381590764645678">
            <text:p>-0.0038159076</text:p>
          </table:table-cell>
          <table:table-cell table:style-name="ce2" table:formula="of:=[.A21]-[.D21]" office:value-type="float" office:value="18.9108496457031">
            <text:p><text:s/>19 </text:p>
          </table:table-cell>
          <table:table-cell table:number-columns-repeated="1016"/>
        </table:table-row>
        <table:table-row table:style-name="ro1">
          <table:table-cell table:formula="of:=[.A21]+5" office:value-type="float" office:value="35">
            <text:p>35</text:p>
          </table:table-cell>
          <table:table-cell table:formula="of:=[.B13]" office:value-type="float" office:value="20">
            <text:p>20</text:p>
          </table:table-cell>
          <table:table-cell table:formula="of:=[.A22]-(100-[.B22])/5" office:value-type="float" office:value="19">
            <text:p>19</text:p>
          </table:table-cell>
          <table:table-cell table:style-name="ce1" table:formula="of:=1/[.G22] +273.15" office:value-type="float" office:value="16.8878648918925">
            <text:p>16.89</text:p>
          </table:table-cell>
          <table:table-cell table:formula="of:=0.611*EXP(5423*(1 /273.15-1/([.A22]-273.15)))" office:value-type="float" office:value="1.98522629020924E+018">
            <text:p>1985226290209240000</text:p>
          </table:table-cell>
          <table:table-cell table:formula="of:=[.B22]/100*[.E22]" office:value-type="float" office:value="3.97045258041848E+017">
            <text:p>397045258041848000</text:p>
          </table:table-cell>
          <table:table-cell table:formula="of:=1/273.15-1/5423*(LN([.F22])-LN(0.611))" office:value-type="float" office:value="-0.00390225422721206">
            <text:p>-0.0039022542</text:p>
          </table:table-cell>
          <table:table-cell table:style-name="ce2" table:formula="of:=[.A22]-[.D22]" office:value-type="float" office:value="18.1121351081075">
            <text:p><text:s/>18 </text:p>
          </table:table-cell>
          <table:table-cell table:number-columns-repeated="1016"/>
        </table:table-row>
        <table:table-row table:style-name="ro1">
          <table:table-cell table:formula="of:=[.A22]+5" office:value-type="float" office:value="40">
            <text:p>40</text:p>
          </table:table-cell>
          <table:table-cell table:formula="of:=[.B13]" office:value-type="float" office:value="20">
            <text:p>20</text:p>
          </table:table-cell>
          <table:table-cell table:formula="of:=[.A23]-(100-[.B23])/5" office:value-type="float" office:value="24">
            <text:p>24</text:p>
          </table:table-cell>
          <table:table-cell table:style-name="ce1" table:formula="of:=1/[.G23] +273.15" office:value-type="float" office:value="22.6680906902237">
            <text:p>22.67</text:p>
          </table:table-cell>
          <table:table-cell table:formula="of:=0.611*EXP(5423*(1 /273.15-1/([.A23]-273.15)))" office:value-type="float" office:value="3.23514702235986E+018">
            <text:p>3235147022359860000</text:p>
          </table:table-cell>
          <table:table-cell table:formula="of:=[.B23]/100*[.E23]" office:value-type="float" office:value="6.47029404471972E+017">
            <text:p>647029404471972000</text:p>
          </table:table-cell>
          <table:table-cell table:formula="of:=1/273.15-1/5423*(LN([.F23])-LN(0.611))" office:value-type="float" office:value="-0.00399230428558926">
            <text:p>-0.0039923043</text:p>
          </table:table-cell>
          <table:table-cell table:style-name="ce2" table:formula="of:=[.A23]-[.D23]" office:value-type="float" office:value="17.3319093097763">
            <text:p><text:s/>17 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30">
            <text:p>30</text:p>
          </table:table-cell>
          <table:table-cell table:formula="of:=[.A24]-(100-[.B24])/5" office:value-type="float" office:value="-24">
            <text:p>-24</text:p>
          </table:table-cell>
          <table:table-cell table:style-name="ce1" table:formula="of:=1/[.G24] +273.15" office:value-type="float" office:value="-28.9935883524673">
            <text:p>-28.99</text:p>
          </table:table-cell>
          <table:table-cell table:formula="of:=0.611*EXP(5423*(1 /273.15-1/([.A24]-273.15)))" office:value-type="float" office:value="5.3224473822847E+016">
            <text:p>53224473822847000</text:p>
          </table:table-cell>
          <table:table-cell table:formula="of:=[.B24]/100*[.E24]" office:value-type="float" office:value="1.59673421468541E+016">
            <text:p>15967342146854100</text:p>
          </table:table-cell>
          <table:table-cell table:formula="of:=1/273.15-1/5423*(LN([.F24])-LN(0.611))" office:value-type="float" office:value="-0.00330968466169616">
            <text:p>-0.0033096847</text:p>
          </table:table-cell>
          <table:table-cell table:style-name="ce2" table:formula="of:=[.A24]-[.D24]" office:value-type="float" office:value="18.9935883524673">
            <text:p><text:s/>19 </text:p>
          </table:table-cell>
          <table:table-cell table:number-columns-repeated="1016"/>
        </table:table-row>
        <table:table-row table:style-name="ro1">
          <table:table-cell table:formula="of:=[.A24]+5" office:value-type="float" office:value="-5">
            <text:p>-5</text:p>
          </table:table-cell>
          <table:table-cell table:formula="of:=[.B24]" office:value-type="float" office:value="30">
            <text:p>30</text:p>
          </table:table-cell>
          <table:table-cell table:formula="of:=[.A25]-(100-[.B25])/5" office:value-type="float" office:value="-19">
            <text:p>-19</text:p>
          </table:table-cell>
          <table:table-cell table:style-name="ce1" table:formula="of:=1/[.G25] +273.15" office:value-type="float" office:value="-23.3070298688453">
            <text:p>-23.31</text:p>
          </table:table-cell>
          <table:table-cell table:formula="of:=0.611*EXP(5423*(1 /273.15-1/([.A25]-273.15)))" office:value-type="float" office:value="7.50984602842419E+016">
            <text:p>75098460284241900</text:p>
          </table:table-cell>
          <table:table-cell table:formula="of:=[.B25]/100*[.E25]" office:value-type="float" office:value="2.25295380852726E+016">
            <text:p>22529538085272600</text:p>
          </table:table-cell>
          <table:table-cell table:formula="of:=1/273.15-1/5423*(LN([.F25])-LN(0.611))" office:value-type="float" office:value="-0.0033731701368067">
            <text:p>-0.0033731701</text:p>
          </table:table-cell>
          <table:table-cell table:style-name="ce2" table:formula="of:=[.A25]-[.D25]" office:value-type="float" office:value="18.3070298688453">
            <text:p><text:s/>18 </text:p>
          </table:table-cell>
          <table:table-cell table:number-columns-repeated="1016"/>
        </table:table-row>
        <table:table-row table:style-name="ro1">
          <table:table-cell table:formula="of:=[.A25]+5" office:value-type="float" office:value="0">
            <text:p>0</text:p>
          </table:table-cell>
          <table:table-cell table:formula="of:=[.B24]" office:value-type="float" office:value="30">
            <text:p>30</text:p>
          </table:table-cell>
          <table:table-cell table:formula="of:=[.A26]-(100-[.B26])/5" office:value-type="float" office:value="-14">
            <text:p>-14</text:p>
          </table:table-cell>
          <table:table-cell table:style-name="ce1" table:formula="of:=1/[.G26] +273.15" office:value-type="float" office:value="-17.6339112763824">
            <text:p>-17.63</text:p>
          </table:table-cell>
          <table:table-cell table:formula="of:=0.611*EXP(5423*(1 /273.15-1/([.A26]-273.15)))" office:value-type="float" office:value="1.07306144746145E+017">
            <text:p>107306144746145000</text:p>
          </table:table-cell>
          <table:table-cell table:formula="of:=[.B26]/100*[.E26]" office:value-type="float" office:value="3.21918434238435E+016">
            <text:p>32191843423843500</text:p>
          </table:table-cell>
          <table:table-cell table:formula="of:=1/273.15-1/5423*(LN([.F26])-LN(0.611))" office:value-type="float" office:value="-0.003438979810164">
            <text:p>-0.0034389798</text:p>
          </table:table-cell>
          <table:table-cell table:style-name="ce2" table:formula="of:=[.A26]-[.D26]" office:value-type="float" office:value="17.6339112763824">
            <text:p><text:s/>18 </text:p>
          </table:table-cell>
          <table:table-cell table:number-columns-repeated="1016"/>
        </table:table-row>
        <table:table-row table:style-name="ro1">
          <table:table-cell table:formula="of:=[.A26]+5" office:value-type="float" office:value="5">
            <text:p>5</text:p>
          </table:table-cell>
          <table:table-cell table:formula="of:=[.B24]" office:value-type="float" office:value="30">
            <text:p>30</text:p>
          </table:table-cell>
          <table:table-cell table:formula="of:=[.A27]-(100-[.B27])/5" office:value-type="float" office:value="-9">
            <text:p>-9</text:p>
          </table:table-cell>
          <table:table-cell table:style-name="ce1" table:formula="of:=1/[.G27] +273.15" office:value-type="float" office:value="-11.974184984571">
            <text:p>-11.97</text:p>
          </table:table-cell>
          <table:table-cell table:formula="of:=0.611*EXP(5423*(1 /273.15-1/([.A27]-273.15)))" office:value-type="float" office:value="1.55381123620136E+017">
            <text:p>155381123620136000</text:p>
          </table:table-cell>
          <table:table-cell table:formula="of:=[.B27]/100*[.E27]" office:value-type="float" office:value="4.66143370860407E+016">
            <text:p>46614337086040700</text:p>
          </table:table-cell>
          <table:table-cell table:formula="of:=1/273.15-1/5423*(LN([.F27])-LN(0.611))" office:value-type="float" office:value="-0.0035072436947224">
            <text:p>-0.0035072437</text:p>
          </table:table-cell>
          <table:table-cell table:style-name="ce2" table:formula="of:=[.A27]-[.D27]" office:value-type="float" office:value="16.974184984571">
            <text:p><text:s/>17 </text:p>
          </table:table-cell>
          <table:table-cell table:number-columns-repeated="1016"/>
        </table:table-row>
        <table:table-row table:style-name="ro1">
          <table:table-cell table:formula="of:=[.A27]+5" office:value-type="float" office:value="10">
            <text:p>10</text:p>
          </table:table-cell>
          <table:table-cell table:formula="of:=[.B24]" office:value-type="float" office:value="30">
            <text:p>30</text:p>
          </table:table-cell>
          <table:table-cell table:formula="of:=[.A28]-(100-[.B28])/5" office:value-type="float" office:value="-4">
            <text:p>-4</text:p>
          </table:table-cell>
          <table:table-cell table:style-name="ce1" table:formula="of:=1/[.G28] +273.15" office:value-type="float" office:value="-6.32780362732797">
            <text:p>-6.33</text:p>
          </table:table-cell>
          <table:table-cell table:formula="of:=0.611*EXP(5423*(1 /273.15-1/([.A28]-273.15)))" office:value-type="float" office:value="2.28182064924959E+017">
            <text:p>228182064924959000</text:p>
          </table:table-cell>
          <table:table-cell table:formula="of:=[.B28]/100*[.E28]" office:value-type="float" office:value="6.84546194774876E+016">
            <text:p>68454619477487600</text:p>
          </table:table-cell>
          <table:table-cell table:formula="of:=1/273.15-1/5423*(LN([.F28])-LN(0.611))" office:value-type="float" office:value="-0.00357810168471718">
            <text:p>-0.0035781017</text:p>
          </table:table-cell>
          <table:table-cell table:style-name="ce2" table:formula="of:=[.A28]-[.D28]" office:value-type="float" office:value="16.327803627328">
            <text:p><text:s/>16 </text:p>
          </table:table-cell>
          <table:table-cell table:number-columns-repeated="1016"/>
        </table:table-row>
        <table:table-row table:style-name="ro1">
          <table:table-cell table:formula="of:=[.A28]+5" office:value-type="float" office:value="15">
            <text:p>15</text:p>
          </table:table-cell>
          <table:table-cell table:formula="of:=[.B24]" office:value-type="float" office:value="30">
            <text:p>30</text:p>
          </table:table-cell>
          <table:table-cell table:formula="of:=[.A29]-(100-[.B29])/5" office:value-type="float" office:value="1">
            <text:p>1</text:p>
          </table:table-cell>
          <table:table-cell table:style-name="ce1" table:formula="of:=1/[.G29] +273.15" office:value-type="float" office:value="-0.694720061674502">
            <text:p>-0.69</text:p>
          </table:table-cell>
          <table:table-cell table:formula="of:=0.611*EXP(5423*(1 /273.15-1/([.A29]-273.15)))" office:value-type="float" office:value="3.40117782337898E+017">
            <text:p>340117782337898000</text:p>
          </table:table-cell>
          <table:table-cell table:formula="of:=[.B29]/100*[.E29]" office:value-type="float" office:value="1.02035334701369E+017">
            <text:p>102035334701369000</text:p>
          </table:table-cell>
          <table:table-cell table:formula="of:=1/273.15-1/5423*(LN([.F29])-LN(0.611))" office:value-type="float" office:value="-0.00365170451259671">
            <text:p>-0.0036517045</text:p>
          </table:table-cell>
          <table:table-cell table:style-name="ce2" table:formula="of:=[.A29]-[.D29]" office:value-type="float" office:value="15.6947200616745">
            <text:p><text:s/>16 </text:p>
          </table:table-cell>
          <table:table-cell table:number-columns-repeated="1016"/>
        </table:table-row>
        <table:table-row table:style-name="ro1">
          <table:table-cell table:formula="of:=[.A29]+5" office:value-type="float" office:value="20">
            <text:p>20</text:p>
          </table:table-cell>
          <table:table-cell table:formula="of:=[.B24]" office:value-type="float" office:value="30">
            <text:p>30</text:p>
          </table:table-cell>
          <table:table-cell table:formula="of:=[.A30]-(100-[.B30])/5" office:value-type="float" office:value="6">
            <text:p>6</text:p>
          </table:table-cell>
          <table:table-cell table:style-name="ce1" table:formula="of:=1/[.G30] +273.15" office:value-type="float" office:value="4.92511263357687">
            <text:p>4.93</text:p>
          </table:table-cell>
          <table:table-cell table:formula="of:=0.611*EXP(5423*(1 /273.15-1/([.A30]-273.15)))" office:value-type="float" office:value="5.15020842040221E+017">
            <text:p>515020842040221000</text:p>
          </table:table-cell>
          <table:table-cell table:formula="of:=[.B30]/100*[.E30]" office:value-type="float" office:value="1.54506252612066E+017">
            <text:p>154506252612066000</text:p>
          </table:table-cell>
          <table:table-cell table:formula="of:=1/273.15-1/5423*(LN([.F30])-LN(0.611))" office:value-type="float" office:value="-0.00372821481935752">
            <text:p>-0.0037282148</text:p>
          </table:table-cell>
          <table:table-cell table:style-name="ce2" table:formula="of:=[.A30]-[.D30]" office:value-type="float" office:value="15.0748873664231">
            <text:p><text:s/>15 </text:p>
          </table:table-cell>
          <table:table-cell table:number-columns-repeated="1016"/>
        </table:table-row>
        <table:table-row table:style-name="ro1">
          <table:table-cell table:formula="of:=[.A30]+5" office:value-type="float" office:value="25">
            <text:p>25</text:p>
          </table:table-cell>
          <table:table-cell table:formula="of:=[.B24]" office:value-type="float" office:value="30">
            <text:p>30</text:p>
          </table:table-cell>
          <table:table-cell table:formula="of:=[.A31]-(100-[.B31])/5" office:value-type="float" office:value="11">
            <text:p>11</text:p>
          </table:table-cell>
          <table:table-cell table:style-name="ce1" table:formula="of:=1/[.G31] +273.15" office:value-type="float" office:value="10.5317411591245">
            <text:p>10.53</text:p>
          </table:table-cell>
          <table:table-cell table:formula="of:=0.611*EXP(5423*(1 /273.15-1/([.A31]-273.15)))" office:value-type="float" office:value="7.93015771388472E+017">
            <text:p>793015771388472000</text:p>
          </table:table-cell>
          <table:table-cell table:formula="of:=[.B31]/100*[.E31]" office:value-type="float" office:value="2.37904731416542E+017">
            <text:p>237904731416542000</text:p>
          </table:table-cell>
          <table:table-cell table:formula="of:=1/273.15-1/5423*(LN([.F31])-LN(0.611))" office:value-type="float" office:value="-0.00380780835427713">
            <text:p>-0.0038078084</text:p>
          </table:table-cell>
          <table:table-cell table:style-name="ce2" table:formula="of:=[.A31]-[.D31]" office:value-type="float" office:value="14.4682588408755">
            <text:p><text:s/>14 </text:p>
          </table:table-cell>
          <table:table-cell table:number-columns-repeated="1016"/>
        </table:table-row>
        <table:table-row table:style-name="ro1">
          <table:table-cell table:formula="of:=[.A31]+5" office:value-type="float" office:value="30">
            <text:p>30</text:p>
          </table:table-cell>
          <table:table-cell table:formula="of:=[.B24]" office:value-type="float" office:value="30">
            <text:p>30</text:p>
          </table:table-cell>
          <table:table-cell table:formula="of:=[.A32]-(100-[.B32])/5" office:value-type="float" office:value="16">
            <text:p>16</text:p>
          </table:table-cell>
          <table:table-cell table:style-name="ce1" table:formula="of:=1/[.G32] +273.15" office:value-type="float" office:value="16.1252119964717">
            <text:p>16.13</text:p>
          </table:table-cell>
          <table:table-cell table:formula="of:=0.611*EXP(5423*(1 /273.15-1/([.A32]-273.15)))" office:value-type="float" office:value="1.24293485332105E+018">
            <text:p>1242934853321050000</text:p>
          </table:table-cell>
          <table:table-cell table:formula="of:=[.B32]/100*[.E32]" office:value-type="float" office:value="3.72880455996316E+017">
            <text:p>372880455996316000</text:p>
          </table:table-cell>
          <table:table-cell table:formula="of:=1/273.15-1/5423*(LN([.F32])-LN(0.611))" office:value-type="float" office:value="-0.00389067532267072">
            <text:p>-0.0038906753</text:p>
          </table:table-cell>
          <table:table-cell table:style-name="ce2" table:formula="of:=[.A32]-[.D32]" office:value-type="float" office:value="13.8747880035283">
            <text:p><text:s/>14 </text:p>
          </table:table-cell>
          <table:table-cell table:number-columns-repeated="1016"/>
        </table:table-row>
        <table:table-row table:style-name="ro1">
          <table:table-cell table:formula="of:=[.A32]+5" office:value-type="float" office:value="35">
            <text:p>35</text:p>
          </table:table-cell>
          <table:table-cell table:formula="of:=[.B24]" office:value-type="float" office:value="30">
            <text:p>30</text:p>
          </table:table-cell>
          <table:table-cell table:formula="of:=[.A33]-(100-[.B33])/5" office:value-type="float" office:value="21">
            <text:p>21</text:p>
          </table:table-cell>
          <table:table-cell table:style-name="ce1" table:formula="of:=1/[.G33] +273.15" office:value-type="float" office:value="21.7055714092111">
            <text:p>21.71</text:p>
          </table:table-cell>
          <table:table-cell table:formula="of:=0.611*EXP(5423*(1 /273.15-1/([.A33]-273.15)))" office:value-type="float" office:value="1.98522629020924E+018">
            <text:p>1985226290209240000</text:p>
          </table:table-cell>
          <table:table-cell table:formula="of:=[.B33]/100*[.E33]" office:value-type="float" office:value="5.95567887062772E+017">
            <text:p>595567887062772000</text:p>
          </table:table-cell>
          <table:table-cell table:formula="of:=1/273.15-1/5423*(LN([.F33])-LN(0.611))" office:value-type="float" office:value="-0.00397702190342599">
            <text:p>-0.0039770219</text:p>
          </table:table-cell>
          <table:table-cell table:style-name="ce2" table:formula="of:=[.A33]-[.D33]" office:value-type="float" office:value="13.2944285907889">
            <text:p><text:s/>13 </text:p>
          </table:table-cell>
          <table:table-cell table:number-columns-repeated="1016"/>
        </table:table-row>
        <table:table-row table:style-name="ro1">
          <table:table-cell table:formula="of:=[.A33]+5" office:value-type="float" office:value="40">
            <text:p>40</text:p>
          </table:table-cell>
          <table:table-cell table:formula="of:=[.B24]" office:value-type="float" office:value="30">
            <text:p>30</text:p>
          </table:table-cell>
          <table:table-cell table:formula="of:=[.A34]-(100-[.B34])/5" office:value-type="float" office:value="26">
            <text:p>26</text:p>
          </table:table-cell>
          <table:table-cell table:style-name="ce1" table:formula="of:=1/[.G34] +273.15" office:value-type="float" office:value="27.2728654442996">
            <text:p>27.27</text:p>
          </table:table-cell>
          <table:table-cell table:formula="of:=0.611*EXP(5423*(1 /273.15-1/([.A34]-273.15)))" office:value-type="float" office:value="3.23514702235986E+018">
            <text:p>3235147022359860000</text:p>
          </table:table-cell>
          <table:table-cell table:formula="of:=[.B34]/100*[.E34]" office:value-type="float" office:value="9.70544106707958E+017">
            <text:p>970544106707958000</text:p>
          </table:table-cell>
          <table:table-cell table:formula="of:=1/273.15-1/5423*(LN([.F34])-LN(0.611))" office:value-type="float" office:value="-0.00406707196180319">
            <text:p>-0.004067072</text:p>
          </table:table-cell>
          <table:table-cell table:style-name="ce2" table:formula="of:=[.A34]-[.D34]" office:value-type="float" office:value="12.7271345557004">
            <text:p><text:s/>13 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40">
            <text:p>40</text:p>
          </table:table-cell>
          <table:table-cell table:formula="of:=[.A35]-(100-[.B35])/5" office:value-type="float" office:value="-22">
            <text:p>-22</text:p>
          </table:table-cell>
          <table:table-cell table:style-name="ce1" table:formula="of:=1/[.G35] +273.15" office:value-type="float" office:value="-24.2271479306364">
            <text:p>-24.23</text:p>
          </table:table-cell>
          <table:table-cell table:formula="of:=0.611*EXP(5423*(1 /273.15-1/([.A35]-273.15)))" office:value-type="float" office:value="5.3224473822847E+016">
            <text:p>53224473822847000</text:p>
          </table:table-cell>
          <table:table-cell table:formula="of:=[.B35]/100*[.E35]" office:value-type="float" office:value="2.12897895291388E+016">
            <text:p>21289789529138800</text:p>
          </table:table-cell>
          <table:table-cell table:formula="of:=1/273.15-1/5423*(LN([.F35])-LN(0.611))" office:value-type="float" office:value="-0.00336273317219806">
            <text:p>-0.0033627332</text:p>
          </table:table-cell>
          <table:table-cell table:style-name="ce2" table:formula="of:=[.A35]-[.D35]" office:value-type="float" office:value="14.2271479306364">
            <text:p><text:s/>14 </text:p>
          </table:table-cell>
          <table:table-cell table:number-columns-repeated="1016"/>
        </table:table-row>
        <table:table-row table:style-name="ro1">
          <table:table-cell table:formula="of:=[.A35]+5" office:value-type="float" office:value="-5">
            <text:p>-5</text:p>
          </table:table-cell>
          <table:table-cell table:formula="of:=[.B35]" office:value-type="float" office:value="40">
            <text:p>40</text:p>
          </table:table-cell>
          <table:table-cell table:formula="of:=[.A36]-(100-[.B36])/5" office:value-type="float" office:value="-17">
            <text:p>-17</text:p>
          </table:table-cell>
          <table:table-cell table:style-name="ce1" table:formula="of:=1/[.G36] +273.15" office:value-type="float" office:value="-18.7169539042795">
            <text:p>-18.72</text:p>
          </table:table-cell>
          <table:table-cell table:formula="of:=0.611*EXP(5423*(1 /273.15-1/([.A36]-273.15)))" office:value-type="float" office:value="7.50984602842419E+016">
            <text:p>75098460284241900</text:p>
          </table:table-cell>
          <table:table-cell table:formula="of:=[.B36]/100*[.E36]" office:value-type="float" office:value="3.00393841136968E+016">
            <text:p>30039384113696800</text:p>
          </table:table-cell>
          <table:table-cell table:formula="of:=1/273.15-1/5423*(LN([.F36])-LN(0.611))" office:value-type="float" office:value="-0.00342621864730859">
            <text:p>-0.0034262186</text:p>
          </table:table-cell>
          <table:table-cell table:style-name="ce2" table:formula="of:=[.A36]-[.D36]" office:value-type="float" office:value="13.7169539042795">
            <text:p><text:s/>14 </text:p>
          </table:table-cell>
          <table:table-cell table:number-columns-repeated="1016"/>
        </table:table-row>
        <table:table-row table:style-name="ro1">
          <table:table-cell table:formula="of:=[.A36]+5" office:value-type="float" office:value="0">
            <text:p>0</text:p>
          </table:table-cell>
          <table:table-cell table:formula="of:=[.B35]" office:value-type="float" office:value="40">
            <text:p>40</text:p>
          </table:table-cell>
          <table:table-cell table:formula="of:=[.A37]-(100-[.B37])/5" office:value-type="float" office:value="-12">
            <text:p>-12</text:p>
          </table:table-cell>
          <table:table-cell table:style-name="ce1" table:formula="of:=1/[.G37] +273.15" office:value-type="float" office:value="-13.2165205926246">
            <text:p>-13.22</text:p>
          </table:table-cell>
          <table:table-cell table:formula="of:=0.611*EXP(5423*(1 /273.15-1/([.A37]-273.15)))" office:value-type="float" office:value="1.07306144746145E+017">
            <text:p>107306144746145000</text:p>
          </table:table-cell>
          <table:table-cell table:formula="of:=[.B37]/100*[.E37]" office:value-type="float" office:value="4.2922457898458E+016">
            <text:p>42922457898458000</text:p>
          </table:table-cell>
          <table:table-cell table:formula="of:=1/273.15-1/5423*(LN([.F37])-LN(0.611))" office:value-type="float" office:value="-0.0034920283206659">
            <text:p>-0.0034920283</text:p>
          </table:table-cell>
          <table:table-cell table:style-name="ce2" table:formula="of:=[.A37]-[.D37]" office:value-type="float" office:value="13.2165205926246">
            <text:p><text:s/>13 </text:p>
          </table:table-cell>
          <table:table-cell table:number-columns-repeated="1016"/>
        </table:table-row>
        <table:table-row table:style-name="ro1">
          <table:table-cell table:formula="of:=[.A37]+5" office:value-type="float" office:value="5">
            <text:p>5</text:p>
          </table:table-cell>
          <table:table-cell table:formula="of:=[.B35]" office:value-type="float" office:value="40">
            <text:p>40</text:p>
          </table:table-cell>
          <table:table-cell table:formula="of:=[.A38]-(100-[.B38])/5" office:value-type="float" office:value="-7">
            <text:p>-7</text:p>
          </table:table-cell>
          <table:table-cell table:style-name="ce1" table:formula="of:=1/[.G38] +273.15" office:value-type="float" office:value="-7.72582208354163">
            <text:p>-7.73</text:p>
          </table:table-cell>
          <table:table-cell table:formula="of:=0.611*EXP(5423*(1 /273.15-1/([.A38]-273.15)))" office:value-type="float" office:value="1.55381123620136E+017">
            <text:p>155381123620136000</text:p>
          </table:table-cell>
          <table:table-cell table:formula="of:=[.B38]/100*[.E38]" office:value-type="float" office:value="6.21524494480542E+016">
            <text:p>62152449448054200</text:p>
          </table:table-cell>
          <table:table-cell table:formula="of:=1/273.15-1/5423*(LN([.F38])-LN(0.611))" office:value-type="float" office:value="-0.0035602922052243">
            <text:p>-0.0035602922</text:p>
          </table:table-cell>
          <table:table-cell table:style-name="ce2" table:formula="of:=[.A38]-[.D38]" office:value-type="float" office:value="12.7258220835416">
            <text:p><text:s/>13 </text:p>
          </table:table-cell>
          <table:table-cell table:number-columns-repeated="1016"/>
        </table:table-row>
        <table:table-row table:style-name="ro1">
          <table:table-cell table:formula="of:=[.A38]+5" office:value-type="float" office:value="10">
            <text:p>10</text:p>
          </table:table-cell>
          <table:table-cell table:formula="of:=[.B35]" office:value-type="float" office:value="40">
            <text:p>40</text:p>
          </table:table-cell>
          <table:table-cell table:formula="of:=[.A39]-(100-[.B39])/5" office:value-type="float" office:value="-2">
            <text:p>-2</text:p>
          </table:table-cell>
          <table:table-cell table:style-name="ce1" table:formula="of:=1/[.G39] +273.15" office:value-type="float" office:value="-2.24483255653843">
            <text:p>-2.24</text:p>
          </table:table-cell>
          <table:table-cell table:formula="of:=0.611*EXP(5423*(1 /273.15-1/([.A39]-273.15)))" office:value-type="float" office:value="2.28182064924959E+017">
            <text:p>228182064924959000</text:p>
          </table:table-cell>
          <table:table-cell table:formula="of:=[.B39]/100*[.E39]" office:value-type="float" office:value="9.12728259699835E+016">
            <text:p>91272825969983500</text:p>
          </table:table-cell>
          <table:table-cell table:formula="of:=1/273.15-1/5423*(LN([.F39])-LN(0.611))" office:value-type="float" office:value="-0.00363115019521908">
            <text:p>-0.0036311502</text:p>
          </table:table-cell>
          <table:table-cell table:style-name="ce2" table:formula="of:=[.A39]-[.D39]" office:value-type="float" office:value="12.2448325565384">
            <text:p><text:s/>12 </text:p>
          </table:table-cell>
          <table:table-cell table:number-columns-repeated="1016"/>
        </table:table-row>
        <table:table-row table:style-name="ro1">
          <table:table-cell table:formula="of:=[.A39]+5" office:value-type="float" office:value="15">
            <text:p>15</text:p>
          </table:table-cell>
          <table:table-cell table:formula="of:=[.B35]" office:value-type="float" office:value="40">
            <text:p>40</text:p>
          </table:table-cell>
          <table:table-cell table:formula="of:=[.A40]-(100-[.B40])/5" office:value-type="float" office:value="3">
            <text:p>3</text:p>
          </table:table-cell>
          <table:table-cell table:style-name="ce1" table:formula="of:=1/[.G40] +273.15" office:value-type="float" office:value="3.2264737176427">
            <text:p>3.23</text:p>
          </table:table-cell>
          <table:table-cell table:formula="of:=0.611*EXP(5423*(1 /273.15-1/([.A40]-273.15)))" office:value-type="float" office:value="3.40117782337898E+017">
            <text:p>340117782337898000</text:p>
          </table:table-cell>
          <table:table-cell table:formula="of:=[.B40]/100*[.E40]" office:value-type="float" office:value="1.36047112935159E+017">
            <text:p>136047112935159000</text:p>
          </table:table-cell>
          <table:table-cell table:formula="of:=1/273.15-1/5423*(LN([.F40])-LN(0.611))" office:value-type="float" office:value="-0.00370475302309861">
            <text:p>-0.003704753</text:p>
          </table:table-cell>
          <table:table-cell table:style-name="ce2" table:formula="of:=[.A40]-[.D40]" office:value-type="float" office:value="11.7735262823573">
            <text:p><text:s/>12 </text:p>
          </table:table-cell>
          <table:table-cell table:number-columns-repeated="1016"/>
        </table:table-row>
        <table:table-row table:style-name="ro1">
          <table:table-cell table:formula="of:=[.A40]+5" office:value-type="float" office:value="20">
            <text:p>20</text:p>
          </table:table-cell>
          <table:table-cell table:formula="of:=[.B35]" office:value-type="float" office:value="40">
            <text:p>40</text:p>
          </table:table-cell>
          <table:table-cell table:formula="of:=[.A41]-(100-[.B41])/5" office:value-type="float" office:value="8">
            <text:p>8</text:p>
          </table:table-cell>
          <table:table-cell table:style-name="ce1" table:formula="of:=1/[.G41] +273.15" office:value-type="float" office:value="8.68812237742793">
            <text:p>8.69</text:p>
          </table:table-cell>
          <table:table-cell table:formula="of:=0.611*EXP(5423*(1 /273.15-1/([.A41]-273.15)))" office:value-type="float" office:value="5.15020842040221E+017">
            <text:p>515020842040221000</text:p>
          </table:table-cell>
          <table:table-cell table:formula="of:=[.B41]/100*[.E41]" office:value-type="float" office:value="2.06008336816088E+017">
            <text:p>206008336816088000</text:p>
          </table:table-cell>
          <table:table-cell table:formula="of:=1/273.15-1/5423*(LN([.F41])-LN(0.611))" office:value-type="float" office:value="-0.00378126332985942">
            <text:p>-0.0037812633</text:p>
          </table:table-cell>
          <table:table-cell table:style-name="ce2" table:formula="of:=[.A41]-[.D41]" office:value-type="float" office:value="11.3118776225721">
            <text:p><text:s/>11 </text:p>
          </table:table-cell>
          <table:table-cell table:number-columns-repeated="1016"/>
        </table:table-row>
        <table:table-row table:style-name="ro1">
          <table:table-cell table:formula="of:=[.A41]+5" office:value-type="float" office:value="25">
            <text:p>25</text:p>
          </table:table-cell>
          <table:table-cell table:formula="of:=[.B35]" office:value-type="float" office:value="40">
            <text:p>40</text:p>
          </table:table-cell>
          <table:table-cell table:formula="of:=[.A42]-(100-[.B42])/5" office:value-type="float" office:value="13">
            <text:p>13</text:p>
          </table:table-cell>
          <table:table-cell table:style-name="ce1" table:formula="of:=1/[.G42] +273.15" office:value-type="float" office:value="14.1401389708128">
            <text:p>14.14</text:p>
          </table:table-cell>
          <table:table-cell table:formula="of:=0.611*EXP(5423*(1 /273.15-1/([.A42]-273.15)))" office:value-type="float" office:value="7.93015771388472E+017">
            <text:p>793015771388472000</text:p>
          </table:table-cell>
          <table:table-cell table:formula="of:=[.B42]/100*[.E42]" office:value-type="float" office:value="3.17206308555389E+017">
            <text:p>317206308555389000</text:p>
          </table:table-cell>
          <table:table-cell table:formula="of:=1/273.15-1/5423*(LN([.F42])-LN(0.611))" office:value-type="float" office:value="-0.00386085686477903">
            <text:p>-0.0038608569</text:p>
          </table:table-cell>
          <table:table-cell table:style-name="ce2" table:formula="of:=[.A42]-[.D42]" office:value-type="float" office:value="10.8598610291872">
            <text:p><text:s/>11 </text:p>
          </table:table-cell>
          <table:table-cell table:number-columns-repeated="1016"/>
        </table:table-row>
        <table:table-row table:style-name="ro1">
          <table:table-cell table:formula="of:=[.A42]+5" office:value-type="float" office:value="30">
            <text:p>30</text:p>
          </table:table-cell>
          <table:table-cell table:formula="of:=[.B35]" office:value-type="float" office:value="40">
            <text:p>40</text:p>
          </table:table-cell>
          <table:table-cell table:formula="of:=[.A43]-(100-[.B43])/5" office:value-type="float" office:value="18">
            <text:p>18</text:p>
          </table:table-cell>
          <table:table-cell table:style-name="ce1" table:formula="of:=1/[.G43] +273.15" office:value-type="float" office:value="19.5825489557598">
            <text:p>19.58</text:p>
          </table:table-cell>
          <table:table-cell table:formula="of:=0.611*EXP(5423*(1 /273.15-1/([.A43]-273.15)))" office:value-type="float" office:value="1.24293485332105E+018">
            <text:p>1242934853321050000</text:p>
          </table:table-cell>
          <table:table-cell table:formula="of:=[.B43]/100*[.E43]" office:value-type="float" office:value="4.97173941328422E+017">
            <text:p>497173941328422000</text:p>
          </table:table-cell>
          <table:table-cell table:formula="of:=1/273.15-1/5423*(LN([.F43])-LN(0.611))" office:value-type="float" office:value="-0.00394372383317261">
            <text:p>-0.0039437238</text:p>
          </table:table-cell>
          <table:table-cell table:style-name="ce2" table:formula="of:=[.A43]-[.D43]" office:value-type="float" office:value="10.4174510442402">
            <text:p><text:s/>10 </text:p>
          </table:table-cell>
          <table:table-cell table:number-columns-repeated="1016"/>
        </table:table-row>
        <table:table-row table:style-name="ro1">
          <table:table-cell table:formula="of:=[.A43]+5" office:value-type="float" office:value="35">
            <text:p>35</text:p>
          </table:table-cell>
          <table:table-cell table:formula="of:=[.B35]" office:value-type="float" office:value="40">
            <text:p>40</text:p>
          </table:table-cell>
          <table:table-cell table:formula="of:=[.A44]-(100-[.B44])/5" office:value-type="float" office:value="23">
            <text:p>23</text:p>
          </table:table-cell>
          <table:table-cell table:style-name="ce1" table:formula="of:=1/[.G44] +273.15" office:value-type="float" office:value="25.0153777005958">
            <text:p>25.02</text:p>
          </table:table-cell>
          <table:table-cell table:formula="of:=0.611*EXP(5423*(1 /273.15-1/([.A44]-273.15)))" office:value-type="float" office:value="1.98522629020924E+018">
            <text:p>1985226290209240000</text:p>
          </table:table-cell>
          <table:table-cell table:formula="of:=[.B44]/100*[.E44]" office:value-type="float" office:value="7.94090516083697E+017">
            <text:p>794090516083697000</text:p>
          </table:table-cell>
          <table:table-cell table:formula="of:=1/273.15-1/5423*(LN([.F44])-LN(0.611))" office:value-type="float" office:value="-0.00403007041392789">
            <text:p>-0.0040300704</text:p>
          </table:table-cell>
          <table:table-cell table:style-name="ce2" table:formula="of:=[.A44]-[.D44]" office:value-type="float" office:value="9.98462229940424">
            <text:p><text:s/>10 </text:p>
          </table:table-cell>
          <table:table-cell table:number-columns-repeated="1016"/>
        </table:table-row>
        <table:table-row table:style-name="ro1">
          <table:table-cell table:formula="of:=[.A44]+5" office:value-type="float" office:value="40">
            <text:p>40</text:p>
          </table:table-cell>
          <table:table-cell table:formula="of:=[.B35]" office:value-type="float" office:value="40">
            <text:p>40</text:p>
          </table:table-cell>
          <table:table-cell table:formula="of:=[.A45]-(100-[.B45])/5" office:value-type="float" office:value="28">
            <text:p>28</text:p>
          </table:table-cell>
          <table:table-cell table:style-name="ce1" table:formula="of:=1/[.G45] +273.15" office:value-type="float" office:value="30.4386504844047">
            <text:p>30.44</text:p>
          </table:table-cell>
          <table:table-cell table:formula="of:=0.611*EXP(5423*(1 /273.15-1/([.A45]-273.15)))" office:value-type="float" office:value="3.23514702235986E+018">
            <text:p>3235147022359860000</text:p>
          </table:table-cell>
          <table:table-cell table:formula="of:=[.B45]/100*[.E45]" office:value-type="float" office:value="1.29405880894394E+018">
            <text:p>1294058808943940000</text:p>
          </table:table-cell>
          <table:table-cell table:formula="of:=1/273.15-1/5423*(LN([.F45])-LN(0.611))" office:value-type="float" office:value="-0.00412012047230509">
            <text:p>-0.0041201205</text:p>
          </table:table-cell>
          <table:table-cell table:style-name="ce2" table:formula="of:=[.A45]-[.D45]" office:value-type="float" office:value="9.56134951559528">
            <text:p><text:s/>10 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table:formula="of:=[.A46]-(100-[.B46])/5" office:value-type="float" office:value="-20">
            <text:p>-20</text:p>
          </table:table-cell>
          <table:table-cell table:style-name="ce1" table:formula="of:=1/[.G46] +273.15" office:value-type="float" office:value="-20.6323210071718">
            <text:p>-20.63</text:p>
          </table:table-cell>
          <table:table-cell table:formula="of:=0.611*EXP(5423*(1 /273.15-1/([.A46]-273.15)))" office:value-type="float" office:value="5.3224473822847E+016">
            <text:p>53224473822847000</text:p>
          </table:table-cell>
          <table:table-cell table:formula="of:=[.B46]/100*[.E46]" office:value-type="float" office:value="2.66122369114235E+016">
            <text:p>26612236911423500</text:p>
          </table:table-cell>
          <table:table-cell table:formula="of:=1/273.15-1/5423*(LN([.F46])-LN(0.611))" office:value-type="float" office:value="-0.00340388079368325">
            <text:p>-0.0034038808</text:p>
          </table:table-cell>
          <table:table-cell table:style-name="ce2" table:formula="of:=[.A46]-[.D46]" office:value-type="float" office:value="10.6323210071718">
            <text:p><text:s/>11 </text:p>
          </table:table-cell>
          <table:table-cell table:number-columns-repeated="1016"/>
        </table:table-row>
        <table:table-row table:style-name="ro1">
          <table:table-cell table:formula="of:=[.A46]+5" office:value-type="float" office:value="-5">
            <text:p>-5</text:p>
          </table:table-cell>
          <table:table-cell table:formula="of:=[.B46]" office:value-type="float" office:value="50">
            <text:p>50</text:p>
          </table:table-cell>
          <table:table-cell table:formula="of:=[.A47]-(100-[.B47])/5" office:value-type="float" office:value="-15">
            <text:p>-15</text:p>
          </table:table-cell>
          <table:table-cell table:style-name="ce1" table:formula="of:=1/[.G47] +273.15" office:value-type="float" office:value="-15.2533362728292">
            <text:p>-15.25</text:p>
          </table:table-cell>
          <table:table-cell table:formula="of:=0.611*EXP(5423*(1 /273.15-1/([.A47]-273.15)))" office:value-type="float" office:value="7.50984602842419E+016">
            <text:p>75098460284241900</text:p>
          </table:table-cell>
          <table:table-cell table:formula="of:=[.B47]/100*[.E47]" office:value-type="float" office:value="3.7549230142121E+016">
            <text:p>37549230142121000</text:p>
          </table:table-cell>
          <table:table-cell table:formula="of:=1/273.15-1/5423*(LN([.F47])-LN(0.611))" office:value-type="float" office:value="-0.00346736626879379">
            <text:p>-0.0034673663</text:p>
          </table:table-cell>
          <table:table-cell table:style-name="ce2" table:formula="of:=[.A47]-[.D47]" office:value-type="float" office:value="10.2533362728292">
            <text:p><text:s/>10 </text:p>
          </table:table-cell>
          <table:table-cell table:number-columns-repeated="1016"/>
        </table:table-row>
        <table:table-row table:style-name="ro1">
          <table:table-cell table:formula="of:=[.A47]+5" office:value-type="float" office:value="0">
            <text:p>0</text:p>
          </table:table-cell>
          <table:table-cell table:formula="of:=[.B46]" office:value-type="float" office:value="50">
            <text:p>50</text:p>
          </table:table-cell>
          <table:table-cell table:formula="of:=[.A48]-(100-[.B48])/5" office:value-type="float" office:value="-10">
            <text:p>-10</text:p>
          </table:table-cell>
          <table:table-cell table:style-name="ce1" table:formula="of:=1/[.G48] +273.15" office:value-type="float" office:value="-9.88147546939672">
            <text:p>-9.88</text:p>
          </table:table-cell>
          <table:table-cell table:formula="of:=0.611*EXP(5423*(1 /273.15-1/([.A48]-273.15)))" office:value-type="float" office:value="1.07306144746145E+017">
            <text:p>107306144746145000</text:p>
          </table:table-cell>
          <table:table-cell table:formula="of:=[.B48]/100*[.E48]" office:value-type="float" office:value="5.36530723730725E+016">
            <text:p>53653072373072500</text:p>
          </table:table-cell>
          <table:table-cell table:formula="of:=1/273.15-1/5423*(LN([.F48])-LN(0.611))" office:value-type="float" office:value="-0.00353317594215109">
            <text:p>-0.0035331759</text:p>
          </table:table-cell>
          <table:table-cell table:style-name="ce2" table:formula="of:=[.A48]-[.D48]" office:value-type="float" office:value="9.88147546939672">
            <text:p><text:s/>10 </text:p>
          </table:table-cell>
          <table:table-cell table:number-columns-repeated="1016"/>
        </table:table-row>
        <table:table-row table:style-name="ro1">
          <table:table-cell table:formula="of:=[.A48]+5" office:value-type="float" office:value="5">
            <text:p>5</text:p>
          </table:table-cell>
          <table:table-cell table:formula="of:=[.B46]" office:value-type="float" office:value="50">
            <text:p>50</text:p>
          </table:table-cell>
          <table:table-cell table:formula="of:=[.A49]-(100-[.B49])/5" office:value-type="float" office:value="-5">
            <text:p>-5</text:p>
          </table:table-cell>
          <table:table-cell table:style-name="ce1" table:formula="of:=1/[.G49] +273.15" office:value-type="float" office:value="-4.51672445383167">
            <text:p>-4.52</text:p>
          </table:table-cell>
          <table:table-cell table:formula="of:=0.611*EXP(5423*(1 /273.15-1/([.A49]-273.15)))" office:value-type="float" office:value="1.55381123620136E+017">
            <text:p>155381123620136000</text:p>
          </table:table-cell>
          <table:table-cell table:formula="of:=[.B49]/100*[.E49]" office:value-type="float" office:value="7.76905618100678E+016">
            <text:p>77690561810067800</text:p>
          </table:table-cell>
          <table:table-cell table:formula="of:=1/273.15-1/5423*(LN([.F49])-LN(0.611))" office:value-type="float" office:value="-0.00360143982670949">
            <text:p>-0.0036014398</text:p>
          </table:table-cell>
          <table:table-cell table:style-name="ce2" table:formula="of:=[.A49]-[.D49]" office:value-type="float" office:value="9.51672445383167">
            <text:p><text:s/>10 </text:p>
          </table:table-cell>
          <table:table-cell table:number-columns-repeated="1016"/>
        </table:table-row>
        <table:table-row table:style-name="ro1">
          <table:table-cell table:formula="of:=[.A49]+5" office:value-type="float" office:value="10">
            <text:p>10</text:p>
          </table:table-cell>
          <table:table-cell table:formula="of:=[.B46]" office:value-type="float" office:value="50">
            <text:p>50</text:p>
          </table:table-cell>
          <table:table-cell table:formula="of:=[.A50]-(100-[.B50])/5" office:value-type="float" office:value="0">
            <text:p>0</text:p>
          </table:table-cell>
          <table:table-cell table:style-name="ce1" table:formula="of:=1/[.G50] +273.15" office:value-type="float" office:value="0.840930879496">
            <text:p>0.84</text:p>
          </table:table-cell>
          <table:table-cell table:formula="of:=0.611*EXP(5423*(1 /273.15-1/([.A50]-273.15)))" office:value-type="float" office:value="2.28182064924959E+017">
            <text:p>228182064924959000</text:p>
          </table:table-cell>
          <table:table-cell table:formula="of:=[.B50]/100*[.E50]" office:value-type="float" office:value="1.14091032462479E+017">
            <text:p>114091032462479000</text:p>
          </table:table-cell>
          <table:table-cell table:formula="of:=1/273.15-1/5423*(LN([.F50])-LN(0.611))" office:value-type="float" office:value="-0.00367229781670427">
            <text:p>-0.0036722978</text:p>
          </table:table-cell>
          <table:table-cell table:style-name="ce2" table:formula="of:=[.A50]-[.D50]" office:value-type="float" office:value="9.159069120504">
            <text:p><text:s/>9 </text:p>
          </table:table-cell>
          <table:table-cell table:number-columns-repeated="1016"/>
        </table:table-row>
        <table:table-row table:style-name="ro1">
          <table:table-cell table:formula="of:=[.A50]+5" office:value-type="float" office:value="15">
            <text:p>15</text:p>
          </table:table-cell>
          <table:table-cell table:formula="of:=[.B46]" office:value-type="float" office:value="50">
            <text:p>50</text:p>
          </table:table-cell>
          <table:table-cell table:formula="of:=[.A51]-(100-[.B51])/5" office:value-type="float" office:value="5">
            <text:p>5</text:p>
          </table:table-cell>
          <table:table-cell table:style-name="ce1" table:formula="of:=1/[.G51] +273.15" office:value-type="float" office:value="6.1915045989274">
            <text:p>6.19</text:p>
          </table:table-cell>
          <table:table-cell table:formula="of:=0.611*EXP(5423*(1 /273.15-1/([.A51]-273.15)))" office:value-type="float" office:value="3.40117782337898E+017">
            <text:p>340117782337898000</text:p>
          </table:table-cell>
          <table:table-cell table:formula="of:=[.B51]/100*[.E51]" office:value-type="float" office:value="1.70058891168949E+017">
            <text:p>170058891168949000</text:p>
          </table:table-cell>
          <table:table-cell table:formula="of:=1/273.15-1/5423*(LN([.F51])-LN(0.611))" office:value-type="float" office:value="-0.0037459006445838">
            <text:p>-0.0037459006</text:p>
          </table:table-cell>
          <table:table-cell table:style-name="ce2" table:formula="of:=[.A51]-[.D51]" office:value-type="float" office:value="8.80849540107261">
            <text:p><text:s/>9 </text:p>
          </table:table-cell>
          <table:table-cell table:number-columns-repeated="1016"/>
        </table:table-row>
        <table:table-row table:style-name="ro1">
          <table:table-cell table:formula="of:=[.A51]+5" office:value-type="float" office:value="20">
            <text:p>20</text:p>
          </table:table-cell>
          <table:table-cell table:formula="of:=[.B46]" office:value-type="float" office:value="50">
            <text:p>50</text:p>
          </table:table-cell>
          <table:table-cell table:formula="of:=[.A52]-(100-[.B52])/5" office:value-type="float" office:value="10">
            <text:p>10</text:p>
          </table:table-cell>
          <table:table-cell table:style-name="ce1" table:formula="of:=1/[.G52] +273.15" office:value-type="float" office:value="11.535010735638">
            <text:p>11.54</text:p>
          </table:table-cell>
          <table:table-cell table:formula="of:=0.611*EXP(5423*(1 /273.15-1/([.A52]-273.15)))" office:value-type="float" office:value="5.15020842040221E+017">
            <text:p>515020842040221000</text:p>
          </table:table-cell>
          <table:table-cell table:formula="of:=[.B52]/100*[.E52]" office:value-type="float" office:value="2.5751042102011E+017">
            <text:p>257510421020110000</text:p>
          </table:table-cell>
          <table:table-cell table:formula="of:=1/273.15-1/5423*(LN([.F52])-LN(0.611))" office:value-type="float" office:value="-0.00382241095134461">
            <text:p>-0.003822411</text:p>
          </table:table-cell>
          <table:table-cell table:style-name="ce2" table:formula="of:=[.A52]-[.D52]" office:value-type="float" office:value="8.46498926436198">
            <text:p><text:s/>8 </text:p>
          </table:table-cell>
          <table:table-cell table:number-columns-repeated="1016"/>
        </table:table-row>
        <table:table-row table:style-name="ro1">
          <table:table-cell table:formula="of:=[.A52]+5" office:value-type="float" office:value="25">
            <text:p>25</text:p>
          </table:table-cell>
          <table:table-cell table:formula="of:=[.B46]" office:value-type="float" office:value="50">
            <text:p>50</text:p>
          </table:table-cell>
          <table:table-cell table:formula="of:=[.A53]-(100-[.B53])/5" office:value-type="float" office:value="15">
            <text:p>15</text:p>
          </table:table-cell>
          <table:table-cell table:style-name="ce1" table:formula="of:=1/[.G53] +273.15" office:value-type="float" office:value="16.8714632837597">
            <text:p>16.87</text:p>
          </table:table-cell>
          <table:table-cell table:formula="of:=0.611*EXP(5423*(1 /273.15-1/([.A53]-273.15)))" office:value-type="float" office:value="7.93015771388472E+017">
            <text:p>793015771388472000</text:p>
          </table:table-cell>
          <table:table-cell table:formula="of:=[.B53]/100*[.E53]" office:value-type="float" office:value="3.96507885694236E+017">
            <text:p>396507885694236000</text:p>
          </table:table-cell>
          <table:table-cell table:formula="of:=1/273.15-1/5423*(LN([.F53])-LN(0.611))" office:value-type="float" office:value="-0.00390200448626422">
            <text:p>-0.0039020045</text:p>
          </table:table-cell>
          <table:table-cell table:style-name="ce2" table:formula="of:=[.A53]-[.D53]" office:value-type="float" office:value="8.12853671624026">
            <text:p><text:s/>8 </text:p>
          </table:table-cell>
          <table:table-cell table:number-columns-repeated="1016"/>
        </table:table-row>
        <table:table-row table:style-name="ro1">
          <table:table-cell table:formula="of:=[.A53]+5" office:value-type="float" office:value="30">
            <text:p>30</text:p>
          </table:table-cell>
          <table:table-cell table:formula="of:=[.B46]" office:value-type="float" office:value="50">
            <text:p>50</text:p>
          </table:table-cell>
          <table:table-cell table:formula="of:=[.A54]-(100-[.B54])/5" office:value-type="float" office:value="20">
            <text:p>20</text:p>
          </table:table-cell>
          <table:table-cell table:style-name="ce1" table:formula="of:=1/[.G54] +273.15" office:value-type="float" office:value="22.200876200504">
            <text:p>22.20</text:p>
          </table:table-cell>
          <table:table-cell table:formula="of:=0.611*EXP(5423*(1 /273.15-1/([.A54]-273.15)))" office:value-type="float" office:value="1.24293485332105E+018">
            <text:p>1242934853321050000</text:p>
          </table:table-cell>
          <table:table-cell table:formula="of:=[.B54]/100*[.E54]" office:value-type="float" office:value="6.21467426660527E+017">
            <text:p>621467426660527000</text:p>
          </table:table-cell>
          <table:table-cell table:formula="of:=1/273.15-1/5423*(LN([.F54])-LN(0.611))" office:value-type="float" office:value="-0.00398487145465781">
            <text:p>-0.0039848715</text:p>
          </table:table-cell>
          <table:table-cell table:style-name="ce2" table:formula="of:=[.A54]-[.D54]" office:value-type="float" office:value="7.79912379949599">
            <text:p><text:s/>8 </text:p>
          </table:table-cell>
          <table:table-cell table:number-columns-repeated="1016"/>
        </table:table-row>
        <table:table-row table:style-name="ro1">
          <table:table-cell table:formula="of:=[.A54]+5" office:value-type="float" office:value="35">
            <text:p>35</text:p>
          </table:table-cell>
          <table:table-cell table:formula="of:=[.B46]" office:value-type="float" office:value="50">
            <text:p>50</text:p>
          </table:table-cell>
          <table:table-cell table:formula="of:=[.A55]-(100-[.B55])/5" office:value-type="float" office:value="25">
            <text:p>25</text:p>
          </table:table-cell>
          <table:table-cell table:style-name="ce1" table:formula="of:=1/[.G55] +273.15" office:value-type="float" office:value="27.5232634062828">
            <text:p>27.52</text:p>
          </table:table-cell>
          <table:table-cell table:formula="of:=0.611*EXP(5423*(1 /273.15-1/([.A55]-273.15)))" office:value-type="float" office:value="1.98522629020924E+018">
            <text:p>1985226290209240000</text:p>
          </table:table-cell>
          <table:table-cell table:formula="of:=[.B55]/100*[.E55]" office:value-type="float" office:value="9.92613145104621E+017">
            <text:p>992613145104621000</text:p>
          </table:table-cell>
          <table:table-cell table:formula="of:=1/273.15-1/5423*(LN([.F55])-LN(0.611))" office:value-type="float" office:value="-0.00407121803541308">
            <text:p>-0.004071218</text:p>
          </table:table-cell>
          <table:table-cell table:style-name="ce2" table:formula="of:=[.A55]-[.D55]" office:value-type="float" office:value="7.47673659371719">
            <text:p><text:s/>7 </text:p>
          </table:table-cell>
          <table:table-cell table:number-columns-repeated="1016"/>
        </table:table-row>
        <table:table-row table:style-name="ro1">
          <table:table-cell table:formula="of:=[.A55]+5" office:value-type="float" office:value="40">
            <text:p>40</text:p>
          </table:table-cell>
          <table:table-cell table:formula="of:=[.B46]" office:value-type="float" office:value="50">
            <text:p>50</text:p>
          </table:table-cell>
          <table:table-cell table:formula="of:=[.A56]-(100-[.B56])/5" office:value-type="float" office:value="30">
            <text:p>30</text:p>
          </table:table-cell>
          <table:table-cell table:style-name="ce1" table:formula="of:=1/[.G56] +273.15" office:value-type="float" office:value="32.8386387848297">
            <text:p>32.84</text:p>
          </table:table-cell>
          <table:table-cell table:formula="of:=0.611*EXP(5423*(1 /273.15-1/([.A56]-273.15)))" office:value-type="float" office:value="3.23514702235986E+018">
            <text:p>3235147022359860000</text:p>
          </table:table-cell>
          <table:table-cell table:formula="of:=[.B56]/100*[.E56]" office:value-type="float" office:value="1.61757351117993E+018">
            <text:p>1617573511179930000</text:p>
          </table:table-cell>
          <table:table-cell table:formula="of:=1/273.15-1/5423*(LN([.F56])-LN(0.611))" office:value-type="float" office:value="-0.00416126809379028">
            <text:p>-0.0041612681</text:p>
          </table:table-cell>
          <table:table-cell table:style-name="ce2" table:formula="of:=[.A56]-[.D56]" office:value-type="float" office:value="7.16136121517027">
            <text:p><text:s/>7 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60">
            <text:p>60</text:p>
          </table:table-cell>
          <table:table-cell table:formula="of:=[.A57]-(100-[.B57])/5" office:value-type="float" office:value="-18">
            <text:p>-18</text:p>
          </table:table-cell>
          <table:table-cell table:style-name="ce1" table:formula="of:=1/[.G57] +273.15" office:value-type="float" office:value="-17.7590191096144">
            <text:p>-17.76</text:p>
          </table:table-cell>
          <table:table-cell table:formula="of:=0.611*EXP(5423*(1 /273.15-1/([.A57]-273.15)))" office:value-type="float" office:value="5.3224473822847E+016">
            <text:p>53224473822847000</text:p>
          </table:table-cell>
          <table:table-cell table:formula="of:=[.B57]/100*[.E57]" office:value-type="float" office:value="3.19346842937082E+016">
            <text:p>31934684293708200</text:p>
          </table:table-cell>
          <table:table-cell table:formula="of:=1/273.15-1/5423*(LN([.F57])-LN(0.611))" office:value-type="float" office:value="-0.00343750084841199">
            <text:p>-0.0034375008</text:p>
          </table:table-cell>
          <table:table-cell table:style-name="ce2" table:formula="of:=[.A57]-[.D57]" office:value-type="float" office:value="7.75901910961443">
            <text:p><text:s/>8 </text:p>
          </table:table-cell>
          <table:table-cell table:number-columns-repeated="1016"/>
        </table:table-row>
        <table:table-row table:style-name="ro1">
          <table:table-cell table:formula="of:=[.A57]+5" office:value-type="float" office:value="-5">
            <text:p>-5</text:p>
          </table:table-cell>
          <table:table-cell table:formula="of:=[.B57]" office:value-type="float" office:value="60">
            <text:p>60</text:p>
          </table:table-cell>
          <table:table-cell table:formula="of:=[.A58]-(100-[.B58])/5" office:value-type="float" office:value="-13">
            <text:p>-13</text:p>
          </table:table-cell>
          <table:table-cell table:style-name="ce1" table:formula="of:=1/[.G58] +273.15" office:value-type="float" office:value="-12.4837921919807">
            <text:p>-12.48</text:p>
          </table:table-cell>
          <table:table-cell table:formula="of:=0.611*EXP(5423*(1 /273.15-1/([.A58]-273.15)))" office:value-type="float" office:value="7.50984602842419E+016">
            <text:p>75098460284241900</text:p>
          </table:table-cell>
          <table:table-cell table:formula="of:=[.B58]/100*[.E58]" office:value-type="float" office:value="4.50590761705452E+016">
            <text:p>45059076170545200</text:p>
          </table:table-cell>
          <table:table-cell table:formula="of:=1/273.15-1/5423*(LN([.F58])-LN(0.611))" office:value-type="float" office:value="-0.00350098632352253">
            <text:p>-0.0035009863</text:p>
          </table:table-cell>
          <table:table-cell table:style-name="ce2" table:formula="of:=[.A58]-[.D58]" office:value-type="float" office:value="7.48379219198068">
            <text:p><text:s/>7 </text:p>
          </table:table-cell>
          <table:table-cell table:number-columns-repeated="1016"/>
        </table:table-row>
        <table:table-row table:style-name="ro1">
          <table:table-cell table:formula="of:=[.A58]+5" office:value-type="float" office:value="0">
            <text:p>0</text:p>
          </table:table-cell>
          <table:table-cell table:formula="of:=[.B57]" office:value-type="float" office:value="60">
            <text:p>60</text:p>
          </table:table-cell>
          <table:table-cell table:formula="of:=[.A59]-(100-[.B59])/5" office:value-type="float" office:value="-8">
            <text:p>-8</text:p>
          </table:table-cell>
          <table:table-cell table:style-name="ce1" table:formula="of:=1/[.G59] +273.15" office:value-type="float" office:value="-7.21366556281367">
            <text:p>-7.21</text:p>
          </table:table-cell>
          <table:table-cell table:formula="of:=0.611*EXP(5423*(1 /273.15-1/([.A59]-273.15)))" office:value-type="float" office:value="1.07306144746145E+017">
            <text:p>107306144746145000</text:p>
          </table:table-cell>
          <table:table-cell table:formula="of:=[.B59]/100*[.E59]" office:value-type="float" office:value="6.4383686847687E+016">
            <text:p>64383686847687000</text:p>
          </table:table-cell>
          <table:table-cell table:formula="of:=1/273.15-1/5423*(LN([.F59])-LN(0.611))" office:value-type="float" office:value="-0.00356679599687983">
            <text:p>-0.003566796</text:p>
          </table:table-cell>
          <table:table-cell table:style-name="ce2" table:formula="of:=[.A59]-[.D59]" office:value-type="float" office:value="7.21366556281367">
            <text:p><text:s/>7 </text:p>
          </table:table-cell>
          <table:table-cell table:number-columns-repeated="1016"/>
        </table:table-row>
        <table:table-row table:style-name="ro1">
          <table:table-cell table:formula="of:=[.A59]+5" office:value-type="float" office:value="5">
            <text:p>5</text:p>
          </table:table-cell>
          <table:table-cell table:formula="of:=[.B57]" office:value-type="float" office:value="60">
            <text:p>60</text:p>
          </table:table-cell>
          <table:table-cell table:formula="of:=[.A60]-(100-[.B60])/5" office:value-type="float" office:value="-3">
            <text:p>-3</text:p>
          </table:table-cell>
          <table:table-cell table:style-name="ce1" table:formula="of:=1/[.G60] +273.15" office:value-type="float" office:value="-1.94863182896029">
            <text:p>-1.95</text:p>
          </table:table-cell>
          <table:table-cell table:formula="of:=0.611*EXP(5423*(1 /273.15-1/([.A60]-273.15)))" office:value-type="float" office:value="1.55381123620136E+017">
            <text:p>155381123620136000</text:p>
          </table:table-cell>
          <table:table-cell table:formula="of:=[.B60]/100*[.E60]" office:value-type="float" office:value="9.32286741720813E+016">
            <text:p>93228674172081300</text:p>
          </table:table-cell>
          <table:table-cell table:formula="of:=1/273.15-1/5423*(LN([.F60])-LN(0.611))" office:value-type="float" office:value="-0.00363505988143823">
            <text:p>-0.0036350599</text:p>
          </table:table-cell>
          <table:table-cell table:style-name="ce2" table:formula="of:=[.A60]-[.D60]" office:value-type="float" office:value="6.94863182896029">
            <text:p><text:s/>7 </text:p>
          </table:table-cell>
          <table:table-cell table:number-columns-repeated="1016"/>
        </table:table-row>
        <table:table-row table:style-name="ro1">
          <table:table-cell table:formula="of:=[.A60]+5" office:value-type="float" office:value="10">
            <text:p>10</text:p>
          </table:table-cell>
          <table:table-cell table:formula="of:=[.B57]" office:value-type="float" office:value="60">
            <text:p>60</text:p>
          </table:table-cell>
          <table:table-cell table:formula="of:=[.A61]-(100-[.B61])/5" office:value-type="float" office:value="2">
            <text:p>2</text:p>
          </table:table-cell>
          <table:table-cell table:style-name="ce1" table:formula="of:=1/[.G61] +273.15" office:value-type="float" office:value="3.31131638845039">
            <text:p>3.31</text:p>
          </table:table-cell>
          <table:table-cell table:formula="of:=0.611*EXP(5423*(1 /273.15-1/([.A61]-273.15)))" office:value-type="float" office:value="2.28182064924959E+017">
            <text:p>228182064924959000</text:p>
          </table:table-cell>
          <table:table-cell table:formula="of:=[.B61]/100*[.E61]" office:value-type="float" office:value="1.36909238954975E+017">
            <text:p>136909238954975000</text:p>
          </table:table-cell>
          <table:table-cell table:formula="of:=1/273.15-1/5423*(LN([.F61])-LN(0.611))" office:value-type="float" office:value="-0.00370591787143301">
            <text:p>-0.0037059179</text:p>
          </table:table-cell>
          <table:table-cell table:style-name="ce2" table:formula="of:=[.A61]-[.D61]" office:value-type="float" office:value="6.68868361154961">
            <text:p><text:s/>7 </text:p>
          </table:table-cell>
          <table:table-cell table:number-columns-repeated="1016"/>
        </table:table-row>
        <table:table-row table:style-name="ro1">
          <table:table-cell table:formula="of:=[.A61]+5" office:value-type="float" office:value="15">
            <text:p>15</text:p>
          </table:table-cell>
          <table:table-cell table:formula="of:=[.B57]" office:value-type="float" office:value="60">
            <text:p>60</text:p>
          </table:table-cell>
          <table:table-cell table:formula="of:=[.A62]-(100-[.B62])/5" office:value-type="float" office:value="7">
            <text:p>7</text:p>
          </table:table-cell>
          <table:table-cell table:style-name="ce1" table:formula="of:=1/[.G62] +273.15" office:value-type="float" office:value="8.56618645404154">
            <text:p>8.57</text:p>
          </table:table-cell>
          <table:table-cell table:formula="of:=0.611*EXP(5423*(1 /273.15-1/([.A62]-273.15)))" office:value-type="float" office:value="3.40117782337898E+017">
            <text:p>340117782337898000</text:p>
          </table:table-cell>
          <table:table-cell table:formula="of:=[.B62]/100*[.E62]" office:value-type="float" office:value="2.04070669402739E+017">
            <text:p>204070669402739000</text:p>
          </table:table-cell>
          <table:table-cell table:formula="of:=1/273.15-1/5423*(LN([.F62])-LN(0.611))" office:value-type="float" office:value="-0.00377952069931254">
            <text:p>-0.0037795207</text:p>
          </table:table-cell>
          <table:table-cell table:style-name="ce2" table:formula="of:=[.A62]-[.D62]" office:value-type="float" office:value="6.43381354595846">
            <text:p><text:s/>6 </text:p>
          </table:table-cell>
          <table:table-cell table:number-columns-repeated="1016"/>
        </table:table-row>
        <table:table-row table:style-name="ro1">
          <table:table-cell table:formula="of:=[.A62]+5" office:value-type="float" office:value="20">
            <text:p>20</text:p>
          </table:table-cell>
          <table:table-cell table:formula="of:=[.B57]" office:value-type="float" office:value="60">
            <text:p>60</text:p>
          </table:table-cell>
          <table:table-cell table:formula="of:=[.A63]-(100-[.B63])/5" office:value-type="float" office:value="12">
            <text:p>12</text:p>
          </table:table-cell>
          <table:table-cell table:style-name="ce1" table:formula="of:=1/[.G63] +273.15" office:value-type="float" office:value="13.8159857182232">
            <text:p>13.82</text:p>
          </table:table-cell>
          <table:table-cell table:formula="of:=0.611*EXP(5423*(1 /273.15-1/([.A63]-273.15)))" office:value-type="float" office:value="5.15020842040221E+017">
            <text:p>515020842040221000</text:p>
          </table:table-cell>
          <table:table-cell table:formula="of:=[.B63]/100*[.E63]" office:value-type="float" office:value="3.09012505224133E+017">
            <text:p>309012505224133000</text:p>
          </table:table-cell>
          <table:table-cell table:formula="of:=1/273.15-1/5423*(LN([.F63])-LN(0.611))" office:value-type="float" office:value="-0.00385603100607335">
            <text:p>-0.003856031</text:p>
          </table:table-cell>
          <table:table-cell table:style-name="ce2" table:formula="of:=[.A63]-[.D63]" office:value-type="float" office:value="6.1840142817768">
            <text:p><text:s/>6 </text:p>
          </table:table-cell>
          <table:table-cell table:number-columns-repeated="1016"/>
        </table:table-row>
        <table:table-row table:style-name="ro1">
          <table:table-cell table:formula="of:=[.A63]+5" office:value-type="float" office:value="25">
            <text:p>25</text:p>
          </table:table-cell>
          <table:table-cell table:formula="of:=[.B57]" office:value-type="float" office:value="60">
            <text:p>60</text:p>
          </table:table-cell>
          <table:table-cell table:formula="of:=[.A64]-(100-[.B64])/5" office:value-type="float" office:value="17">
            <text:p>17</text:p>
          </table:table-cell>
          <table:table-cell table:style-name="ce1" table:formula="of:=1/[.G64] +273.15" office:value-type="float" office:value="19.0607215172262">
            <text:p>19.06</text:p>
          </table:table-cell>
          <table:table-cell table:formula="of:=0.611*EXP(5423*(1 /273.15-1/([.A64]-273.15)))" office:value-type="float" office:value="7.93015771388472E+017">
            <text:p>793015771388472000</text:p>
          </table:table-cell>
          <table:table-cell table:formula="of:=[.B64]/100*[.E64]" office:value-type="float" office:value="4.75809462833083E+017">
            <text:p>475809462833083000</text:p>
          </table:table-cell>
          <table:table-cell table:formula="of:=1/273.15-1/5423*(LN([.F64])-LN(0.611))" office:value-type="float" office:value="-0.00393562454099296">
            <text:p>-0.0039356245</text:p>
          </table:table-cell>
          <table:table-cell table:style-name="ce2" table:formula="of:=[.A64]-[.D64]" office:value-type="float" office:value="5.93927848277383">
            <text:p><text:s/>6 </text:p>
          </table:table-cell>
          <table:table-cell table:number-columns-repeated="1016"/>
        </table:table-row>
        <table:table-row table:style-name="ro1">
          <table:table-cell table:formula="of:=[.A64]+5" office:value-type="float" office:value="30">
            <text:p>30</text:p>
          </table:table-cell>
          <table:table-cell table:formula="of:=[.B57]" office:value-type="float" office:value="60">
            <text:p>60</text:p>
          </table:table-cell>
          <table:table-cell table:formula="of:=[.A65]-(100-[.B65])/5" office:value-type="float" office:value="22">
            <text:p>22</text:p>
          </table:table-cell>
          <table:table-cell table:style-name="ce1" table:formula="of:=1/[.G65] +273.15" office:value-type="float" office:value="24.3004011731364">
            <text:p>24.30</text:p>
          </table:table-cell>
          <table:table-cell table:formula="of:=0.611*EXP(5423*(1 /273.15-1/([.A65]-273.15)))" office:value-type="float" office:value="1.24293485332105E+018">
            <text:p>1242934853321050000</text:p>
          </table:table-cell>
          <table:table-cell table:formula="of:=[.B65]/100*[.E65]" office:value-type="float" office:value="7.45760911992633E+017">
            <text:p>745760911992633000</text:p>
          </table:table-cell>
          <table:table-cell table:formula="of:=1/273.15-1/5423*(LN([.F65])-LN(0.611))" office:value-type="float" office:value="-0.00401849150938655">
            <text:p>-0.0040184915</text:p>
          </table:table-cell>
          <table:table-cell table:style-name="ce2" table:formula="of:=[.A65]-[.D65]" office:value-type="float" office:value="5.69959882686362">
            <text:p><text:s/>6 </text:p>
          </table:table-cell>
          <table:table-cell table:number-columns-repeated="1016"/>
        </table:table-row>
        <table:table-row table:style-name="ro1">
          <table:table-cell table:formula="of:=[.A65]+5" office:value-type="float" office:value="35">
            <text:p>35</text:p>
          </table:table-cell>
          <table:table-cell table:formula="of:=[.B57]" office:value-type="float" office:value="60">
            <text:p>60</text:p>
          </table:table-cell>
          <table:table-cell table:formula="of:=[.A66]-(100-[.B66])/5" office:value-type="float" office:value="27">
            <text:p>27</text:p>
          </table:table-cell>
          <table:table-cell table:style-name="ce1" table:formula="of:=1/[.G66] +273.15" office:value-type="float" office:value="29.5350319939293">
            <text:p>29.54</text:p>
          </table:table-cell>
          <table:table-cell table:formula="of:=0.611*EXP(5423*(1 /273.15-1/([.A66]-273.15)))" office:value-type="float" office:value="1.98522629020924E+018">
            <text:p>1985226290209240000</text:p>
          </table:table-cell>
          <table:table-cell table:formula="of:=[.B66]/100*[.E66]" office:value-type="float" office:value="1.19113577412555E+018">
            <text:p>1191135774125550000</text:p>
          </table:table-cell>
          <table:table-cell table:formula="of:=1/273.15-1/5423*(LN([.F66])-LN(0.611))" office:value-type="float" office:value="-0.00410483809014182">
            <text:p>-0.0041048381</text:p>
          </table:table-cell>
          <table:table-cell table:style-name="ce2" table:formula="of:=[.A66]-[.D66]" office:value-type="float" office:value="5.46496800607068">
            <text:p><text:s/>5 </text:p>
          </table:table-cell>
          <table:table-cell table:number-columns-repeated="1016"/>
        </table:table-row>
        <table:table-row table:style-name="ro1">
          <table:table-cell table:formula="of:=[.A66]+5" office:value-type="float" office:value="40">
            <text:p>40</text:p>
          </table:table-cell>
          <table:table-cell table:formula="of:=[.B57]" office:value-type="float" office:value="60">
            <text:p>60</text:p>
          </table:table-cell>
          <table:table-cell table:formula="of:=[.A67]-(100-[.B67])/5" office:value-type="float" office:value="32">
            <text:p>32</text:p>
          </table:table-cell>
          <table:table-cell table:style-name="ce1" table:formula="of:=1/[.G67] +273.15" office:value-type="float" office:value="34.7646212735033">
            <text:p>34.76</text:p>
          </table:table-cell>
          <table:table-cell table:formula="of:=0.611*EXP(5423*(1 /273.15-1/([.A67]-273.15)))" office:value-type="float" office:value="3.23514702235986E+018">
            <text:p>3235147022359860000</text:p>
          </table:table-cell>
          <table:table-cell table:formula="of:=[.B67]/100*[.E67]" office:value-type="float" office:value="1.94108821341592E+018">
            <text:p>1941088213415920000</text:p>
          </table:table-cell>
          <table:table-cell table:formula="of:=1/273.15-1/5423*(LN([.F67])-LN(0.611))" office:value-type="float" office:value="-0.00419488814851902">
            <text:p>-0.0041948881</text:p>
          </table:table-cell>
          <table:table-cell table:style-name="ce2" table:formula="of:=[.A67]-[.D67]" office:value-type="float" office:value="5.23537872649675">
            <text:p><text:s/>5 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70">
            <text:p>70</text:p>
          </table:table-cell>
          <table:table-cell table:formula="of:=[.A68]-(100-[.B68])/5" office:value-type="float" office:value="-16">
            <text:p>-16</text:p>
          </table:table-cell>
          <table:table-cell table:style-name="ce1" table:formula="of:=1/[.G68] +273.15" office:value-type="float" office:value="-15.3731659282308">
            <text:p>-15.37</text:p>
          </table:table-cell>
          <table:table-cell table:formula="of:=0.611*EXP(5423*(1 /273.15-1/([.A68]-273.15)))" office:value-type="float" office:value="5.3224473822847E+016">
            <text:p>53224473822847000</text:p>
          </table:table-cell>
          <table:table-cell table:formula="of:=[.B68]/100*[.E68]" office:value-type="float" office:value="3.72571316759929E+016">
            <text:p>37257131675992900</text:p>
          </table:table-cell>
          <table:table-cell table:formula="of:=1/273.15-1/5423*(LN([.F68])-LN(0.611))" office:value-type="float" office:value="-0.00346592619966172">
            <text:p>-0.0034659262</text:p>
          </table:table-cell>
          <table:table-cell table:style-name="ce2" table:formula="of:=[.A68]-[.D68]" office:value-type="float" office:value="5.37316592823083">
            <text:p><text:s/>5 </text:p>
          </table:table-cell>
          <table:table-cell table:number-columns-repeated="1016"/>
        </table:table-row>
        <table:table-row table:style-name="ro1">
          <table:table-cell table:formula="of:=[.A68]+5" office:value-type="float" office:value="-5">
            <text:p>-5</text:p>
          </table:table-cell>
          <table:table-cell table:formula="of:=[.B68]" office:value-type="float" office:value="70">
            <text:p>70</text:p>
          </table:table-cell>
          <table:table-cell table:formula="of:=[.A69]-(100-[.B69])/5" office:value-type="float" office:value="-11">
            <text:p>-11</text:p>
          </table:table-cell>
          <table:table-cell table:style-name="ce1" table:formula="of:=1/[.G69] +273.15" office:value-type="float" office:value="-10.1833405530055">
            <text:p>-10.18</text:p>
          </table:table-cell>
          <table:table-cell table:formula="of:=0.611*EXP(5423*(1 /273.15-1/([.A69]-273.15)))" office:value-type="float" office:value="7.50984602842419E+016">
            <text:p>75098460284241900</text:p>
          </table:table-cell>
          <table:table-cell table:formula="of:=[.B69]/100*[.E69]" office:value-type="float" office:value="5.25689221989694E+016">
            <text:p>52568922198969400</text:p>
          </table:table-cell>
          <table:table-cell table:formula="of:=1/273.15-1/5423*(LN([.F69])-LN(0.611))" office:value-type="float" office:value="-0.00352941167477225">
            <text:p>-0.0035294117</text:p>
          </table:table-cell>
          <table:table-cell table:style-name="ce2" table:formula="of:=[.A69]-[.D69]" office:value-type="float" office:value="5.18334055300551">
            <text:p><text:s/>5 </text:p>
          </table:table-cell>
          <table:table-cell table:number-columns-repeated="1016"/>
        </table:table-row>
        <table:table-row table:style-name="ro1">
          <table:table-cell table:formula="of:=[.A69]+5" office:value-type="float" office:value="0">
            <text:p>0</text:p>
          </table:table-cell>
          <table:table-cell table:formula="of:=[.B68]" office:value-type="float" office:value="70">
            <text:p>70</text:p>
          </table:table-cell>
          <table:table-cell table:formula="of:=[.A70]-(100-[.B70])/5" office:value-type="float" office:value="-6">
            <text:p>-6</text:p>
          </table:table-cell>
          <table:table-cell table:style-name="ce1" table:formula="of:=1/[.G70] +273.15" office:value-type="float" office:value="-4.99699101079204">
            <text:p>-5.00</text:p>
          </table:table-cell>
          <table:table-cell table:formula="of:=0.611*EXP(5423*(1 /273.15-1/([.A70]-273.15)))" office:value-type="float" office:value="1.07306144746145E+017">
            <text:p>107306144746145000</text:p>
          </table:table-cell>
          <table:table-cell table:formula="of:=[.B70]/100*[.E70]" office:value-type="float" office:value="7.51143013223015E+016">
            <text:p>75114301322301500</text:p>
          </table:table-cell>
          <table:table-cell table:formula="of:=1/273.15-1/5423*(LN([.F70])-LN(0.611))" office:value-type="float" office:value="-0.00359522134812956">
            <text:p>-0.0035952213</text:p>
          </table:table-cell>
          <table:table-cell table:style-name="ce2" table:formula="of:=[.A70]-[.D70]" office:value-type="float" office:value="4.99699101079204">
            <text:p><text:s/>5 </text:p>
          </table:table-cell>
          <table:table-cell table:number-columns-repeated="1016"/>
        </table:table-row>
        <table:table-row table:style-name="ro1">
          <table:table-cell table:formula="of:=[.A70]+5" office:value-type="float" office:value="5">
            <text:p>5</text:p>
          </table:table-cell>
          <table:table-cell table:formula="of:=[.B68]" office:value-type="float" office:value="70">
            <text:p>70</text:p>
          </table:table-cell>
          <table:table-cell table:formula="of:=[.A71]-(100-[.B71])/5" office:value-type="float" office:value="-1">
            <text:p>-1</text:p>
          </table:table-cell>
          <table:table-cell table:style-name="ce1" table:formula="of:=1/[.G71] +273.15" office:value-type="float" office:value="0.185886189096379">
            <text:p>0.19</text:p>
          </table:table-cell>
          <table:table-cell table:formula="of:=0.611*EXP(5423*(1 /273.15-1/([.A71]-273.15)))" office:value-type="float" office:value="1.55381123620136E+017">
            <text:p>155381123620136000</text:p>
          </table:table-cell>
          <table:table-cell table:formula="of:=[.B71]/100*[.E71]" office:value-type="float" office:value="1.08766786534095E+017">
            <text:p>108766786534095000</text:p>
          </table:table-cell>
          <table:table-cell table:formula="of:=1/273.15-1/5423*(LN([.F71])-LN(0.611))" office:value-type="float" office:value="-0.00366348523268796">
            <text:p>-0.0036634852</text:p>
          </table:table-cell>
          <table:table-cell table:style-name="ce2" table:formula="of:=[.A71]-[.D71]" office:value-type="float" office:value="4.81411381090362">
            <text:p><text:s/>5 </text:p>
          </table:table-cell>
          <table:table-cell table:number-columns-repeated="1016"/>
        </table:table-row>
        <table:table-row table:style-name="ro1">
          <table:table-cell table:formula="of:=[.A71]+5" office:value-type="float" office:value="10">
            <text:p>10</text:p>
          </table:table-cell>
          <table:table-cell table:formula="of:=[.B68]" office:value-type="float" office:value="70">
            <text:p>70</text:p>
          </table:table-cell>
          <table:table-cell table:formula="of:=[.A72]-(100-[.B72])/5" office:value-type="float" office:value="4">
            <text:p>4</text:p>
          </table:table-cell>
          <table:table-cell table:style-name="ce1" table:formula="of:=1/[.G72] +273.15" office:value-type="float" office:value="5.36529453267451">
            <text:p>5.37</text:p>
          </table:table-cell>
          <table:table-cell table:formula="of:=0.611*EXP(5423*(1 /273.15-1/([.A72]-273.15)))" office:value-type="float" office:value="2.28182064924959E+017">
            <text:p>228182064924959000</text:p>
          </table:table-cell>
          <table:table-cell table:formula="of:=[.B72]/100*[.E72]" office:value-type="float" office:value="1.59727445447471E+017">
            <text:p>159727445447471000</text:p>
          </table:table-cell>
          <table:table-cell table:formula="of:=1/273.15-1/5423*(LN([.F72])-LN(0.611))" office:value-type="float" office:value="-0.00373434322268274">
            <text:p>-0.0037343432</text:p>
          </table:table-cell>
          <table:table-cell table:style-name="ce2" table:formula="of:=[.A72]-[.D72]" office:value-type="float" office:value="4.63470546732549">
            <text:p><text:s/>5 </text:p>
          </table:table-cell>
          <table:table-cell table:number-columns-repeated="1016"/>
        </table:table-row>
        <table:table-row table:style-name="ro1">
          <table:table-cell table:formula="of:=[.A72]+5" office:value-type="float" office:value="15">
            <text:p>15</text:p>
          </table:table-cell>
          <table:table-cell table:formula="of:=[.B68]" office:value-type="float" office:value="70">
            <text:p>70</text:p>
          </table:table-cell>
          <table:table-cell table:formula="of:=[.A73]-(100-[.B73])/5" office:value-type="float" office:value="9">
            <text:p>9</text:p>
          </table:table-cell>
          <table:table-cell table:style-name="ce1" table:formula="of:=1/[.G73] +273.15" office:value-type="float" office:value="10.5412375012919">
            <text:p>10.54</text:p>
          </table:table-cell>
          <table:table-cell table:formula="of:=0.611*EXP(5423*(1 /273.15-1/([.A73]-273.15)))" office:value-type="float" office:value="3.40117782337898E+017">
            <text:p>340117782337898000</text:p>
          </table:table-cell>
          <table:table-cell table:formula="of:=[.B73]/100*[.E73]" office:value-type="float" office:value="2.38082447636529E+017">
            <text:p>238082447636529000</text:p>
          </table:table-cell>
          <table:table-cell table:formula="of:=1/273.15-1/5423*(LN([.F73])-LN(0.611))" office:value-type="float" office:value="-0.00380794605056227">
            <text:p>-0.0038079461</text:p>
          </table:table-cell>
          <table:table-cell table:style-name="ce2" table:formula="of:=[.A73]-[.D73]" office:value-type="float" office:value="4.4587624987081">
            <text:p><text:s/>4 </text:p>
          </table:table-cell>
          <table:table-cell table:number-columns-repeated="1016"/>
        </table:table-row>
        <table:table-row table:style-name="ro1">
          <table:table-cell table:formula="of:=[.A73]+5" office:value-type="float" office:value="20">
            <text:p>20</text:p>
          </table:table-cell>
          <table:table-cell table:formula="of:=[.B68]" office:value-type="float" office:value="70">
            <text:p>70</text:p>
          </table:table-cell>
          <table:table-cell table:formula="of:=[.A74]-(100-[.B74])/5" office:value-type="float" office:value="14">
            <text:p>14</text:p>
          </table:table-cell>
          <table:table-cell table:style-name="ce1" table:formula="of:=1/[.G74] +273.15" office:value-type="float" office:value="15.7137185716413">
            <text:p>15.71</text:p>
          </table:table-cell>
          <table:table-cell table:formula="of:=0.611*EXP(5423*(1 /273.15-1/([.A74]-273.15)))" office:value-type="float" office:value="5.15020842040221E+017">
            <text:p>515020842040221000</text:p>
          </table:table-cell>
          <table:table-cell table:formula="of:=[.B74]/100*[.E74]" office:value-type="float" office:value="3.60514589428155E+017">
            <text:p>360514589428155000</text:p>
          </table:table-cell>
          <table:table-cell table:formula="of:=1/273.15-1/5423*(LN([.F74])-LN(0.611))" office:value-type="float" office:value="-0.00388445635732307">
            <text:p>-0.0038844564</text:p>
          </table:table-cell>
          <table:table-cell table:style-name="ce2" table:formula="of:=[.A74]-[.D74]" office:value-type="float" office:value="4.28628142835868">
            <text:p><text:s/>4 </text:p>
          </table:table-cell>
          <table:table-cell table:number-columns-repeated="1016"/>
        </table:table-row>
        <table:table-row table:style-name="ro1">
          <table:table-cell table:formula="of:=[.A74]+5" office:value-type="float" office:value="25">
            <text:p>25</text:p>
          </table:table-cell>
          <table:table-cell table:formula="of:=[.B68]" office:value-type="float" office:value="70">
            <text:p>70</text:p>
          </table:table-cell>
          <table:table-cell table:formula="of:=[.A75]-(100-[.B75])/5" office:value-type="float" office:value="19">
            <text:p>19</text:p>
          </table:table-cell>
          <table:table-cell table:style-name="ce1" table:formula="of:=1/[.G75] +273.15" office:value-type="float" office:value="20.8827412157663">
            <text:p>20.88</text:p>
          </table:table-cell>
          <table:table-cell table:formula="of:=0.611*EXP(5423*(1 /273.15-1/([.A75]-273.15)))" office:value-type="float" office:value="7.93015771388472E+017">
            <text:p>793015771388472000</text:p>
          </table:table-cell>
          <table:table-cell table:formula="of:=[.B75]/100*[.E75]" office:value-type="float" office:value="5.55111039971931E+017">
            <text:p>555111039971931000</text:p>
          </table:table-cell>
          <table:table-cell table:formula="of:=1/273.15-1/5423*(LN([.F75])-LN(0.611))" office:value-type="float" office:value="-0.00396404989224269">
            <text:p>-0.0039640499</text:p>
          </table:table-cell>
          <table:table-cell table:style-name="ce2" table:formula="of:=[.A75]-[.D75]" office:value-type="float" office:value="4.11725878423371">
            <text:p><text:s/>4 </text:p>
          </table:table-cell>
          <table:table-cell table:number-columns-repeated="1016"/>
        </table:table-row>
        <table:table-row table:style-name="ro1">
          <table:table-cell table:formula="of:=[.A75]+5" office:value-type="float" office:value="30">
            <text:p>30</text:p>
          </table:table-cell>
          <table:table-cell table:formula="of:=[.B68]" office:value-type="float" office:value="70">
            <text:p>70</text:p>
          </table:table-cell>
          <table:table-cell table:formula="of:=[.A76]-(100-[.B76])/5" office:value-type="float" office:value="24">
            <text:p>24</text:p>
          </table:table-cell>
          <table:table-cell table:style-name="ce1" table:formula="of:=1/[.G76] +273.15" office:value-type="float" office:value="26.0483089010689">
            <text:p>26.05</text:p>
          </table:table-cell>
          <table:table-cell table:formula="of:=0.611*EXP(5423*(1 /273.15-1/([.A76]-273.15)))" office:value-type="float" office:value="1.24293485332105E+018">
            <text:p>1242934853321050000</text:p>
          </table:table-cell>
          <table:table-cell table:formula="of:=[.B76]/100*[.E76]" office:value-type="float" office:value="8.70054397324738E+017">
            <text:p>870054397324738000</text:p>
          </table:table-cell>
          <table:table-cell table:formula="of:=1/273.15-1/5423*(LN([.F76])-LN(0.611))" office:value-type="float" office:value="-0.00404691686063627">
            <text:p>-0.0040469169</text:p>
          </table:table-cell>
          <table:table-cell table:style-name="ce2" table:formula="of:=[.A76]-[.D76]" office:value-type="float" office:value="3.95169109893106">
            <text:p><text:s/>4 </text:p>
          </table:table-cell>
          <table:table-cell table:number-columns-repeated="1016"/>
        </table:table-row>
        <table:table-row table:style-name="ro1">
          <table:table-cell table:formula="of:=[.A76]+5" office:value-type="float" office:value="35">
            <text:p>35</text:p>
          </table:table-cell>
          <table:table-cell table:formula="of:=[.B68]" office:value-type="float" office:value="70">
            <text:p>70</text:p>
          </table:table-cell>
          <table:table-cell table:formula="of:=[.A77]-(100-[.B77])/5" office:value-type="float" office:value="29">
            <text:p>29</text:p>
          </table:table-cell>
          <table:table-cell table:style-name="ce1" table:formula="of:=1/[.G77] +273.15" office:value-type="float" office:value="31.210425090318">
            <text:p>31.21</text:p>
          </table:table-cell>
          <table:table-cell table:formula="of:=0.611*EXP(5423*(1 /273.15-1/([.A77]-273.15)))" office:value-type="float" office:value="1.98522629020924E+018">
            <text:p>1985226290209240000</text:p>
          </table:table-cell>
          <table:table-cell table:formula="of:=[.B77]/100*[.E77]" office:value-type="float" office:value="1.38965840314647E+018">
            <text:p>1389658403146470000</text:p>
          </table:table-cell>
          <table:table-cell table:formula="of:=1/273.15-1/5423*(LN([.F77])-LN(0.611))" office:value-type="float" office:value="-0.00413326344139155">
            <text:p>-0.0041332634</text:p>
          </table:table-cell>
          <table:table-cell table:style-name="ce2" table:formula="of:=[.A77]-[.D77]" office:value-type="float" office:value="3.78957490968202">
            <text:p><text:s/>4 </text:p>
          </table:table-cell>
          <table:table-cell table:number-columns-repeated="1016"/>
        </table:table-row>
        <table:table-row table:style-name="ro1">
          <table:table-cell table:formula="of:=[.A77]+5" office:value-type="float" office:value="40">
            <text:p>40</text:p>
          </table:table-cell>
          <table:table-cell table:formula="of:=[.B68]" office:value-type="float" office:value="70">
            <text:p>70</text:p>
          </table:table-cell>
          <table:table-cell table:formula="of:=[.A78]-(100-[.B78])/5" office:value-type="float" office:value="34">
            <text:p>34</text:p>
          </table:table-cell>
          <table:table-cell table:style-name="ce1" table:formula="of:=1/[.G78] +273.15" office:value-type="float" office:value="36.3690932416558">
            <text:p>36.37</text:p>
          </table:table-cell>
          <table:table-cell table:formula="of:=0.611*EXP(5423*(1 /273.15-1/([.A78]-273.15)))" office:value-type="float" office:value="3.23514702235986E+018">
            <text:p>3235147022359860000</text:p>
          </table:table-cell>
          <table:table-cell table:formula="of:=[.B78]/100*[.E78]" office:value-type="float" office:value="2.2646029156519E+018">
            <text:p>2264602915651900000</text:p>
          </table:table-cell>
          <table:table-cell table:formula="of:=1/273.15-1/5423*(LN([.F78])-LN(0.611))" office:value-type="float" office:value="-0.00422331349976875">
            <text:p>-0.0042233135</text:p>
          </table:table-cell>
          <table:table-cell table:style-name="ce2" table:formula="of:=[.A78]-[.D78]" office:value-type="float" office:value="3.6309067583442">
            <text:p><text:s/>4 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table:formula="of:=[.A79]-(100-[.B79])/5" office:value-type="float" office:value="-14">
            <text:p>-14</text:p>
          </table:table-cell>
          <table:table-cell table:style-name="ce1" table:formula="of:=1/[.G79] +273.15" office:value-type="float" office:value="-13.3378553991164">
            <text:p>-13.34</text:p>
          </table:table-cell>
          <table:table-cell table:formula="of:=0.611*EXP(5423*(1 /273.15-1/([.A79]-273.15)))" office:value-type="float" office:value="5.3224473822847E+016">
            <text:p>53224473822847000</text:p>
          </table:table-cell>
          <table:table-cell table:formula="of:=[.B79]/100*[.E79]" office:value-type="float" office:value="4.25795790582776E+016">
            <text:p>42579579058277600</text:p>
          </table:table-cell>
          <table:table-cell table:formula="of:=1/273.15-1/5423*(LN([.F79])-LN(0.611))" office:value-type="float" office:value="-0.00349054935891389">
            <text:p>-0.0034905494</text:p>
          </table:table-cell>
          <table:table-cell table:style-name="ce2" table:formula="of:=[.A79]-[.D79]" office:value-type="float" office:value="3.33785539911639">
            <text:p><text:s/>3 </text:p>
          </table:table-cell>
          <table:table-cell table:number-columns-repeated="1016"/>
        </table:table-row>
        <table:table-row table:style-name="ro1">
          <table:table-cell table:formula="of:=[.A79]+5" office:value-type="float" office:value="-5">
            <text:p>-5</text:p>
          </table:table-cell>
          <table:table-cell table:formula="of:=[.B79]" office:value-type="float" office:value="80">
            <text:p>80</text:p>
          </table:table-cell>
          <table:table-cell table:formula="of:=[.A80]-(100-[.B80])/5" office:value-type="float" office:value="-9">
            <text:p>-9</text:p>
          </table:table-cell>
          <table:table-cell table:style-name="ce1" table:formula="of:=1/[.G80] +273.15" office:value-type="float" office:value="-8.22034292025973">
            <text:p>-8.22</text:p>
          </table:table-cell>
          <table:table-cell table:formula="of:=0.611*EXP(5423*(1 /273.15-1/([.A80]-273.15)))" office:value-type="float" office:value="7.50984602842419E+016">
            <text:p>75098460284241900</text:p>
          </table:table-cell>
          <table:table-cell table:formula="of:=[.B80]/100*[.E80]" office:value-type="float" office:value="6.00787682273936E+016">
            <text:p>60078768227393600</text:p>
          </table:table-cell>
          <table:table-cell table:formula="of:=1/273.15-1/5423*(LN([.F80])-LN(0.611))" office:value-type="float" office:value="-0.00355403483402442">
            <text:p>-0.0035540348</text:p>
          </table:table-cell>
          <table:table-cell table:style-name="ce2" table:formula="of:=[.A80]-[.D80]" office:value-type="float" office:value="3.22034292025972">
            <text:p><text:s/>3 </text:p>
          </table:table-cell>
          <table:table-cell table:number-columns-repeated="1016"/>
        </table:table-row>
        <table:table-row table:style-name="ro1">
          <table:table-cell table:formula="of:=[.A80]+5" office:value-type="float" office:value="0">
            <text:p>0</text:p>
          </table:table-cell>
          <table:table-cell table:formula="of:=[.B79]" office:value-type="float" office:value="80">
            <text:p>80</text:p>
          </table:table-cell>
          <table:table-cell table:formula="of:=[.A81]-(100-[.B81])/5" office:value-type="float" office:value="-4">
            <text:p>-4</text:p>
          </table:table-cell>
          <table:table-cell table:style-name="ce1" table:formula="of:=1/[.G81] +273.15" office:value-type="float" office:value="-3.10496011244703">
            <text:p>-3.10</text:p>
          </table:table-cell>
          <table:table-cell table:formula="of:=0.611*EXP(5423*(1 /273.15-1/([.A81]-273.15)))" office:value-type="float" office:value="1.07306144746145E+017">
            <text:p>107306144746145000</text:p>
          </table:table-cell>
          <table:table-cell table:formula="of:=[.B81]/100*[.E81]" office:value-type="float" office:value="8.5844915796916E+016">
            <text:p>85844915796916000</text:p>
          </table:table-cell>
          <table:table-cell table:formula="of:=1/273.15-1/5423*(LN([.F81])-LN(0.611))" office:value-type="float" office:value="-0.00361984450738173">
            <text:p>-0.0036198445</text:p>
          </table:table-cell>
          <table:table-cell table:style-name="ce2" table:formula="of:=[.A81]-[.D81]" office:value-type="float" office:value="3.10496011244703">
            <text:p><text:s/>3 </text:p>
          </table:table-cell>
          <table:table-cell table:number-columns-repeated="1016"/>
        </table:table-row>
        <table:table-row table:style-name="ro1">
          <table:table-cell table:formula="of:=[.A81]+5" office:value-type="float" office:value="5">
            <text:p>5</text:p>
          </table:table-cell>
          <table:table-cell table:formula="of:=[.B79]" office:value-type="float" office:value="80">
            <text:p>80</text:p>
          </table:table-cell>
          <table:table-cell table:formula="of:=[.A82]-(100-[.B82])/5" office:value-type="float" office:value="1">
            <text:p>1</text:p>
          </table:table-cell>
          <table:table-cell table:style-name="ce1" table:formula="of:=1/[.G82] +273.15" office:value-type="float" office:value="2.00829435345025">
            <text:p>2.01</text:p>
          </table:table-cell>
          <table:table-cell table:formula="of:=0.611*EXP(5423*(1 /273.15-1/([.A82]-273.15)))" office:value-type="float" office:value="1.55381123620136E+017">
            <text:p>155381123620136000</text:p>
          </table:table-cell>
          <table:table-cell table:formula="of:=[.B82]/100*[.E82]" office:value-type="float" office:value="1.24304898896108E+017">
            <text:p>124304898896108000</text:p>
          </table:table-cell>
          <table:table-cell table:formula="of:=1/273.15-1/5423*(LN([.F82])-LN(0.611))" office:value-type="float" office:value="-0.00368810839194013">
            <text:p>-0.0036881084</text:p>
          </table:table-cell>
          <table:table-cell table:style-name="ce2" table:formula="of:=[.A82]-[.D82]" office:value-type="float" office:value="2.99170564654975">
            <text:p><text:s/>3 </text:p>
          </table:table-cell>
          <table:table-cell table:number-columns-repeated="1016"/>
        </table:table-row>
        <table:table-row table:style-name="ro1">
          <table:table-cell table:formula="of:=[.A82]+5" office:value-type="float" office:value="10">
            <text:p>10</text:p>
          </table:table-cell>
          <table:table-cell table:formula="of:=[.B79]" office:value-type="float" office:value="80">
            <text:p>80</text:p>
          </table:table-cell>
          <table:table-cell table:formula="of:=[.A83]-(100-[.B83])/5" office:value-type="float" office:value="6">
            <text:p>6</text:p>
          </table:table-cell>
          <table:table-cell table:style-name="ce1" table:formula="of:=1/[.G83] +273.15" office:value-type="float" office:value="7.11942180545515">
            <text:p>7.12</text:p>
          </table:table-cell>
          <table:table-cell table:formula="of:=0.611*EXP(5423*(1 /273.15-1/([.A83]-273.15)))" office:value-type="float" office:value="2.28182064924959E+017">
            <text:p>228182064924959000</text:p>
          </table:table-cell>
          <table:table-cell table:formula="of:=[.B83]/100*[.E83]" office:value-type="float" office:value="1.82545651939967E+017">
            <text:p>182545651939967000</text:p>
          </table:table-cell>
          <table:table-cell table:formula="of:=1/273.15-1/5423*(LN([.F83])-LN(0.611))" office:value-type="float" office:value="-0.00375896638193491">
            <text:p>-0.0037589664</text:p>
          </table:table-cell>
          <table:table-cell table:style-name="ce2" table:formula="of:=[.A83]-[.D83]" office:value-type="float" office:value="2.88057819454485">
            <text:p><text:s/>3 </text:p>
          </table:table-cell>
          <table:table-cell table:number-columns-repeated="1016"/>
        </table:table-row>
        <table:table-row table:style-name="ro1">
          <table:table-cell table:formula="of:=[.A83]+5" office:value-type="float" office:value="15">
            <text:p>15</text:p>
          </table:table-cell>
          <table:table-cell table:formula="of:=[.B79]" office:value-type="float" office:value="80">
            <text:p>80</text:p>
          </table:table-cell>
          <table:table-cell table:formula="of:=[.A84]-(100-[.B84])/5" office:value-type="float" office:value="11">
            <text:p>11</text:p>
          </table:table-cell>
          <table:table-cell table:style-name="ce1" table:formula="of:=1/[.G84] +273.15" office:value-type="float" office:value="12.2284235704859">
            <text:p>12.23</text:p>
          </table:table-cell>
          <table:table-cell table:formula="of:=0.611*EXP(5423*(1 /273.15-1/([.A84]-273.15)))" office:value-type="float" office:value="3.40117782337898E+017">
            <text:p>340117782337898000</text:p>
          </table:table-cell>
          <table:table-cell table:formula="of:=[.B84]/100*[.E84]" office:value-type="float" office:value="2.72094225870319E+017">
            <text:p>272094225870319000</text:p>
          </table:table-cell>
          <table:table-cell table:formula="of:=1/273.15-1/5423*(LN([.F84])-LN(0.611))" office:value-type="float" office:value="-0.00383256920981444">
            <text:p>-0.0038325692</text:p>
          </table:table-cell>
          <table:table-cell table:style-name="ce2" table:formula="of:=[.A84]-[.D84]" office:value-type="float" office:value="2.77157642951408">
            <text:p><text:s/>3 </text:p>
          </table:table-cell>
          <table:table-cell table:number-columns-repeated="1016"/>
        </table:table-row>
        <table:table-row table:style-name="ro1">
          <table:table-cell table:formula="of:=[.A84]+5" office:value-type="float" office:value="20">
            <text:p>20</text:p>
          </table:table-cell>
          <table:table-cell table:formula="of:=[.B79]" office:value-type="float" office:value="80">
            <text:p>80</text:p>
          </table:table-cell>
          <table:table-cell table:formula="of:=[.A85]-(100-[.B85])/5" office:value-type="float" office:value="16">
            <text:p>16</text:p>
          </table:table-cell>
          <table:table-cell table:style-name="ce1" table:formula="of:=1/[.G85] +273.15" office:value-type="float" office:value="17.3353009743576">
            <text:p>17.34</text:p>
          </table:table-cell>
          <table:table-cell table:formula="of:=0.611*EXP(5423*(1 /273.15-1/([.A85]-273.15)))" office:value-type="float" office:value="5.15020842040221E+017">
            <text:p>515020842040221000</text:p>
          </table:table-cell>
          <table:table-cell table:formula="of:=[.B85]/100*[.E85]" office:value-type="float" office:value="4.12016673632177E+017">
            <text:p>412016673632177000</text:p>
          </table:table-cell>
          <table:table-cell table:formula="of:=1/273.15-1/5423*(LN([.F85])-LN(0.611))" office:value-type="float" office:value="-0.00390907951657525">
            <text:p>-0.0039090795</text:p>
          </table:table-cell>
          <table:table-cell table:style-name="ce2" table:formula="of:=[.A85]-[.D85]" office:value-type="float" office:value="2.66469902564239">
            <text:p><text:s/>3 </text:p>
          </table:table-cell>
          <table:table-cell table:number-columns-repeated="1016"/>
        </table:table-row>
        <table:table-row table:style-name="ro1">
          <table:table-cell table:formula="of:=[.A85]+5" office:value-type="float" office:value="25">
            <text:p>25</text:p>
          </table:table-cell>
          <table:table-cell table:formula="of:=[.B79]" office:value-type="float" office:value="80">
            <text:p>80</text:p>
          </table:table-cell>
          <table:table-cell table:formula="of:=[.A86]-(100-[.B86])/5" office:value-type="float" office:value="21">
            <text:p>21</text:p>
          </table:table-cell>
          <table:table-cell table:style-name="ce1" table:formula="of:=1/[.G86] +273.15" office:value-type="float" office:value="22.4400553417824">
            <text:p>22.44</text:p>
          </table:table-cell>
          <table:table-cell table:formula="of:=0.611*EXP(5423*(1 /273.15-1/([.A86]-273.15)))" office:value-type="float" office:value="7.93015771388472E+017">
            <text:p>793015771388472000</text:p>
          </table:table-cell>
          <table:table-cell table:formula="of:=[.B86]/100*[.E86]" office:value-type="float" office:value="6.34412617110778E+017">
            <text:p>634412617110778000</text:p>
          </table:table-cell>
          <table:table-cell table:formula="of:=1/273.15-1/5423*(LN([.F86])-LN(0.611))" office:value-type="float" office:value="-0.00398867305149486">
            <text:p>-0.0039886731</text:p>
          </table:table-cell>
          <table:table-cell table:style-name="ce2" table:formula="of:=[.A86]-[.D86]" office:value-type="float" office:value="2.55994465821763">
            <text:p><text:s/>3 </text:p>
          </table:table-cell>
          <table:table-cell table:number-columns-repeated="1016"/>
        </table:table-row>
        <table:table-row table:style-name="ro1">
          <table:table-cell table:formula="of:=[.A86]+5" office:value-type="float" office:value="30">
            <text:p>30</text:p>
          </table:table-cell>
          <table:table-cell table:formula="of:=[.B79]" office:value-type="float" office:value="80">
            <text:p>80</text:p>
          </table:table-cell>
          <table:table-cell table:formula="of:=[.A87]-(100-[.B87])/5" office:value-type="float" office:value="26">
            <text:p>26</text:p>
          </table:table-cell>
          <table:table-cell table:style-name="ce1" table:formula="of:=1/[.G87] +273.15" office:value-type="float" office:value="27.5426879963716">
            <text:p>27.54</text:p>
          </table:table-cell>
          <table:table-cell table:formula="of:=0.611*EXP(5423*(1 /273.15-1/([.A87]-273.15)))" office:value-type="float" office:value="1.24293485332105E+018">
            <text:p>1242934853321050000</text:p>
          </table:table-cell>
          <table:table-cell table:formula="of:=[.B87]/100*[.E87]" office:value-type="float" office:value="9.94347882656844E+017">
            <text:p>994347882656844000</text:p>
          </table:table-cell>
          <table:table-cell table:formula="of:=1/273.15-1/5423*(LN([.F87])-LN(0.611))" office:value-type="float" office:value="-0.00407154001988844">
            <text:p>-0.00407154</text:p>
          </table:table-cell>
          <table:table-cell table:style-name="ce2" table:formula="of:=[.A87]-[.D87]" office:value-type="float" office:value="2.4573120036284">
            <text:p><text:s/>2 </text:p>
          </table:table-cell>
          <table:table-cell table:number-columns-repeated="1016"/>
        </table:table-row>
        <table:table-row table:style-name="ro1">
          <table:table-cell table:formula="of:=[.A87]+5" office:value-type="float" office:value="35">
            <text:p>35</text:p>
          </table:table-cell>
          <table:table-cell table:formula="of:=[.B79]" office:value-type="float" office:value="80">
            <text:p>80</text:p>
          </table:table-cell>
          <table:table-cell table:formula="of:=[.A88]-(100-[.B88])/5" office:value-type="float" office:value="31">
            <text:p>31</text:p>
          </table:table-cell>
          <table:table-cell table:style-name="ce1" table:formula="of:=1/[.G88] +273.15" office:value-type="float" office:value="32.6432002606368">
            <text:p>32.64</text:p>
          </table:table-cell>
          <table:table-cell table:formula="of:=0.611*EXP(5423*(1 /273.15-1/([.A88]-273.15)))" office:value-type="float" office:value="1.98522629020924E+018">
            <text:p>1985226290209240000</text:p>
          </table:table-cell>
          <table:table-cell table:formula="of:=[.B88]/100*[.E88]" office:value-type="float" office:value="1.58818103216739E+018">
            <text:p>1588181032167390000</text:p>
          </table:table-cell>
          <table:table-cell table:formula="of:=1/273.15-1/5423*(LN([.F88])-LN(0.611))" office:value-type="float" office:value="-0.00415788660064372">
            <text:p>-0.0041578866</text:p>
          </table:table-cell>
          <table:table-cell table:style-name="ce2" table:formula="of:=[.A88]-[.D88]" office:value-type="float" office:value="2.3567997393632">
            <text:p><text:s/>2 </text:p>
          </table:table-cell>
          <table:table-cell table:number-columns-repeated="1016"/>
        </table:table-row>
        <table:table-row table:style-name="ro1">
          <table:table-cell table:formula="of:=[.A88]+5" office:value-type="float" office:value="40">
            <text:p>40</text:p>
          </table:table-cell>
          <table:table-cell table:formula="of:=[.B79]" office:value-type="float" office:value="80">
            <text:p>80</text:p>
          </table:table-cell>
          <table:table-cell table:formula="of:=[.A89]-(100-[.B89])/5" office:value-type="float" office:value="36">
            <text:p>36</text:p>
          </table:table-cell>
          <table:table-cell table:style-name="ce1" table:formula="of:=1/[.G89] +273.15" office:value-type="float" office:value="37.7415934559899">
            <text:p>37.74</text:p>
          </table:table-cell>
          <table:table-cell table:formula="of:=0.611*EXP(5423*(1 /273.15-1/([.A89]-273.15)))" office:value-type="float" office:value="3.23514702235986E+018">
            <text:p>3235147022359860000</text:p>
          </table:table-cell>
          <table:table-cell table:formula="of:=[.B89]/100*[.E89]" office:value-type="float" office:value="2.58811761788789E+018">
            <text:p>2588117617887890000</text:p>
          </table:table-cell>
          <table:table-cell table:formula="of:=1/273.15-1/5423*(LN([.F89])-LN(0.611))" office:value-type="float" office:value="-0.00424793665902092">
            <text:p>-0.0042479367</text:p>
          </table:table-cell>
          <table:table-cell table:style-name="ce2" table:formula="of:=[.A89]-[.D89]" office:value-type="float" office:value="2.25840654401009">
            <text:p><text:s/>2 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90">
            <text:p>90</text:p>
          </table:table-cell>
          <table:table-cell table:formula="of:=[.A90]-(100-[.B90])/5" office:value-type="float" office:value="-12">
            <text:p>-12</text:p>
          </table:table-cell>
          <table:table-cell table:style-name="ce1" table:formula="of:=1/[.G90] +273.15" office:value-type="float" office:value="-11.566271830755">
            <text:p>-11.57</text:p>
          </table:table-cell>
          <table:table-cell table:formula="of:=0.611*EXP(5423*(1 /273.15-1/([.A90]-273.15)))" office:value-type="float" office:value="5.3224473822847E+016">
            <text:p>53224473822847000</text:p>
          </table:table-cell>
          <table:table-cell table:formula="of:=[.B90]/100*[.E90]" office:value-type="float" office:value="4.79020264405623E+016">
            <text:p>47902026440562300</text:p>
          </table:table-cell>
          <table:table-cell table:formula="of:=1/273.15-1/5423*(LN([.F90])-LN(0.611))" office:value-type="float" office:value="-0.00351226852462593">
            <text:p>-0.0035122685</text:p>
          </table:table-cell>
          <table:table-cell table:style-name="ce2" table:formula="of:=[.A90]-[.D90]" office:value-type="float" office:value="1.566271830755">
            <text:p><text:s/>2 </text:p>
          </table:table-cell>
          <table:table-cell table:number-columns-repeated="1016"/>
        </table:table-row>
        <table:table-row table:style-name="ro1">
          <table:table-cell table:formula="of:=[.A90]+5" office:value-type="float" office:value="-5">
            <text:p>-5</text:p>
          </table:table-cell>
          <table:table-cell table:formula="of:=[.B90]" office:value-type="float" office:value="90">
            <text:p>90</text:p>
          </table:table-cell>
          <table:table-cell table:formula="of:=[.A91]-(100-[.B91])/5" office:value-type="float" office:value="-7">
            <text:p>-7</text:p>
          </table:table-cell>
          <table:table-cell table:style-name="ce1" table:formula="of:=1/[.G91] +273.15" office:value-type="float" office:value="-6.51129663106059">
            <text:p>-6.51</text:p>
          </table:table-cell>
          <table:table-cell table:formula="of:=0.611*EXP(5423*(1 /273.15-1/([.A91]-273.15)))" office:value-type="float" office:value="7.50984602842419E+016">
            <text:p>75098460284241900</text:p>
          </table:table-cell>
          <table:table-cell table:formula="of:=[.B91]/100*[.E91]" office:value-type="float" office:value="6.75886142558178E+016">
            <text:p>67588614255817800</text:p>
          </table:table-cell>
          <table:table-cell table:formula="of:=1/273.15-1/5423*(LN([.F91])-LN(0.611))" office:value-type="float" office:value="-0.00357575399973646">
            <text:p>-0.003575754</text:p>
          </table:table-cell>
          <table:table-cell table:style-name="ce2" table:formula="of:=[.A91]-[.D91]" office:value-type="float" office:value="1.51129663106059">
            <text:p><text:s/>2 </text:p>
          </table:table-cell>
          <table:table-cell table:number-columns-repeated="1016"/>
        </table:table-row>
        <table:table-row table:style-name="ro1">
          <table:table-cell table:formula="of:=[.A91]+5" office:value-type="float" office:value="0">
            <text:p>0</text:p>
          </table:table-cell>
          <table:table-cell table:formula="of:=[.B90]" office:value-type="float" office:value="90">
            <text:p>90</text:p>
          </table:table-cell>
          <table:table-cell table:formula="of:=[.A92]-(100-[.B92])/5" office:value-type="float" office:value="-2">
            <text:p>-2</text:p>
          </table:table-cell>
          <table:table-cell table:style-name="ce1" table:formula="of:=1/[.G92] +273.15" office:value-type="float" office:value="-1.45730877470248">
            <text:p>-1.46</text:p>
          </table:table-cell>
          <table:table-cell table:formula="of:=0.611*EXP(5423*(1 /273.15-1/([.A92]-273.15)))" office:value-type="float" office:value="1.07306144746145E+017">
            <text:p>107306144746145000</text:p>
          </table:table-cell>
          <table:table-cell table:formula="of:=[.B92]/100*[.E92]" office:value-type="float" office:value="9.65755302715305E+016">
            <text:p>96575530271530500</text:p>
          </table:table-cell>
          <table:table-cell table:formula="of:=1/273.15-1/5423*(LN([.F92])-LN(0.611))" office:value-type="float" office:value="-0.00364156367309377">
            <text:p>-0.0036415637</text:p>
          </table:table-cell>
          <table:table-cell table:style-name="ce2" table:formula="of:=[.A92]-[.D92]" office:value-type="float" office:value="1.45730877470248">
            <text:p><text:s/>1 </text:p>
          </table:table-cell>
          <table:table-cell table:number-columns-repeated="1016"/>
        </table:table-row>
        <table:table-row table:style-name="ro1">
          <table:table-cell table:formula="of:=[.A92]+5" office:value-type="float" office:value="5">
            <text:p>5</text:p>
          </table:table-cell>
          <table:table-cell table:formula="of:=[.B90]" office:value-type="float" office:value="90">
            <text:p>90</text:p>
          </table:table-cell>
          <table:table-cell table:formula="of:=[.A93]-(100-[.B93])/5" office:value-type="float" office:value="3">
            <text:p>3</text:p>
          </table:table-cell>
          <table:table-cell table:style-name="ce1" table:formula="of:=1/[.G93] +273.15" office:value-type="float" office:value="3.59569202756455">
            <text:p>3.60</text:p>
          </table:table-cell>
          <table:table-cell table:formula="of:=0.611*EXP(5423*(1 /273.15-1/([.A93]-273.15)))" office:value-type="float" office:value="1.55381123620136E+017">
            <text:p>155381123620136000</text:p>
          </table:table-cell>
          <table:table-cell table:formula="of:=[.B93]/100*[.E93]" office:value-type="float" office:value="1.39843011258122E+017">
            <text:p>139843011258122000</text:p>
          </table:table-cell>
          <table:table-cell table:formula="of:=1/273.15-1/5423*(LN([.F93])-LN(0.611))" office:value-type="float" office:value="-0.00370982755765217">
            <text:p>-0.0037098276</text:p>
          </table:table-cell>
          <table:table-cell table:style-name="ce2" table:formula="of:=[.A93]-[.D93]" office:value-type="float" office:value="1.40430797243545">
            <text:p><text:s/>1 </text:p>
          </table:table-cell>
          <table:table-cell table:number-columns-repeated="1016"/>
        </table:table-row>
        <table:table-row table:style-name="ro1">
          <table:table-cell table:formula="of:=[.A93]+5" office:value-type="float" office:value="10">
            <text:p>10</text:p>
          </table:table-cell>
          <table:table-cell table:formula="of:=[.B90]" office:value-type="float" office:value="90">
            <text:p>90</text:p>
          </table:table-cell>
          <table:table-cell table:formula="of:=[.A94]-(100-[.B94])/5" office:value-type="float" office:value="8">
            <text:p>8</text:p>
          </table:table-cell>
          <table:table-cell table:style-name="ce1" table:formula="of:=1/[.G94] +273.15" office:value-type="float" office:value="8.64770606487286">
            <text:p>8.65</text:p>
          </table:table-cell>
          <table:table-cell table:formula="of:=0.611*EXP(5423*(1 /273.15-1/([.A94]-273.15)))" office:value-type="float" office:value="2.28182064924959E+017">
            <text:p>228182064924959000</text:p>
          </table:table-cell>
          <table:table-cell table:formula="of:=[.B94]/100*[.E94]" office:value-type="float" office:value="2.05363858432463E+017">
            <text:p>205363858432463000</text:p>
          </table:table-cell>
          <table:table-cell table:formula="of:=1/273.15-1/5423*(LN([.F94])-LN(0.611))" office:value-type="float" office:value="-0.00378068554764695">
            <text:p>-0.0037806855</text:p>
          </table:table-cell>
          <table:table-cell table:style-name="ce2" table:formula="of:=[.A94]-[.D94]" office:value-type="float" office:value="1.35229393512714">
            <text:p><text:s/>1 </text:p>
          </table:table-cell>
          <table:table-cell table:number-columns-repeated="1016"/>
        </table:table-row>
        <table:table-row table:style-name="ro1">
          <table:table-cell table:formula="of:=[.A94]+5" office:value-type="float" office:value="15">
            <text:p>15</text:p>
          </table:table-cell>
          <table:table-cell table:formula="of:=[.B90]" office:value-type="float" office:value="90">
            <text:p>90</text:p>
          </table:table-cell>
          <table:table-cell table:formula="of:=[.A95]-(100-[.B95])/5" office:value-type="float" office:value="13">
            <text:p>13</text:p>
          </table:table-cell>
          <table:table-cell table:style-name="ce1" table:formula="of:=1/[.G95] +273.15" office:value-type="float" office:value="13.6987336262417">
            <text:p>13.70</text:p>
          </table:table-cell>
          <table:table-cell table:formula="of:=0.611*EXP(5423*(1 /273.15-1/([.A95]-273.15)))" office:value-type="float" office:value="3.40117782337898E+017">
            <text:p>340117782337898000</text:p>
          </table:table-cell>
          <table:table-cell table:formula="of:=[.B95]/100*[.E95]" office:value-type="float" office:value="3.06106004104108E+017">
            <text:p>306106004104108000</text:p>
          </table:table-cell>
          <table:table-cell table:formula="of:=1/273.15-1/5423*(LN([.F95])-LN(0.611))" office:value-type="float" office:value="-0.00385428837552648">
            <text:p>-0.0038542884</text:p>
          </table:table-cell>
          <table:table-cell table:style-name="ce2" table:formula="of:=[.A95]-[.D95]" office:value-type="float" office:value="1.30126637375832">
            <text:p><text:s/>1 </text:p>
          </table:table-cell>
          <table:table-cell table:number-columns-repeated="1016"/>
        </table:table-row>
        <table:table-row table:style-name="ro1">
          <table:table-cell table:formula="of:=[.A95]+5" office:value-type="float" office:value="20">
            <text:p>20</text:p>
          </table:table-cell>
          <table:table-cell table:formula="of:=[.B90]" office:value-type="float" office:value="90">
            <text:p>90</text:p>
          </table:table-cell>
          <table:table-cell table:formula="of:=[.A96]-(100-[.B96])/5" office:value-type="float" office:value="18">
            <text:p>18</text:p>
          </table:table-cell>
          <table:table-cell table:style-name="ce1" table:formula="of:=1/[.G96] +273.15" office:value-type="float" office:value="18.7487750005777">
            <text:p>18.75</text:p>
          </table:table-cell>
          <table:table-cell table:formula="of:=0.611*EXP(5423*(1 /273.15-1/([.A96]-273.15)))" office:value-type="float" office:value="5.15020842040221E+017">
            <text:p>515020842040221000</text:p>
          </table:table-cell>
          <table:table-cell table:formula="of:=[.B96]/100*[.E96]" office:value-type="float" office:value="4.63518757836199E+017">
            <text:p>463518757836199000</text:p>
          </table:table-cell>
          <table:table-cell table:formula="of:=1/273.15-1/5423*(LN([.F96])-LN(0.611))" office:value-type="float" office:value="-0.00393079868228728">
            <text:p>-0.0039307987</text:p>
          </table:table-cell>
          <table:table-cell table:style-name="ce2" table:formula="of:=[.A96]-[.D96]" office:value-type="float" office:value="1.25122499942231">
            <text:p><text:s/>1 </text:p>
          </table:table-cell>
          <table:table-cell table:number-columns-repeated="1016"/>
        </table:table-row>
        <table:table-row table:style-name="ro1">
          <table:table-cell table:formula="of:=[.A96]+5" office:value-type="float" office:value="25">
            <text:p>25</text:p>
          </table:table-cell>
          <table:table-cell table:formula="of:=[.B90]" office:value-type="float" office:value="90">
            <text:p>90</text:p>
          </table:table-cell>
          <table:table-cell table:formula="of:=[.A97]-(100-[.B97])/5" office:value-type="float" office:value="23">
            <text:p>23</text:p>
          </table:table-cell>
          <table:table-cell table:style-name="ce1" table:formula="of:=1/[.G97] +273.15" office:value-type="float" office:value="23.7978304766744">
            <text:p>23.80</text:p>
          </table:table-cell>
          <table:table-cell table:formula="of:=0.611*EXP(5423*(1 /273.15-1/([.A97]-273.15)))" office:value-type="float" office:value="7.93015771388472E+017">
            <text:p>793015771388472000</text:p>
          </table:table-cell>
          <table:table-cell table:formula="of:=[.B97]/100*[.E97]" office:value-type="float" office:value="7.13714194249625E+017">
            <text:p>713714194249625000</text:p>
          </table:table-cell>
          <table:table-cell table:formula="of:=1/273.15-1/5423*(LN([.F97])-LN(0.611))" office:value-type="float" office:value="-0.0040103922172069">
            <text:p>-0.0040103922</text:p>
          </table:table-cell>
          <table:table-cell table:style-name="ce2" table:formula="of:=[.A97]-[.D97]" office:value-type="float" office:value="1.20216952332561">
            <text:p><text:s/>1 </text:p>
          </table:table-cell>
          <table:table-cell table:number-columns-repeated="1016"/>
        </table:table-row>
        <table:table-row table:style-name="ro1">
          <table:table-cell table:formula="of:=[.A97]+5" office:value-type="float" office:value="30">
            <text:p>30</text:p>
          </table:table-cell>
          <table:table-cell table:formula="of:=[.B90]" office:value-type="float" office:value="90">
            <text:p>90</text:p>
          </table:table-cell>
          <table:table-cell table:formula="of:=[.A98]-(100-[.B98])/5" office:value-type="float" office:value="28">
            <text:p>28</text:p>
          </table:table-cell>
          <table:table-cell table:style-name="ce1" table:formula="of:=1/[.G98] +273.15" office:value-type="float" office:value="28.8459003432127">
            <text:p>28.85</text:p>
          </table:table-cell>
          <table:table-cell table:formula="of:=0.611*EXP(5423*(1 /273.15-1/([.A98]-273.15)))" office:value-type="float" office:value="1.24293485332105E+018">
            <text:p>1242934853321050000</text:p>
          </table:table-cell>
          <table:table-cell table:formula="of:=[.B98]/100*[.E98]" office:value-type="float" office:value="1.11864136798895E+018">
            <text:p>1118641367988950000</text:p>
          </table:table-cell>
          <table:table-cell table:formula="of:=1/273.15-1/5423*(LN([.F98])-LN(0.611))" office:value-type="float" office:value="-0.00409325918560048">
            <text:p>-0.0040932592</text:p>
          </table:table-cell>
          <table:table-cell table:style-name="ce2" table:formula="of:=[.A98]-[.D98]" office:value-type="float" office:value="1.15409965678728">
            <text:p><text:s/>1 </text:p>
          </table:table-cell>
          <table:table-cell table:number-columns-repeated="1016"/>
        </table:table-row>
        <table:table-row table:style-name="ro1">
          <table:table-cell table:formula="of:=[.A98]+5" office:value-type="float" office:value="35">
            <text:p>35</text:p>
          </table:table-cell>
          <table:table-cell table:formula="of:=[.B90]" office:value-type="float" office:value="90">
            <text:p>90</text:p>
          </table:table-cell>
          <table:table-cell table:formula="of:=[.A99]-(100-[.B99])/5" office:value-type="float" office:value="33">
            <text:p>33</text:p>
          </table:table-cell>
          <table:table-cell table:style-name="ce1" table:formula="of:=1/[.G99] +273.15" office:value-type="float" office:value="33.8929848887612">
            <text:p>33.89</text:p>
          </table:table-cell>
          <table:table-cell table:formula="of:=0.611*EXP(5423*(1 /273.15-1/([.A99]-273.15)))" office:value-type="float" office:value="1.98522629020924E+018">
            <text:p>1985226290209240000</text:p>
          </table:table-cell>
          <table:table-cell table:formula="of:=[.B99]/100*[.E99]" office:value-type="float" office:value="1.78670366118832E+018">
            <text:p>1786703661188320000</text:p>
          </table:table-cell>
          <table:table-cell table:formula="of:=1/273.15-1/5423*(LN([.F99])-LN(0.611))" office:value-type="float" office:value="-0.00417960576635576">
            <text:p>-0.0041796058</text:p>
          </table:table-cell>
          <table:table-cell table:style-name="ce2" table:formula="of:=[.A99]-[.D99]" office:value-type="float" office:value="1.10701511123878">
            <text:p><text:s/>1 </text:p>
          </table:table-cell>
          <table:table-cell table:number-columns-repeated="1016"/>
        </table:table-row>
        <table:table-row table:style-name="ro1">
          <table:table-cell table:formula="of:=[.A99]+5" office:value-type="float" office:value="40">
            <text:p>40</text:p>
          </table:table-cell>
          <table:table-cell table:formula="of:=[.B90]" office:value-type="float" office:value="90">
            <text:p>90</text:p>
          </table:table-cell>
          <table:table-cell table:formula="of:=[.A100]-(100-[.B100])/5" office:value-type="float" office:value="38">
            <text:p>38</text:p>
          </table:table-cell>
          <table:table-cell table:style-name="ce1" table:formula="of:=1/[.G100] +273.15" office:value-type="float" office:value="38.9390844017751">
            <text:p>38.94</text:p>
          </table:table-cell>
          <table:table-cell table:formula="of:=0.611*EXP(5423*(1 /273.15-1/([.A100]-273.15)))" office:value-type="float" office:value="3.23514702235986E+018">
            <text:p>3235147022359860000</text:p>
          </table:table-cell>
          <table:table-cell table:formula="of:=[.B100]/100*[.E100]" office:value-type="float" office:value="2.91163232012387E+018">
            <text:p>2911632320123870000</text:p>
          </table:table-cell>
          <table:table-cell table:formula="of:=1/273.15-1/5423*(LN([.F100])-LN(0.611))" office:value-type="float" office:value="-0.00426965582473296">
            <text:p>-0.0042696558</text:p>
          </table:table-cell>
          <table:table-cell table:style-name="ce2" table:formula="of:=[.A100]-[.D100]" office:value-type="float" office:value="1.06091559822494">
            <text:p><text:s/>1 </text:p>
          </table:table-cell>
          <table:table-cell table:number-columns-repeated="1016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00">
            <text:p>100</text:p>
          </table:table-cell>
          <table:table-cell table:formula="of:=[.A101]-(100-[.B101])/5" office:value-type="float" office:value="-10">
            <text:p>-10</text:p>
          </table:table-cell>
          <table:table-cell table:style-name="ce1" table:formula="of:=1/[.G101] +273.15" office:value-type="float" office:value="-10">
            <text:p>-10.00</text:p>
          </table:table-cell>
          <table:table-cell table:formula="of:=0.611*EXP(5423*(1 /273.15-1/([.A101]-273.15)))" office:value-type="float" office:value="5.3224473822847E+016">
            <text:p>53224473822847000</text:p>
          </table:table-cell>
          <table:table-cell table:formula="of:=[.B101]/100*[.E101]" office:value-type="float" office:value="5.3224473822847E+016">
            <text:p>53224473822847000</text:p>
          </table:table-cell>
          <table:table-cell table:formula="of:=1/273.15-1/5423*(LN([.F101])-LN(0.611))" office:value-type="float" office:value="-0.00353169698039908">
            <text:p>-0.003531697</text:p>
          </table:table-cell>
          <table:table-cell table:style-name="ce2" table:formula="of:=[.A101]-[.D101]" office:value-type="float" office:value="0">
            <text:p><text:s/>- <text:s text:c="2"/></text:p>
          </table:table-cell>
          <table:table-cell table:number-columns-repeated="1016"/>
        </table:table-row>
        <table:table-row table:style-name="ro1">
          <table:table-cell table:formula="of:=[.A101]+5" office:value-type="float" office:value="-5">
            <text:p>-5</text:p>
          </table:table-cell>
          <table:table-cell table:formula="of:=[.B101]" office:value-type="float" office:value="100">
            <text:p>100</text:p>
          </table:table-cell>
          <table:table-cell table:formula="of:=[.A102]-(100-[.B102])/5" office:value-type="float" office:value="-5">
            <text:p>-5</text:p>
          </table:table-cell>
          <table:table-cell table:style-name="ce1" table:formula="of:=1/[.G102] +273.15" office:value-type="float" office:value="-5">
            <text:p>-5.00</text:p>
          </table:table-cell>
          <table:table-cell table:formula="of:=0.611*EXP(5423*(1 /273.15-1/([.A102]-273.15)))" office:value-type="float" office:value="7.50984602842419E+016">
            <text:p>75098460284241900</text:p>
          </table:table-cell>
          <table:table-cell table:formula="of:=[.B102]/100*[.E102]" office:value-type="float" office:value="7.50984602842419E+016">
            <text:p>75098460284241900</text:p>
          </table:table-cell>
          <table:table-cell table:formula="of:=1/273.15-1/5423*(LN([.F102])-LN(0.611))" office:value-type="float" office:value="-0.00359518245550962">
            <text:p>-0.0035951825</text:p>
          </table:table-cell>
          <table:table-cell table:style-name="ce2" table:formula="of:=[.A102]-[.D102]" office:value-type="float" office:value="0">
            <text:p><text:s/>- <text:s text:c="2"/></text:p>
          </table:table-cell>
          <table:table-cell table:number-columns-repeated="1016"/>
        </table:table-row>
        <table:table-row table:style-name="ro1">
          <table:table-cell table:formula="of:=[.A102]+5" office:value-type="float" office:value="0">
            <text:p>0</text:p>
          </table:table-cell>
          <table:table-cell table:formula="of:=[.B101]" office:value-type="float" office:value="100">
            <text:p>100</text:p>
          </table:table-cell>
          <table:table-cell table:formula="of:=[.A103]-(100-[.B103])/5" office:value-type="float" office:value="0">
            <text:p>0</text:p>
          </table:table-cell>
          <table:table-cell table:style-name="ce1" table:formula="of:=1/[.G103] +273.15" office:value-type="float" office:value="0">
            <text:p>0.00</text:p>
          </table:table-cell>
          <table:table-cell table:formula="of:=0.611*EXP(5423*(1 /273.15-1/([.A103]-273.15)))" office:value-type="float" office:value="1.07306144746145E+017">
            <text:p>107306144746145000</text:p>
          </table:table-cell>
          <table:table-cell table:formula="of:=[.B103]/100*[.E103]" office:value-type="float" office:value="1.07306144746145E+017">
            <text:p>107306144746145000</text:p>
          </table:table-cell>
          <table:table-cell table:formula="of:=1/273.15-1/5423*(LN([.F103])-LN(0.611))" office:value-type="float" office:value="-0.00366099212886692">
            <text:p>-0.0036609921</text:p>
          </table:table-cell>
          <table:table-cell table:style-name="ce2" table:formula="of:=[.A103]-[.D103]" office:value-type="float" office:value="0">
            <text:p><text:s/>- <text:s text:c="2"/></text:p>
          </table:table-cell>
          <table:table-cell table:number-columns-repeated="1016"/>
        </table:table-row>
        <table:table-row table:style-name="ro1">
          <table:table-cell table:formula="of:=[.A103]+5" office:value-type="float" office:value="5">
            <text:p>5</text:p>
          </table:table-cell>
          <table:table-cell table:formula="of:=[.B101]" office:value-type="float" office:value="100">
            <text:p>100</text:p>
          </table:table-cell>
          <table:table-cell table:formula="of:=[.A104]-(100-[.B104])/5" office:value-type="float" office:value="5">
            <text:p>5</text:p>
          </table:table-cell>
          <table:table-cell table:style-name="ce1" table:formula="of:=1/[.G104] +273.15" office:value-type="float" office:value="5">
            <text:p>5.00</text:p>
          </table:table-cell>
          <table:table-cell table:formula="of:=0.611*EXP(5423*(1 /273.15-1/([.A104]-273.15)))" office:value-type="float" office:value="1.55381123620136E+017">
            <text:p>155381123620136000</text:p>
          </table:table-cell>
          <table:table-cell table:formula="of:=[.B104]/100*[.E104]" office:value-type="float" office:value="1.55381123620136E+017">
            <text:p>155381123620136000</text:p>
          </table:table-cell>
          <table:table-cell table:formula="of:=1/273.15-1/5423*(LN([.F104])-LN(0.611))" office:value-type="float" office:value="-0.00372925601342532">
            <text:p>-0.003729256</text:p>
          </table:table-cell>
          <table:table-cell table:style-name="ce2" table:formula="of:=[.A104]-[.D104]" office:value-type="float" office:value="0">
            <text:p><text:s/>- <text:s text:c="2"/></text:p>
          </table:table-cell>
          <table:table-cell table:number-columns-repeated="1016"/>
        </table:table-row>
        <table:table-row table:style-name="ro1">
          <table:table-cell table:formula="of:=[.A104]+5" office:value-type="float" office:value="10">
            <text:p>10</text:p>
          </table:table-cell>
          <table:table-cell table:formula="of:=[.B101]" office:value-type="float" office:value="100">
            <text:p>100</text:p>
          </table:table-cell>
          <table:table-cell table:formula="of:=[.A105]-(100-[.B105])/5" office:value-type="float" office:value="10">
            <text:p>10</text:p>
          </table:table-cell>
          <table:table-cell table:style-name="ce1" table:formula="of:=1/[.G105] +273.15" office:value-type="float" office:value="10">
            <text:p>10.00</text:p>
          </table:table-cell>
          <table:table-cell table:formula="of:=0.611*EXP(5423*(1 /273.15-1/([.A105]-273.15)))" office:value-type="float" office:value="2.28182064924959E+017">
            <text:p>228182064924959000</text:p>
          </table:table-cell>
          <table:table-cell table:formula="of:=[.B105]/100*[.E105]" office:value-type="float" office:value="2.28182064924959E+017">
            <text:p>228182064924959000</text:p>
          </table:table-cell>
          <table:table-cell table:formula="of:=1/273.15-1/5423*(LN([.F105])-LN(0.611))" office:value-type="float" office:value="-0.0038001140034201">
            <text:p>-0.003800114</text:p>
          </table:table-cell>
          <table:table-cell table:style-name="ce2" table:formula="of:=[.A105]-[.D105]" office:value-type="float" office:value="0">
            <text:p><text:s/>- <text:s text:c="2"/></text:p>
          </table:table-cell>
          <table:table-cell table:number-columns-repeated="1016"/>
        </table:table-row>
        <table:table-row table:style-name="ro1">
          <table:table-cell table:formula="of:=[.A105]+5" office:value-type="float" office:value="15">
            <text:p>15</text:p>
          </table:table-cell>
          <table:table-cell table:formula="of:=[.B101]" office:value-type="float" office:value="100">
            <text:p>100</text:p>
          </table:table-cell>
          <table:table-cell table:formula="of:=[.A106]-(100-[.B106])/5" office:value-type="float" office:value="15">
            <text:p>15</text:p>
          </table:table-cell>
          <table:table-cell table:style-name="ce1" table:formula="of:=1/[.G106] +273.15" office:value-type="float" office:value="14.9999999999999">
            <text:p>15.00</text:p>
          </table:table-cell>
          <table:table-cell table:formula="of:=0.611*EXP(5423*(1 /273.15-1/([.A106]-273.15)))" office:value-type="float" office:value="3.40117782337898E+017">
            <text:p>340117782337898000</text:p>
          </table:table-cell>
          <table:table-cell table:formula="of:=[.B106]/100*[.E106]" office:value-type="float" office:value="3.40117782337898E+017">
            <text:p>340117782337898000</text:p>
          </table:table-cell>
          <table:table-cell table:formula="of:=1/273.15-1/5423*(LN([.F106])-LN(0.611))" office:value-type="float" office:value="-0.00387371683129963">
            <text:p>-0.0038737168</text:p>
          </table:table-cell>
          <table:table-cell table:style-name="ce2" table:formula="of:=[.A106]-[.D106]" office:value-type="float" office:value="0.000000000000056843418860808">
            <text:p><text:s/>0 </text:p>
          </table:table-cell>
          <table:table-cell table:number-columns-repeated="1016"/>
        </table:table-row>
        <table:table-row table:style-name="ro1">
          <table:table-cell table:formula="of:=[.A106]+5" office:value-type="float" office:value="20">
            <text:p>20</text:p>
          </table:table-cell>
          <table:table-cell table:formula="of:=[.B101]" office:value-type="float" office:value="100">
            <text:p>100</text:p>
          </table:table-cell>
          <table:table-cell table:formula="of:=[.A107]-(100-[.B107])/5" office:value-type="float" office:value="20">
            <text:p>20</text:p>
          </table:table-cell>
          <table:table-cell table:style-name="ce1" table:formula="of:=1/[.G107] +273.15" office:value-type="float" office:value="20.0000000000001">
            <text:p>20.00</text:p>
          </table:table-cell>
          <table:table-cell table:formula="of:=0.611*EXP(5423*(1 /273.15-1/([.A107]-273.15)))" office:value-type="float" office:value="5.15020842040221E+017">
            <text:p>515020842040221000</text:p>
          </table:table-cell>
          <table:table-cell table:formula="of:=[.B107]/100*[.E107]" office:value-type="float" office:value="5.15020842040221E+017">
            <text:p>515020842040221000</text:p>
          </table:table-cell>
          <table:table-cell table:formula="of:=1/273.15-1/5423*(LN([.F107])-LN(0.611))" office:value-type="float" office:value="-0.00395022713806044">
            <text:p>-0.0039502271</text:p>
          </table:table-cell>
          <table:table-cell table:style-name="ce2" table:formula="of:=[.A107]-[.D107]" office:value-type="float" office:value="0">
            <text:p><text:s/>- <text:s text:c="2"/></text:p>
          </table:table-cell>
          <table:table-cell table:number-columns-repeated="1016"/>
        </table:table-row>
        <table:table-row table:style-name="ro1">
          <table:table-cell table:formula="of:=[.A107]+5" office:value-type="float" office:value="25">
            <text:p>25</text:p>
          </table:table-cell>
          <table:table-cell table:formula="of:=[.B101]" office:value-type="float" office:value="100">
            <text:p>100</text:p>
          </table:table-cell>
          <table:table-cell table:formula="of:=[.A108]-(100-[.B108])/5" office:value-type="float" office:value="25">
            <text:p>25</text:p>
          </table:table-cell>
          <table:table-cell table:style-name="ce1" table:formula="of:=1/[.G108] +273.15" office:value-type="float" office:value="25.0000000000001">
            <text:p>25.00</text:p>
          </table:table-cell>
          <table:table-cell table:formula="of:=0.611*EXP(5423*(1 /273.15-1/([.A108]-273.15)))" office:value-type="float" office:value="7.93015771388472E+017">
            <text:p>793015771388472000</text:p>
          </table:table-cell>
          <table:table-cell table:formula="of:=[.B108]/100*[.E108]" office:value-type="float" office:value="7.93015771388472E+017">
            <text:p>793015771388472000</text:p>
          </table:table-cell>
          <table:table-cell table:formula="of:=1/273.15-1/5423*(LN([.F108])-LN(0.611))" office:value-type="float" office:value="-0.00402982067298005">
            <text:p>-0.0040298207</text:p>
          </table:table-cell>
          <table:table-cell table:style-name="ce2" table:formula="of:=[.A108]-[.D108]" office:value-type="float" office:value="0">
            <text:p><text:s/>- <text:s text:c="2"/></text:p>
          </table:table-cell>
          <table:table-cell table:number-columns-repeated="1016"/>
        </table:table-row>
        <table:table-row table:style-name="ro1">
          <table:table-cell table:formula="of:=[.A108]+5" office:value-type="float" office:value="30">
            <text:p>30</text:p>
          </table:table-cell>
          <table:table-cell table:formula="of:=[.B101]" office:value-type="float" office:value="100">
            <text:p>100</text:p>
          </table:table-cell>
          <table:table-cell table:formula="of:=[.A109]-(100-[.B109])/5" office:value-type="float" office:value="30">
            <text:p>30</text:p>
          </table:table-cell>
          <table:table-cell table:style-name="ce1" table:formula="of:=1/[.G109] +273.15" office:value-type="float" office:value="30">
            <text:p>30.00</text:p>
          </table:table-cell>
          <table:table-cell table:formula="of:=0.611*EXP(5423*(1 /273.15-1/([.A109]-273.15)))" office:value-type="float" office:value="1.24293485332105E+018">
            <text:p>1242934853321050000</text:p>
          </table:table-cell>
          <table:table-cell table:formula="of:=[.B109]/100*[.E109]" office:value-type="float" office:value="1.24293485332105E+018">
            <text:p>1242934853321050000</text:p>
          </table:table-cell>
          <table:table-cell table:formula="of:=1/273.15-1/5423*(LN([.F109])-LN(0.611))" office:value-type="float" office:value="-0.00411268764137364">
            <text:p>-0.0041126876</text:p>
          </table:table-cell>
          <table:table-cell table:style-name="ce2" table:formula="of:=[.A109]-[.D109]" office:value-type="float" office:value="0">
            <text:p><text:s/>- <text:s text:c="2"/></text:p>
          </table:table-cell>
          <table:table-cell table:number-columns-repeated="1016"/>
        </table:table-row>
        <table:table-row table:style-name="ro1">
          <table:table-cell table:formula="of:=[.A109]+5" office:value-type="float" office:value="35">
            <text:p>35</text:p>
          </table:table-cell>
          <table:table-cell table:formula="of:=[.B101]" office:value-type="float" office:value="100">
            <text:p>100</text:p>
          </table:table-cell>
          <table:table-cell table:formula="of:=[.A110]-(100-[.B110])/5" office:value-type="float" office:value="35">
            <text:p>35</text:p>
          </table:table-cell>
          <table:table-cell table:style-name="ce1" table:formula="of:=1/[.G110] +273.15" office:value-type="float" office:value="35">
            <text:p>35.00</text:p>
          </table:table-cell>
          <table:table-cell table:formula="of:=0.611*EXP(5423*(1 /273.15-1/([.A110]-273.15)))" office:value-type="float" office:value="1.98522629020924E+018">
            <text:p>1985226290209240000</text:p>
          </table:table-cell>
          <table:table-cell table:formula="of:=[.B110]/100*[.E110]" office:value-type="float" office:value="1.98522629020924E+018">
            <text:p>1985226290209240000</text:p>
          </table:table-cell>
          <table:table-cell table:formula="of:=1/273.15-1/5423*(LN([.F110])-LN(0.611))" office:value-type="float" office:value="-0.00419903422212891">
            <text:p>-0.0041990342</text:p>
          </table:table-cell>
          <table:table-cell table:style-name="ce2" table:formula="of:=[.A110]-[.D110]" office:value-type="float" office:value="0">
            <text:p><text:s/>- <text:s text:c="2"/></text:p>
          </table:table-cell>
          <table:table-cell table:number-columns-repeated="1016"/>
        </table:table-row>
        <table:table-row table:style-name="ro1">
          <table:table-cell table:formula="of:=[.A110]+5" office:value-type="float" office:value="40">
            <text:p>40</text:p>
          </table:table-cell>
          <table:table-cell table:formula="of:=[.B101]" office:value-type="float" office:value="100">
            <text:p>100</text:p>
          </table:table-cell>
          <table:table-cell table:formula="of:=[.A111]-(100-[.B111])/5" office:value-type="float" office:value="40">
            <text:p>40</text:p>
          </table:table-cell>
          <table:table-cell table:style-name="ce1" table:formula="of:=1/[.G111] +273.15" office:value-type="float" office:value="40">
            <text:p>40.00</text:p>
          </table:table-cell>
          <table:table-cell table:formula="of:=0.611*EXP(5423*(1 /273.15-1/([.A111]-273.15)))" office:value-type="float" office:value="3.23514702235986E+018">
            <text:p>3235147022359860000</text:p>
          </table:table-cell>
          <table:table-cell table:formula="of:=[.B111]/100*[.E111]" office:value-type="float" office:value="3.23514702235986E+018">
            <text:p>3235147022359860000</text:p>
          </table:table-cell>
          <table:table-cell table:formula="of:=1/273.15-1/5423*(LN([.F111])-LN(0.611))" office:value-type="float" office:value="-0.00428908428050611">
            <text:p>-0.0042890843</text:p>
          </table:table-cell>
          <table:table-cell table:style-name="ce2" table:formula="of:=[.A111]-[.D111]" office:value-type="float" office:value="0">
            <text:p><text:s/>- <text:s text:c="2"/>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s" table:style-name="ta2" table:print="false">
        <table:table-column table:style-name="co1" table:number-columns-repeated="1024" table:default-cell-style-name="Excel_20_Built-in_20_Normal"/>
        <table:table-row table:style-name="ro1">
          <table:table-cell>
            <draw:frame table:end-cell-address="Charts.K41" table:end-x="0.2929in" table:end-y="0.0244in" draw:z-index="0" draw:name="Chart 1" draw:style-name="gr1" draw:text-style-name="P1" svg:width="9.1465in" svg:height="7.9945in" svg:x="0.0295in" svg:y="0in">
              <draw:object draw:notify-on-update-of-ranges="Sheet1.A1:Sheet1.A1 Sheet1.A2:Sheet1.A111 Sheet1.B1:Sheet1.B1 Sheet1.B2:Sheet1.B111 Sheet1.C1:Sheet1.C1 Sheet1.C2:Sheet1.C111 Sheet1.D1:Sheet1.D1 Sheet1.D2:Sheet1.D1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1">
          <table:table-cell table:number-columns-repeated="1024"/>
        </table:table-row>
        <table:table-row table:style-name="ro1">
          <table:table-cell>
            <draw:frame table:end-cell-address="Charts.L68" table:end-x="0.5846in" table:end-y="0.0441in" draw:z-index="1" draw:name="Chart 2" draw:style-name="gr1" draw:text-style-name="P1" svg:width="10.3268in" svg:height="4.8689in" svg:x="0.0295in" svg:y="0.1563in">
              <draw:object draw:notify-on-update-of-ranges="Sheet1.A1:Sheet1.A1 Sheet1.A2:Sheet1.A111 Sheet1.D1:Sheet1.D1 Sheet1.D2:Sheet1.D1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>
            <draw:frame table:end-cell-address="Charts.J96" table:end-x="0.4874in" table:end-y="0.0146in" draw:z-index="2" draw:name="Chart 3" draw:style-name="gr1" draw:text-style-name="P1" svg:width="8.4528in" svg:height="5.2378in" svg:x="0.0295in" svg:y="0.1567in">
              <draw:object draw:notify-on-update-of-ranges="Sheet1.H1:Sheet1.H1 Sheet1.H2:Sheet1.H111 Sheet1.B2:Sheet1.B1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6/14/2017</text:date>, <text:time>09:2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" style:display-name="PageStyle_Cha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09:27:08</dc:date>
    <dc:creator>George Loyer</dc:creator>
    <meta:document-statistic meta:table-count="2" meta:cell-count="888" meta:object-count="3"/>
    <meta:generator>OpenOffice/4.1.2$Unix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10" style:family="chart" style:data-style-name="N4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3.233cm" svg:height="20.307cm" xlink:href=".." xlink:type="simple" chart:class="chart:line" chart:style-name="ch1">
        <chart:legend chart:legend-position="end" svg:x="20.226cm" svg:y="9.023cm" style:legend-expansion="high" chart:style-name="ch2"/>
        <chart:plot-area chart:style-name="ch3" table:cell-range-address="Sheet1.A1:Sheet1.D111" chart:data-source-has-labels="row" svg:x="0.914cm" svg:y="1.759cm" svg:width="18.384cm" svg:height="17.722cm">
          <chartooo:coordinate-region svg:x="1.696cm" svg:y="1.979cm" svg:width="17.495cm" svg:height="17.2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11" chart:label-cell-address="Sheet1.A1:Sheet1.A1" chart:class="chart:line">
            <chart:data-point chart:repeated="110"/>
          </chart:series>
          <chart:series chart:style-name="ch8" chart:values-cell-range-address="Sheet1.B2:Sheet1.B111" chart:label-cell-address="Sheet1.B1:Sheet1.B1" chart:class="chart:line">
            <chart:data-point chart:repeated="110"/>
          </chart:series>
          <chart:series chart:style-name="ch9" chart:values-cell-range-address="Sheet1.C2:Sheet1.C111" chart:label-cell-address="Sheet1.C1:Sheet1.C1" chart:class="chart:line">
            <chart:data-point chart:repeated="110"/>
          </chart:series>
          <chart:series chart:style-name="ch10" chart:values-cell-range-address="Sheet1.D2:Sheet1.D111" chart:label-cell-address="Sheet1.D1:Sheet1.D1" chart:class="chart:line"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 C</text:p>
                <draw:g>
                  <svg:desc>Sheet1.A1:Sheet1.A1</svg:desc>
                </draw:g>
              </table:table-cell>
              <table:table-cell office:value-type="string">
                <text:p>Humidity</text:p>
                <draw:g>
                  <svg:desc>Sheet1.B1:Sheet1.B1</svg:desc>
                </draw:g>
              </table:table-cell>
              <table:table-cell office:value-type="string">
                <text:p>Dewpoint 1</text:p>
                <draw:g>
                  <svg:desc>Sheet1.C1:Sheet1.C1</svg:desc>
                </draw:g>
              </table:table-cell>
              <table:table-cell office:value-type="string">
                <text:p>Dewpoint 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A2:Sheet1.A111</svg:desc>
                </draw:g>
              </table:table-cell>
              <table:table-cell office:value-type="float" office:value="10">
                <text:p>10</text:p>
                <draw:g>
                  <svg:desc>Sheet1.B2:Sheet1.B111</svg:desc>
                </draw:g>
              </table:table-cell>
              <table:table-cell office:value-type="float" office:value="-28">
                <text:p>-28</text:p>
                <draw:g>
                  <svg:desc>Sheet1.C2:Sheet1.C111</svg:desc>
                </draw:g>
              </table:table-cell>
              <table:table-cell office:value-type="float" office:value="-48.6934369419321">
                <text:p>-48.6934369419321</text:p>
                <draw:g>
                  <svg:desc>Sheet1.D2:Sheet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-23">
                <text:p>-23</text:p>
              </table:table-cell>
              <table:table-cell office:value-type="float" office:value="-42.2490819424127">
                <text:p>-42.2490819424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18">
                <text:p>-18</text:p>
              </table:table-cell>
              <table:table-cell office:value-type="float" office:value="-35.8356792258625">
                <text:p>-35.8356792258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13">
                <text:p>-13</text:p>
              </table:table-cell>
              <table:table-cell office:value-type="float" office:value="-29.4530063304708">
                <text:p>-29.4530063304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-23.1008429211835">
                <text:p>-23.1008429211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-16.7789707643487">
                <text:p>-16.7789707643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-10.487173702724">
                <text:p>-10.487173702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4.22523763083979">
                <text:p>-4.22523763083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00704952928726">
                <text:p>2.00704952928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8.20989785209736">
                <text:p>8.20989785209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4.3835154320908">
                <text:p>14.3835154320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">
                <text:p>-10</text:p>
              </table:table-cell>
              <table:table-cell office:value-type="float" office:value="20">
                <text:p>20</text:p>
              </table:table-cell>
              <table:table-cell office:value-type="float" office:value="-26">
                <text:p>-26</text:p>
              </table:table-cell>
              <table:table-cell office:value-type="float" office:value="-35.9769434386831">
                <text:p>-35.9769434386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">
                <text:p>-5</text:p>
              </table:table-cell>
              <table:table-cell office:value-type="float" office:value="20">
                <text:p>20</text:p>
              </table:table-cell>
              <table:table-cell office:value-type="float" office:value="-21">
                <text:p>-21</text:p>
              </table:table-cell>
              <table:table-cell office:value-type="float" office:value="-30.0270719150773">
                <text:p>-30.0270719150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-16">
                <text:p>-16</text:p>
              </table:table-cell>
              <table:table-cell office:value-type="float" office:value="-24.0964161544581">
                <text:p>-24.0964161544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1">
                <text:p>-11</text:p>
              </table:table-cell>
              <table:table-cell office:value-type="float" office:value="-18.1848832177814">
                <text:p>-18.1848832177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-12.292380764384">
                <text:p>-12.292380764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-6.41881704717559">
                <text:p>-6.41881704717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-0.564100907877446">
                <text:p>-0.564100907877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5.27185822769371">
                <text:p>5.27185822769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1.0891503542969">
                <text:p>11.0891503542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.8878648918925">
                <text:p>16.8878648918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2.6680906902237">
                <text:p>22.6680906902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">
                <text:p>-10</text:p>
              </table:table-cell>
              <table:table-cell office:value-type="float" office:value="30">
                <text:p>30</text:p>
              </table:table-cell>
              <table:table-cell office:value-type="float" office:value="-24">
                <text:p>-24</text:p>
              </table:table-cell>
              <table:table-cell office:value-type="float" office:value="-28.9935883524673">
                <text:p>-28.99358835246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">
                <text:p>-5</text:p>
              </table:table-cell>
              <table:table-cell office:value-type="float" office:value="30">
                <text:p>30</text:p>
              </table:table-cell>
              <table:table-cell office:value-type="float" office:value="-19">
                <text:p>-19</text:p>
              </table:table-cell>
              <table:table-cell office:value-type="float" office:value="-23.3070298688453">
                <text:p>-23.3070298688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-14">
                <text:p>-14</text:p>
              </table:table-cell>
              <table:table-cell office:value-type="float" office:value="-17.6339112763824">
                <text:p>-17.6339112763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9">
                <text:p>-9</text:p>
              </table:table-cell>
              <table:table-cell office:value-type="float" office:value="-11.974184984571">
                <text:p>-11.974184984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-4">
                <text:p>-4</text:p>
              </table:table-cell>
              <table:table-cell office:value-type="float" office:value="-6.32780362732797">
                <text:p>-6.32780362732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-0.694720061674502">
                <text:p>-0.694720061674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4.92511263357687">
                <text:p>4.925112633576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0.5317411591245">
                <text:p>10.5317411591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.1252119964717">
                <text:p>16.1252119964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1.7055714092111">
                <text:p>21.705571409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.2728654442996">
                <text:p>27.2728654442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40">
                <text:p>40</text:p>
              </table:table-cell>
              <table:table-cell office:value-type="float" office:value="-22">
                <text:p>-22</text:p>
              </table:table-cell>
              <table:table-cell office:value-type="float" office:value="-24.2271479306364">
                <text:p>-24.2271479306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">
                <text:p>-5</text:p>
              </table:table-cell>
              <table:table-cell office:value-type="float" office:value="40">
                <text:p>40</text:p>
              </table:table-cell>
              <table:table-cell office:value-type="float" office:value="-17">
                <text:p>-17</text:p>
              </table:table-cell>
              <table:table-cell office:value-type="float" office:value="-18.7169539042795">
                <text:p>-18.7169539042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-12">
                <text:p>-12</text:p>
              </table:table-cell>
              <table:table-cell office:value-type="float" office:value="-13.2165205926246">
                <text:p>-13.2165205926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7">
                <text:p>-7</text:p>
              </table:table-cell>
              <table:table-cell office:value-type="float" office:value="-7.72582208354163">
                <text:p>-7.72582208354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-2">
                <text:p>-2</text:p>
              </table:table-cell>
              <table:table-cell office:value-type="float" office:value="-2.24483255653843">
                <text:p>-2.24483255653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.2264737176427">
                <text:p>3.2264737176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8.68812237742793">
                <text:p>8.68812237742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14.1401389708128">
                <text:p>14.1401389708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9.5825489557598">
                <text:p>19.5825489557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5.0153777005958">
                <text:p>25.0153777005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30.4386504844047">
                <text:p>30.43865048440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">
                <text:p>-10</text:p>
              </table:table-cell>
              <table:table-cell office:value-type="float" office:value="50">
                <text:p>50</text:p>
              </table:table-cell>
              <table:table-cell office:value-type="float" office:value="-20">
                <text:p>-20</text:p>
              </table:table-cell>
              <table:table-cell office:value-type="float" office:value="-20.6323210071718">
                <text:p>-20.6323210071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  <table:table-cell office:value-type="float" office:value="-15.2533362728292">
                <text:p>-15.2533362728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  <table:table-cell office:value-type="float" office:value="-9.88147546939672">
                <text:p>-9.88147546939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-4.51672445383167">
                <text:p>-4.51672445383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840930879496">
                <text:p>0.840930879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6.1915045989274">
                <text:p>6.1915045989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1.535010735638">
                <text:p>11.5350107356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16.8714632837597">
                <text:p>16.87146328375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22.200876200504">
                <text:p>22.200876200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7.5232634062828">
                <text:p>27.52326340628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32.8386387848297">
                <text:p>32.8386387848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60">
                <text:p>60</text:p>
              </table:table-cell>
              <table:table-cell office:value-type="float" office:value="-18">
                <text:p>-18</text:p>
              </table:table-cell>
              <table:table-cell office:value-type="float" office:value="-17.7590191096144">
                <text:p>-17.7590191096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">
                <text:p>-5</text:p>
              </table:table-cell>
              <table:table-cell office:value-type="float" office:value="60">
                <text:p>60</text:p>
              </table:table-cell>
              <table:table-cell office:value-type="float" office:value="-13">
                <text:p>-13</text:p>
              </table:table-cell>
              <table:table-cell office:value-type="float" office:value="-12.4837921919807">
                <text:p>-12.4837921919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-8">
                <text:p>-8</text:p>
              </table:table-cell>
              <table:table-cell office:value-type="float" office:value="-7.21366556281367">
                <text:p>-7.21366556281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3">
                <text:p>-3</text:p>
              </table:table-cell>
              <table:table-cell office:value-type="float" office:value="-1.94863182896029">
                <text:p>-1.94863182896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.31131638845039">
                <text:p>3.31131638845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8.56618645404154">
                <text:p>8.56618645404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3.8159857182232">
                <text:p>13.8159857182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19.0607215172262">
                <text:p>19.0607215172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24.3004011731364">
                <text:p>24.3004011731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29.5350319939293">
                <text:p>29.5350319939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34.7646212735033">
                <text:p>34.76462127350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">
                <text:p>-10</text:p>
              </table:table-cell>
              <table:table-cell office:value-type="float" office:value="70">
                <text:p>70</text:p>
              </table:table-cell>
              <table:table-cell office:value-type="float" office:value="-16">
                <text:p>-16</text:p>
              </table:table-cell>
              <table:table-cell office:value-type="float" office:value="-15.3731659282308">
                <text:p>-15.3731659282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">
                <text:p>-5</text:p>
              </table:table-cell>
              <table:table-cell office:value-type="float" office:value="70">
                <text:p>70</text:p>
              </table:table-cell>
              <table:table-cell office:value-type="float" office:value="-11">
                <text:p>-11</text:p>
              </table:table-cell>
              <table:table-cell office:value-type="float" office:value="-10.1833405530055">
                <text:p>-10.1833405530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-6">
                <text:p>-6</text:p>
              </table:table-cell>
              <table:table-cell office:value-type="float" office:value="-4.99699101079204">
                <text:p>-4.99699101079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-1">
                <text:p>-1</text:p>
              </table:table-cell>
              <table:table-cell office:value-type="float" office:value="0.185886189096379">
                <text:p>0.1858861890963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5.36529453267451">
                <text:p>5.36529453267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10.5412375012919">
                <text:p>10.5412375012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5.7137185716413">
                <text:p>15.7137185716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20.8827412157663">
                <text:p>20.88274121576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26.0483089010689">
                <text:p>26.0483089010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31.210425090318">
                <text:p>31.210425090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  <table:table-cell office:value-type="float" office:value="36.3690932416558">
                <text:p>36.3690932416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">
                <text:p>-10</text:p>
              </table:table-cell>
              <table:table-cell office:value-type="float" office:value="80">
                <text:p>80</text:p>
              </table:table-cell>
              <table:table-cell office:value-type="float" office:value="-14">
                <text:p>-14</text:p>
              </table:table-cell>
              <table:table-cell office:value-type="float" office:value="-13.3378553991164">
                <text:p>-13.3378553991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">
                <text:p>-5</text:p>
              </table:table-cell>
              <table:table-cell office:value-type="float" office:value="80">
                <text:p>80</text:p>
              </table:table-cell>
              <table:table-cell office:value-type="float" office:value="-9">
                <text:p>-9</text:p>
              </table:table-cell>
              <table:table-cell office:value-type="float" office:value="-8.22034292025973">
                <text:p>-8.220342920259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-4">
                <text:p>-4</text:p>
              </table:table-cell>
              <table:table-cell office:value-type="float" office:value="-3.10496011244703">
                <text:p>-3.10496011244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.00829435345025">
                <text:p>2.00829435345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.11942180545515">
                <text:p>7.11942180545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12.2284235704859">
                <text:p>12.22842357048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7.3353009743576">
                <text:p>17.3353009743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22.4400553417824">
                <text:p>22.4400553417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7.5426879963716">
                <text:p>27.5426879963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31">
                <text:p>31</text:p>
              </table:table-cell>
              <table:table-cell office:value-type="float" office:value="32.6432002606368">
                <text:p>32.6432002606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37.7415934559899">
                <text:p>37.7415934559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">
                <text:p>-10</text:p>
              </table:table-cell>
              <table:table-cell office:value-type="float" office:value="90">
                <text:p>90</text:p>
              </table:table-cell>
              <table:table-cell office:value-type="float" office:value="-12">
                <text:p>-12</text:p>
              </table:table-cell>
              <table:table-cell office:value-type="float" office:value="-11.566271830755">
                <text:p>-11.566271830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">
                <text:p>-5</text:p>
              </table:table-cell>
              <table:table-cell office:value-type="float" office:value="90">
                <text:p>90</text:p>
              </table:table-cell>
              <table:table-cell office:value-type="float" office:value="-7">
                <text:p>-7</text:p>
              </table:table-cell>
              <table:table-cell office:value-type="float" office:value="-6.51129663106059">
                <text:p>-6.511296631060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-2">
                <text:p>-2</text:p>
              </table:table-cell>
              <table:table-cell office:value-type="float" office:value="-1.45730877470248">
                <text:p>-1.45730877470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3.59569202756455">
                <text:p>3.59569202756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8.64770606487286">
                <text:p>8.64770606487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13.6987336262417">
                <text:p>13.69873362624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8.7487750005777">
                <text:p>18.74877500057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23.7978304766744">
                <text:p>23.7978304766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28.8459003432127">
                <text:p>28.8459003432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33.8929848887612">
                <text:p>33.89298488876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38">
                <text:p>38</text:p>
              </table:table-cell>
              <table:table-cell office:value-type="float" office:value="38.9390844017751">
                <text:p>38.93908440177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">
                <text:p>-10</text:p>
              </table:table-cell>
              <table:table-cell office:value-type="float" office:value="100">
                <text:p>10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">
                <text:p>-5</text:p>
              </table:table-cell>
              <table:table-cell office:value-type="float" office:value="100">
                <text:p>100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4.9999999999999">
                <text:p>14.99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0.0000000000001">
                <text:p>20.00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25.0000000000001">
                <text:p>25.0000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4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6.231cm" svg:height="12.368cm" xlink:href=".." xlink:type="simple" chart:class="chart:line" chart:style-name="ch1">
        <chart:legend chart:legend-position="end" svg:x="23.224cm" svg:y="5.594cm" style:legend-expansion="high" chart:style-name="ch2"/>
        <chart:plot-area chart:style-name="ch3" table:cell-range-address="Sheet1.A1:Sheet1.A111 Sheet1.D1:Sheet1.D111" chart:data-source-has-labels="row" svg:x="0.974cm" svg:y="1.123cm" svg:width="21.202cm" svg:height="10.578cm">
          <chartooo:coordinate-region svg:x="2.149cm" svg:y="1.343cm" svg:width="19.942cm" svg:height="10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11" chart:label-cell-address="Sheet1.A1:Sheet1.A1" chart:class="chart:line">
            <chart:data-point chart:repeated="110"/>
          </chart:series>
          <chart:series chart:style-name="ch8" chart:values-cell-range-address="Sheet1.D2:Sheet1.D111" chart:label-cell-address="Sheet1.D1:Sheet1.D1" chart:class="chart:line"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 C</text:p>
                <draw:g>
                  <svg:desc>Sheet1.A1:Sheet1.A1</svg:desc>
                </draw:g>
              </table:table-cell>
              <table:table-cell office:value-type="string">
                <text:p>Dewpoint 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A2:Sheet1.A111</svg:desc>
                </draw:g>
              </table:table-cell>
              <table:table-cell office:value-type="float" office:value="-48.6934369419321">
                <text:p>-48.6934369419321</text:p>
                <draw:g>
                  <svg:desc>Sheet1.D2:Sheet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42.2490819424127">
                <text:p>-42.2490819424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5.8356792258625">
                <text:p>-35.8356792258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29.4530063304708">
                <text:p>-29.4530063304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23.1008429211835">
                <text:p>-23.1008429211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16.7789707643487">
                <text:p>-16.7789707643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10.487173702724">
                <text:p>-10.487173702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-4.22523763083979">
                <text:p>-4.22523763083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2.00704952928726">
                <text:p>2.00704952928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8.20989785209736">
                <text:p>8.20989785209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4.3835154320908">
                <text:p>14.3835154320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">
                <text:p>-10</text:p>
              </table:table-cell>
              <table:table-cell office:value-type="float" office:value="-35.9769434386831">
                <text:p>-35.9769434386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">
                <text:p>-5</text:p>
              </table:table-cell>
              <table:table-cell office:value-type="float" office:value="-30.0270719150773">
                <text:p>-30.0270719150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24.0964161544581">
                <text:p>-24.0964161544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-18.1848832177814">
                <text:p>-18.1848832177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-12.292380764384">
                <text:p>-12.292380764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-6.41881704717559">
                <text:p>-6.41881704717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-0.564100907877446">
                <text:p>-0.564100907877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5.27185822769371">
                <text:p>5.27185822769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1.0891503542969">
                <text:p>11.0891503542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16.8878648918925">
                <text:p>16.8878648918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22.6680906902237">
                <text:p>22.6680906902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">
                <text:p>-10</text:p>
              </table:table-cell>
              <table:table-cell office:value-type="float" office:value="-28.9935883524673">
                <text:p>-28.99358835246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">
                <text:p>-5</text:p>
              </table:table-cell>
              <table:table-cell office:value-type="float" office:value="-23.3070298688453">
                <text:p>-23.3070298688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17.6339112763824">
                <text:p>-17.6339112763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-11.974184984571">
                <text:p>-11.974184984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-6.32780362732797">
                <text:p>-6.32780362732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-0.694720061674502">
                <text:p>-0.694720061674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4.92511263357687">
                <text:p>4.925112633576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0.5317411591245">
                <text:p>10.5317411591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.1252119964717">
                <text:p>16.1252119964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1.7055714092111">
                <text:p>21.705571409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27.2728654442996">
                <text:p>27.2728654442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-24.2271479306364">
                <text:p>-24.2271479306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">
                <text:p>-5</text:p>
              </table:table-cell>
              <table:table-cell office:value-type="float" office:value="-18.7169539042795">
                <text:p>-18.7169539042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13.2165205926246">
                <text:p>-13.2165205926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-7.72582208354163">
                <text:p>-7.72582208354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-2.24483255653843">
                <text:p>-2.24483255653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3.2264737176427">
                <text:p>3.2264737176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8.68812237742793">
                <text:p>8.68812237742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14.1401389708128">
                <text:p>14.1401389708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19.5825489557598">
                <text:p>19.5825489557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25.0153777005958">
                <text:p>25.0153777005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0.4386504844047">
                <text:p>30.43865048440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">
                <text:p>-10</text:p>
              </table:table-cell>
              <table:table-cell office:value-type="float" office:value="-20.6323210071718">
                <text:p>-20.6323210071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  <table:table-cell office:value-type="float" office:value="-15.2533362728292">
                <text:p>-15.2533362728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9.88147546939672">
                <text:p>-9.88147546939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-4.51672445383167">
                <text:p>-4.51672445383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840930879496">
                <text:p>0.840930879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.1915045989274">
                <text:p>6.1915045989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11.535010735638">
                <text:p>11.5350107356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6.8714632837597">
                <text:p>16.87146328375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22.200876200504">
                <text:p>22.200876200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27.5232634062828">
                <text:p>27.52326340628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32.8386387848297">
                <text:p>32.8386387848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-17.7590191096144">
                <text:p>-17.7590191096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">
                <text:p>-5</text:p>
              </table:table-cell>
              <table:table-cell office:value-type="float" office:value="-12.4837921919807">
                <text:p>-12.4837921919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7.21366556281367">
                <text:p>-7.21366556281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-1.94863182896029">
                <text:p>-1.94863182896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3.31131638845039">
                <text:p>3.31131638845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8.56618645404154">
                <text:p>8.56618645404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13.8159857182232">
                <text:p>13.8159857182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19.0607215172262">
                <text:p>19.0607215172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24.3004011731364">
                <text:p>24.3004011731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29.5350319939293">
                <text:p>29.5350319939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34.7646212735033">
                <text:p>34.76462127350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">
                <text:p>-10</text:p>
              </table:table-cell>
              <table:table-cell office:value-type="float" office:value="-15.3731659282308">
                <text:p>-15.3731659282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">
                <text:p>-5</text:p>
              </table:table-cell>
              <table:table-cell office:value-type="float" office:value="-10.1833405530055">
                <text:p>-10.1833405530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4.99699101079204">
                <text:p>-4.99699101079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185886189096379">
                <text:p>0.1858861890963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5.36529453267451">
                <text:p>5.36529453267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10.5412375012919">
                <text:p>10.5412375012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15.7137185716413">
                <text:p>15.7137185716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0.8827412157663">
                <text:p>20.88274121576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26.0483089010689">
                <text:p>26.0483089010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31.210425090318">
                <text:p>31.210425090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36.3690932416558">
                <text:p>36.3690932416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">
                <text:p>-10</text:p>
              </table:table-cell>
              <table:table-cell office:value-type="float" office:value="-13.3378553991164">
                <text:p>-13.3378553991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">
                <text:p>-5</text:p>
              </table:table-cell>
              <table:table-cell office:value-type="float" office:value="-8.22034292025973">
                <text:p>-8.220342920259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3.10496011244703">
                <text:p>-3.10496011244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2.00829435345025">
                <text:p>2.00829435345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7.11942180545515">
                <text:p>7.11942180545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12.2284235704859">
                <text:p>12.22842357048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17.3353009743576">
                <text:p>17.3353009743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">
                <text:p>25</text:p>
              </table:table-cell>
              <table:table-cell office:value-type="float" office:value="22.4400553417824">
                <text:p>22.4400553417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27.5426879963716">
                <text:p>27.5426879963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32.6432002606368">
                <text:p>32.6432002606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37.7415934559899">
                <text:p>37.7415934559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">
                <text:p>-10</text:p>
              </table:table-cell>
              <table:table-cell office:value-type="float" office:value="-11.566271830755">
                <text:p>-11.566271830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">
                <text:p>-5</text:p>
              </table:table-cell>
              <table:table-cell office:value-type="float" office:value="-6.51129663106059">
                <text:p>-6.511296631060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-1.45730877470248">
                <text:p>-1.45730877470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3.59569202756455">
                <text:p>3.59569202756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8.64770606487286">
                <text:p>8.64770606487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13.6987336262417">
                <text:p>13.69873362624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18.7487750005777">
                <text:p>18.74877500057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">
                <text:p>25</text:p>
              </table:table-cell>
              <table:table-cell office:value-type="float" office:value="23.7978304766744">
                <text:p>23.7978304766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28.8459003432127">
                <text:p>28.8459003432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33.8929848887612">
                <text:p>33.89298488876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38.9390844017751">
                <text:p>38.93908440177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14.9999999999999">
                <text:p>14.99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20.0000000000001">
                <text:p>20.00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  <table:table-cell office:value-type="float" office:value="25.0000000000001">
                <text:p>25.0000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471cm" svg:height="13.305cm" xlink:href=".." xlink:type="simple" chart:class="chart:scatter" chart:style-name="ch1">
        <chart:title svg:x="9.72cm" svg:y="0.401cm" chart:style-name="ch2">
          <text:p>T delta</text:p>
        </chart:title>
        <chart:legend chart:legend-position="end" svg:x="19.746cm" svg:y="6.332cm" style:legend-expansion="high" chart:style-name="ch3"/>
        <chart:plot-area chart:style-name="ch4" table:cell-range-address="Sheet1.B2:Sheet1.B111 Sheet1.H1:Sheet1.H111" chart:data-source-has-labels="row" svg:x="0.879cm" svg:y="2.344cm" svg:width="18.009cm" svg:height="10.275cm">
          <chartooo:coordinate-region svg:x="1.638cm" svg:y="2.564cm" svg:width="16.984cm" svg:height="9.3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111" chart:label-cell-address="Sheet1.H1:Sheet1.H1" chart:class="chart:scatter">
            <chart:domain table:cell-range-address="Sheet1.B2:Sheet1.B111"/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 delta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11</svg:desc>
                </draw:g>
              </table:table-cell>
              <table:table-cell office:value-type="float" office:value="38.6934369419321">
                <text:p>38.6934369419321</text:p>
                <draw:g>
                  <svg:desc>Sheet1.H2:Sheet1.H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7.2490819424127">
                <text:p>37.2490819424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5.8356792258625">
                <text:p>35.8356792258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4.4530063304708">
                <text:p>34.4530063304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3.1008429211835">
                <text:p>33.1008429211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1.7789707643487">
                <text:p>31.7789707643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0.487173702724">
                <text:p>30.487173702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9.2252376308398">
                <text:p>29.2252376308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7.9929504707127">
                <text:p>27.9929504707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.7901021479026">
                <text:p>26.7901021479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.6164845679092">
                <text:p>25.6164845679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5.9769434386831">
                <text:p>25.9769434386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5.0270719150773">
                <text:p>25.0270719150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4.0964161544581">
                <text:p>24.0964161544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3.1848832177814">
                <text:p>23.1848832177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2.2923807643839">
                <text:p>22.2923807643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1.4188170471756">
                <text:p>21.4188170471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0.5641009078774">
                <text:p>20.5641009078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9.7281417723063">
                <text:p>19.7281417723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9108496457031">
                <text:p>18.9108496457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1121351081075">
                <text:p>18.1121351081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7.3319093097763">
                <text:p>17.3319093097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8.9935883524673">
                <text:p>18.99358835246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8.3070298688453">
                <text:p>18.3070298688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7.6339112763824">
                <text:p>17.6339112763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6.974184984571">
                <text:p>16.974184984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16.327803627328">
                <text:p>16.327803627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5.6947200616745">
                <text:p>15.6947200616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.0748873664231">
                <text:p>15.0748873664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4682588408755">
                <text:p>14.4682588408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.8747880035283">
                <text:p>13.8747880035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13.2944285907889">
                <text:p>13.294428590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12.7271345557004">
                <text:p>12.7271345557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14.2271479306364">
                <text:p>14.2271479306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3.7169539042795">
                <text:p>13.7169539042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3.2165205926246">
                <text:p>13.2165205926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2.7258220835416">
                <text:p>12.7258220835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2.2448325565384">
                <text:p>12.2448325565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1.7735262823573">
                <text:p>11.7735262823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.3118776225721">
                <text:p>11.31187762257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.8598610291872">
                <text:p>10.8598610291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10.4174510442402">
                <text:p>10.417451044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9.98462229940424">
                <text:p>9.98462229940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9.56134951559528">
                <text:p>9.56134951559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10.6323210071718">
                <text:p>10.6323210071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0.2533362728292">
                <text:p>10.2533362728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9.88147546939672">
                <text:p>9.88147546939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9.51672445383167">
                <text:p>9.51672445383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.159069120504">
                <text:p>9.1590691205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80849540107261">
                <text:p>8.80849540107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.46498926436198">
                <text:p>8.46498926436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8.12853671624026">
                <text:p>8.128536716240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7.79912379949599">
                <text:p>7.79912379949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7.47673659371719">
                <text:p>7.476736593717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7.16136121517027">
                <text:p>7.161361215170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7.75901910961443">
                <text:p>7.75901910961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7.48379219198068">
                <text:p>7.48379219198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7.21366556281367">
                <text:p>7.21366556281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.94863182896029">
                <text:p>6.94863182896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.68868361154961">
                <text:p>6.688683611549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.43381354595846">
                <text:p>6.433813545958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.1840142817768">
                <text:p>6.1840142817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.93927848277383">
                <text:p>5.939278482773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5.69959882686362">
                <text:p>5.699598826863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.46496800607068">
                <text:p>5.46496800607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.23537872649675">
                <text:p>5.235378726496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5.37316592823083">
                <text:p>5.37316592823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.18334055300551">
                <text:p>5.183340553005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4.99699101079204">
                <text:p>4.99699101079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81411381090362">
                <text:p>4.81411381090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.63470546732549">
                <text:p>4.63470546732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4.4587624987081">
                <text:p>4.4587624987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4.28628142835868">
                <text:p>4.28628142835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4.11725878423371">
                <text:p>4.11725878423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3.95169109893106">
                <text:p>3.95169109893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3.78957490968202">
                <text:p>3.78957490968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3.6309067583442">
                <text:p>3.6309067583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3.33785539911639">
                <text:p>3.337855399116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3.22034292025972">
                <text:p>3.22034292025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10496011244703">
                <text:p>3.10496011244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99170564654975">
                <text:p>2.99170564654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2.88057819454485">
                <text:p>2.88057819454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2.77157642951408">
                <text:p>2.77157642951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2.66469902564239">
                <text:p>2.664699025642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2.55994465821763">
                <text:p>2.559944658217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2.4573120036284">
                <text:p>2.4573120036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2.3567997393632">
                <text:p>2.3567997393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2.25840654401009">
                <text:p>2.25840654401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.566271830755">
                <text:p>1.566271830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51129663106059">
                <text:p>1.511296631060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45730877470248">
                <text:p>1.45730877470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.40430797243545">
                <text:p>1.404307972435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1.35229393512714">
                <text:p>1.352293935127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1.30126637375832">
                <text:p>1.301266373758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1.25122499942231">
                <text:p>1.251224999422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">
                <text:p>90</text:p>
              </table:table-cell>
              <table:table-cell office:value-type="float" office:value="1.20216952332561">
                <text:p>1.202169523325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1.15409965678728">
                <text:p>1.154099656787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">
                <text:p>90</text:p>
              </table:table-cell>
              <table:table-cell office:value-type="float" office:value="1.10701511123878">
                <text:p>1.107015111238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1.06091559822494">
                <text:p>1.060915598224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0.000000000000056843418860808">
                <text:p>0.0000000000000568434188608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